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Ezra SIL" svg:font-family="'Ezra SIL', 'Ezra SIL SR', 'SBL Hebrew', David, 'David Transparent', FrankRuehl, Narkisim, Aharoni, Miriam, 'Miriam Fixed', 'Miriam Transparent', 'Fixed Miriam Transparent', Rod, 'Rod Transparent', Gisha, 'Levenim MT', 'Times New Roman'"/>
    <style:font-face style:name="Mangal1" svg:font-family="Mangal"/>
    <style:font-face style:name="OpenSymbol" svg:font-family="OpenSymbol"/>
    <style:font-face style:name="Times New Roman1" svg:font-family="'Times New Roman', Georgia, 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35" style:family="table">
      <style:table-properties style:width="17cm" table:align="margins" style:writing-mode="lr-tb"/>
    </style:style>
    <style:style style:name="表135.A" style:family="table-column">
      <style:table-column-properties style:column-width="8.5cm" style:rel-column-width="32767*"/>
    </style:style>
    <style:style style:name="表135.B" style:family="table-column">
      <style:table-column-properties style:column-width="8.5cm" style:rel-column-width="32768*"/>
    </style:style>
    <style:style style:name="表13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35.B1" style:family="table-cell">
      <style:table-cell-properties fo:padding="0.097cm" fo:border="0.002cm solid #000000"/>
    </style:style>
    <style:style style:name="表135.A2" style:family="table-cell">
      <style:table-cell-properties fo:padding="0.097cm" fo:border-left="0.002cm solid #000000" fo:border-right="none" fo:border-top="none" fo:border-bottom="0.002cm solid #000000"/>
    </style:style>
    <style:style style:name="表13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 style:writing-mode="lr-tb"/>
    </style:style>
    <style:style style:name="表1.A" style:family="table-column">
      <style:table-column-properties style:column-width="8.5cm" style:rel-column-width="32767*"/>
    </style:style>
    <style:style style:name="表1.B" style:family="table-column">
      <style:table-column-properties style:column-width="8.5cm" style:rel-column-width="32768*"/>
    </style:style>
    <style:style style:name="表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.B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none" fo:border-top="none" fo:border-bottom="0.002cm solid #000000"/>
    </style:style>
    <style:style style:name="表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 style:writing-mode="lr-tb"/>
    </style:style>
    <style:style style:name="表2.A" style:family="table-column">
      <style:table-column-properties style:column-width="8.5cm" style:rel-column-width="32767*"/>
    </style:style>
    <style:style style:name="表2.B" style:family="table-column">
      <style:table-column-properties style:column-width="8.5cm" style:rel-column-width="32768*"/>
    </style:style>
    <style:style style:name="表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B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none" fo:border-top="none" fo:border-bottom="0.002cm solid #000000"/>
    </style:style>
    <style:style style:name="表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8.5cm" style:rel-column-width="32767*"/>
    </style:style>
    <style:style style:name="表4.B" style:family="table-column">
      <style:table-column-properties style:column-width="8.5cm" style:rel-column-width="32768*"/>
    </style:style>
    <style:style style:name="表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.B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none" fo:border-top="none" fo:border-bottom="0.002cm solid #000000"/>
    </style:style>
    <style:style style:name="表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 style:writing-mode="lr-tb"/>
    </style:style>
    <style:style style:name="表5.A" style:family="table-column">
      <style:table-column-properties style:column-width="8.5cm" style:rel-column-width="32767*"/>
    </style:style>
    <style:style style:name="表5.B" style:family="table-column">
      <style:table-column-properties style:column-width="8.5cm" style:rel-column-width="32768*"/>
    </style:style>
    <style:style style:name="表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.B1" style:family="table-cell">
      <style:table-cell-properties fo:padding="0.097cm" fo:border="0.002cm solid #000000"/>
    </style:style>
    <style:style style:name="表5.A2" style:family="table-cell">
      <style:table-cell-properties fo:padding="0.097cm" fo:border-left="0.002cm solid #000000" fo:border-right="none" fo:border-top="none" fo:border-bottom="0.002cm solid #000000"/>
    </style:style>
    <style:style style:name="表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table:align="margins" style:writing-mode="lr-tb"/>
    </style:style>
    <style:style style:name="表6.A" style:family="table-column">
      <style:table-column-properties style:column-width="8.5cm" style:rel-column-width="32767*"/>
    </style:style>
    <style:style style:name="表6.B" style:family="table-column">
      <style:table-column-properties style:column-width="8.5cm" style:rel-column-width="32768*"/>
    </style:style>
    <style:style style:name="表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.B1" style:family="table-cell">
      <style:table-cell-properties fo:padding="0.097cm" fo:border="0.002cm solid #000000"/>
    </style:style>
    <style:style style:name="表6.A2" style:family="table-cell">
      <style:table-cell-properties fo:padding="0.097cm" fo:border-left="0.002cm solid #000000" fo:border-right="none" fo:border-top="none" fo:border-bottom="0.002cm solid #000000"/>
    </style:style>
    <style:style style:name="表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7cm" table:align="margins" style:writing-mode="lr-tb"/>
    </style:style>
    <style:style style:name="表7.A" style:family="table-column">
      <style:table-column-properties style:column-width="8.5cm" style:rel-column-width="32767*"/>
    </style:style>
    <style:style style:name="表7.B" style:family="table-column">
      <style:table-column-properties style:column-width="8.5cm" style:rel-column-width="32768*"/>
    </style:style>
    <style:style style:name="表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.B1" style:family="table-cell">
      <style:table-cell-properties fo:padding="0.097cm" fo:border="0.002cm solid #000000"/>
    </style:style>
    <style:style style:name="表7.A2" style:family="table-cell">
      <style:table-cell-properties fo:padding="0.097cm" fo:border-left="0.002cm solid #000000" fo:border-right="none" fo:border-top="none" fo:border-bottom="0.002cm solid #000000"/>
    </style:style>
    <style:style style:name="表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7cm" table:align="margins" style:writing-mode="lr-tb"/>
    </style:style>
    <style:style style:name="表8.A" style:family="table-column">
      <style:table-column-properties style:column-width="8.5cm" style:rel-column-width="32767*"/>
    </style:style>
    <style:style style:name="表8.B" style:family="table-column">
      <style:table-column-properties style:column-width="8.5cm" style:rel-column-width="32768*"/>
    </style:style>
    <style:style style:name="表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.B1" style:family="table-cell">
      <style:table-cell-properties fo:padding="0.097cm" fo:border="0.002cm solid #000000"/>
    </style:style>
    <style:style style:name="表8.A2" style:family="table-cell">
      <style:table-cell-properties fo:padding="0.097cm" fo:border-left="0.002cm solid #000000" fo:border-right="none" fo:border-top="none" fo:border-bottom="0.002cm solid #000000"/>
    </style:style>
    <style:style style:name="表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" style:family="table">
      <style:table-properties style:width="17cm" table:align="margins" style:writing-mode="lr-tb"/>
    </style:style>
    <style:style style:name="表9.A" style:family="table-column">
      <style:table-column-properties style:column-width="8.5cm" style:rel-column-width="32767*"/>
    </style:style>
    <style:style style:name="表9.B" style:family="table-column">
      <style:table-column-properties style:column-width="8.5cm" style:rel-column-width="32768*"/>
    </style:style>
    <style:style style:name="表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.B1" style:family="table-cell">
      <style:table-cell-properties fo:padding="0.097cm" fo:border="0.002cm solid #000000"/>
    </style:style>
    <style:style style:name="表9.A2" style:family="table-cell">
      <style:table-cell-properties fo:padding="0.097cm" fo:border-left="0.002cm solid #000000" fo:border-right="none" fo:border-top="none" fo:border-bottom="0.002cm solid #000000"/>
    </style:style>
    <style:style style:name="表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" style:family="table">
      <style:table-properties style:width="17cm" table:align="margins" style:writing-mode="lr-tb"/>
    </style:style>
    <style:style style:name="表10.A" style:family="table-column">
      <style:table-column-properties style:column-width="8.5cm" style:rel-column-width="32767*"/>
    </style:style>
    <style:style style:name="表10.B" style:family="table-column">
      <style:table-column-properties style:column-width="8.5cm" style:rel-column-width="32768*"/>
    </style:style>
    <style:style style:name="表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0.B1" style:family="table-cell">
      <style:table-cell-properties fo:padding="0.097cm" fo:border="0.002cm solid #000000"/>
    </style:style>
    <style:style style:name="表10.A2" style:family="table-cell">
      <style:table-cell-properties fo:padding="0.097cm" fo:border-left="0.002cm solid #000000" fo:border-right="none" fo:border-top="none" fo:border-bottom="0.002cm solid #000000"/>
    </style:style>
    <style:style style:name="表1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" style:family="table">
      <style:table-properties style:width="17cm" table:align="margins" style:writing-mode="lr-tb"/>
    </style:style>
    <style:style style:name="表11.A" style:family="table-column">
      <style:table-column-properties style:column-width="8.5cm" style:rel-column-width="32767*"/>
    </style:style>
    <style:style style:name="表11.B" style:family="table-column">
      <style:table-column-properties style:column-width="8.5cm" style:rel-column-width="32768*"/>
    </style:style>
    <style:style style:name="表1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1.B1" style:family="table-cell">
      <style:table-cell-properties fo:padding="0.097cm" fo:border="0.002cm solid #000000"/>
    </style:style>
    <style:style style:name="表11.A2" style:family="table-cell">
      <style:table-cell-properties fo:padding="0.097cm" fo:border-left="0.002cm solid #000000" fo:border-right="none" fo:border-top="none" fo:border-bottom="0.002cm solid #000000"/>
    </style:style>
    <style:style style:name="表1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2" style:family="table">
      <style:table-properties style:width="17cm" table:align="margins" style:writing-mode="lr-tb"/>
    </style:style>
    <style:style style:name="表12.A" style:family="table-column">
      <style:table-column-properties style:column-width="8.5cm" style:rel-column-width="32767*"/>
    </style:style>
    <style:style style:name="表12.B" style:family="table-column">
      <style:table-column-properties style:column-width="8.5cm" style:rel-column-width="32768*"/>
    </style:style>
    <style:style style:name="表1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2.B1" style:family="table-cell">
      <style:table-cell-properties fo:padding="0.097cm" fo:border="0.002cm solid #000000"/>
    </style:style>
    <style:style style:name="表12.A2" style:family="table-cell">
      <style:table-cell-properties fo:padding="0.097cm" fo:border-left="0.002cm solid #000000" fo:border-right="none" fo:border-top="none" fo:border-bottom="0.002cm solid #000000"/>
    </style:style>
    <style:style style:name="表1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" style:family="table">
      <style:table-properties style:width="17cm" table:align="margins" style:writing-mode="lr-tb"/>
    </style:style>
    <style:style style:name="表13.A" style:family="table-column">
      <style:table-column-properties style:column-width="8.5cm" style:rel-column-width="32767*"/>
    </style:style>
    <style:style style:name="表13.B" style:family="table-column">
      <style:table-column-properties style:column-width="8.5cm" style:rel-column-width="32768*"/>
    </style:style>
    <style:style style:name="表1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3.B1" style:family="table-cell">
      <style:table-cell-properties fo:padding="0.097cm" fo:border="0.002cm solid #000000"/>
    </style:style>
    <style:style style:name="表13.A2" style:family="table-cell">
      <style:table-cell-properties fo:padding="0.097cm" fo:border-left="0.002cm solid #000000" fo:border-right="none" fo:border-top="none" fo:border-bottom="0.002cm solid #000000"/>
    </style:style>
    <style:style style:name="表1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" style:family="table">
      <style:table-properties style:width="17cm" table:align="margins" style:writing-mode="lr-tb"/>
    </style:style>
    <style:style style:name="表14.A" style:family="table-column">
      <style:table-column-properties style:column-width="8.5cm" style:rel-column-width="32767*"/>
    </style:style>
    <style:style style:name="表14.B" style:family="table-column">
      <style:table-column-properties style:column-width="8.5cm" style:rel-column-width="32768*"/>
    </style:style>
    <style:style style:name="表1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4.B1" style:family="table-cell">
      <style:table-cell-properties fo:padding="0.097cm" fo:border="0.002cm solid #000000"/>
    </style:style>
    <style:style style:name="表14.A2" style:family="table-cell">
      <style:table-cell-properties fo:padding="0.097cm" fo:border-left="0.002cm solid #000000" fo:border-right="none" fo:border-top="none" fo:border-bottom="0.002cm solid #000000"/>
    </style:style>
    <style:style style:name="表1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7" style:family="table">
      <style:table-properties style:width="17cm" table:align="margins" style:writing-mode="lr-tb"/>
    </style:style>
    <style:style style:name="表17.A" style:family="table-column">
      <style:table-column-properties style:column-width="8.5cm" style:rel-column-width="32767*"/>
    </style:style>
    <style:style style:name="表17.B" style:family="table-column">
      <style:table-column-properties style:column-width="8.5cm" style:rel-column-width="32768*"/>
    </style:style>
    <style:style style:name="表1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7.B1" style:family="table-cell">
      <style:table-cell-properties fo:padding="0.097cm" fo:border="0.002cm solid #000000"/>
    </style:style>
    <style:style style:name="表17.A2" style:family="table-cell">
      <style:table-cell-properties fo:padding="0.097cm" fo:border-left="0.002cm solid #000000" fo:border-right="none" fo:border-top="none" fo:border-bottom="0.002cm solid #000000"/>
    </style:style>
    <style:style style:name="表1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8" style:family="table">
      <style:table-properties style:width="17cm" table:align="margins" style:writing-mode="lr-tb"/>
    </style:style>
    <style:style style:name="表18.A" style:family="table-column">
      <style:table-column-properties style:column-width="8.5cm" style:rel-column-width="32767*"/>
    </style:style>
    <style:style style:name="表18.B" style:family="table-column">
      <style:table-column-properties style:column-width="8.5cm" style:rel-column-width="32768*"/>
    </style:style>
    <style:style style:name="表1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8.B1" style:family="table-cell">
      <style:table-cell-properties fo:padding="0.097cm" fo:border="0.002cm solid #000000"/>
    </style:style>
    <style:style style:name="表18.A2" style:family="table-cell">
      <style:table-cell-properties fo:padding="0.097cm" fo:border-left="0.002cm solid #000000" fo:border-right="none" fo:border-top="none" fo:border-bottom="0.002cm solid #000000"/>
    </style:style>
    <style:style style:name="表1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9" style:family="table">
      <style:table-properties style:width="17cm" table:align="margins" style:writing-mode="lr-tb"/>
    </style:style>
    <style:style style:name="表19.A" style:family="table-column">
      <style:table-column-properties style:column-width="8.5cm" style:rel-column-width="32767*"/>
    </style:style>
    <style:style style:name="表19.B" style:family="table-column">
      <style:table-column-properties style:column-width="8.5cm" style:rel-column-width="32768*"/>
    </style:style>
    <style:style style:name="表1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9.B1" style:family="table-cell">
      <style:table-cell-properties fo:padding="0.097cm" fo:border="0.002cm solid #000000"/>
    </style:style>
    <style:style style:name="表19.A2" style:family="table-cell">
      <style:table-cell-properties fo:padding="0.097cm" fo:border-left="0.002cm solid #000000" fo:border-right="none" fo:border-top="none" fo:border-bottom="0.002cm solid #000000"/>
    </style:style>
    <style:style style:name="表1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0" style:family="table">
      <style:table-properties style:width="17cm" table:align="margins" style:writing-mode="lr-tb"/>
    </style:style>
    <style:style style:name="表20.A" style:family="table-column">
      <style:table-column-properties style:column-width="8.5cm" style:rel-column-width="32767*"/>
    </style:style>
    <style:style style:name="表20.B" style:family="table-column">
      <style:table-column-properties style:column-width="8.5cm" style:rel-column-width="32768*"/>
    </style:style>
    <style:style style:name="表2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0.B1" style:family="table-cell">
      <style:table-cell-properties fo:padding="0.097cm" fo:border="0.002cm solid #000000"/>
    </style:style>
    <style:style style:name="表20.A2" style:family="table-cell">
      <style:table-cell-properties fo:padding="0.097cm" fo:border-left="0.002cm solid #000000" fo:border-right="none" fo:border-top="none" fo:border-bottom="0.002cm solid #000000"/>
    </style:style>
    <style:style style:name="表2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1" style:family="table">
      <style:table-properties style:width="17cm" table:align="margins" style:writing-mode="lr-tb"/>
    </style:style>
    <style:style style:name="表21.A" style:family="table-column">
      <style:table-column-properties style:column-width="8.5cm" style:rel-column-width="32767*"/>
    </style:style>
    <style:style style:name="表21.B" style:family="table-column">
      <style:table-column-properties style:column-width="8.5cm" style:rel-column-width="32768*"/>
    </style:style>
    <style:style style:name="表2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1.B1" style:family="table-cell">
      <style:table-cell-properties fo:padding="0.097cm" fo:border="0.002cm solid #000000"/>
    </style:style>
    <style:style style:name="表21.A2" style:family="table-cell">
      <style:table-cell-properties fo:padding="0.097cm" fo:border-left="0.002cm solid #000000" fo:border-right="none" fo:border-top="none" fo:border-bottom="0.002cm solid #000000"/>
    </style:style>
    <style:style style:name="表2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2" style:family="table">
      <style:table-properties style:width="17cm" table:align="margins" style:writing-mode="lr-tb"/>
    </style:style>
    <style:style style:name="表22.A" style:family="table-column">
      <style:table-column-properties style:column-width="8.5cm" style:rel-column-width="32767*"/>
    </style:style>
    <style:style style:name="表22.B" style:family="table-column">
      <style:table-column-properties style:column-width="8.5cm" style:rel-column-width="32768*"/>
    </style:style>
    <style:style style:name="表2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2.B1" style:family="table-cell">
      <style:table-cell-properties fo:padding="0.097cm" fo:border="0.002cm solid #000000"/>
    </style:style>
    <style:style style:name="表22.A2" style:family="table-cell">
      <style:table-cell-properties fo:padding="0.097cm" fo:border-left="0.002cm solid #000000" fo:border-right="none" fo:border-top="none" fo:border-bottom="0.002cm solid #000000"/>
    </style:style>
    <style:style style:name="表2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" style:family="table">
      <style:table-properties style:width="17cm" table:align="margins" style:writing-mode="lr-tb"/>
    </style:style>
    <style:style style:name="表23.A" style:family="table-column">
      <style:table-column-properties style:column-width="8.5cm" style:rel-column-width="32767*"/>
    </style:style>
    <style:style style:name="表23.B" style:family="table-column">
      <style:table-column-properties style:column-width="8.5cm" style:rel-column-width="32768*"/>
    </style:style>
    <style:style style:name="表2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3.B1" style:family="table-cell">
      <style:table-cell-properties fo:padding="0.097cm" fo:border="0.002cm solid #000000"/>
    </style:style>
    <style:style style:name="表23.A2" style:family="table-cell">
      <style:table-cell-properties fo:padding="0.097cm" fo:border-left="0.002cm solid #000000" fo:border-right="none" fo:border-top="none" fo:border-bottom="0.002cm solid #000000"/>
    </style:style>
    <style:style style:name="表2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4" style:family="table">
      <style:table-properties style:width="17cm" table:align="margins" style:writing-mode="lr-tb"/>
    </style:style>
    <style:style style:name="表24.A" style:family="table-column">
      <style:table-column-properties style:column-width="8.5cm" style:rel-column-width="32767*"/>
    </style:style>
    <style:style style:name="表24.B" style:family="table-column">
      <style:table-column-properties style:column-width="8.5cm" style:rel-column-width="32768*"/>
    </style:style>
    <style:style style:name="表2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4.B1" style:family="table-cell">
      <style:table-cell-properties fo:padding="0.097cm" fo:border="0.002cm solid #000000"/>
    </style:style>
    <style:style style:name="表24.A2" style:family="table-cell">
      <style:table-cell-properties fo:padding="0.097cm" fo:border-left="0.002cm solid #000000" fo:border-right="none" fo:border-top="none" fo:border-bottom="0.002cm solid #000000"/>
    </style:style>
    <style:style style:name="表2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5" style:family="table">
      <style:table-properties style:width="17cm" table:align="margins" style:writing-mode="lr-tb"/>
    </style:style>
    <style:style style:name="表25.A" style:family="table-column">
      <style:table-column-properties style:column-width="8.5cm" style:rel-column-width="32767*"/>
    </style:style>
    <style:style style:name="表25.B" style:family="table-column">
      <style:table-column-properties style:column-width="8.5cm" style:rel-column-width="32768*"/>
    </style:style>
    <style:style style:name="表2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5.B1" style:family="table-cell">
      <style:table-cell-properties fo:padding="0.097cm" fo:border="0.002cm solid #000000"/>
    </style:style>
    <style:style style:name="表25.A2" style:family="table-cell">
      <style:table-cell-properties fo:padding="0.097cm" fo:border-left="0.002cm solid #000000" fo:border-right="none" fo:border-top="none" fo:border-bottom="0.002cm solid #000000"/>
    </style:style>
    <style:style style:name="表2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6" style:family="table">
      <style:table-properties style:width="17cm" table:align="margins" style:writing-mode="lr-tb"/>
    </style:style>
    <style:style style:name="表26.A" style:family="table-column">
      <style:table-column-properties style:column-width="8.5cm" style:rel-column-width="32767*"/>
    </style:style>
    <style:style style:name="表26.B" style:family="table-column">
      <style:table-column-properties style:column-width="8.5cm" style:rel-column-width="32768*"/>
    </style:style>
    <style:style style:name="表2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6.B1" style:family="table-cell">
      <style:table-cell-properties fo:padding="0.097cm" fo:border="0.002cm solid #000000"/>
    </style:style>
    <style:style style:name="表26.A2" style:family="table-cell">
      <style:table-cell-properties fo:padding="0.097cm" fo:border-left="0.002cm solid #000000" fo:border-right="none" fo:border-top="none" fo:border-bottom="0.002cm solid #000000"/>
    </style:style>
    <style:style style:name="表2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" style:family="table">
      <style:table-properties style:width="17cm" table:align="margins" style:writing-mode="lr-tb"/>
    </style:style>
    <style:style style:name="表27.A" style:family="table-column">
      <style:table-column-properties style:column-width="8.5cm" style:rel-column-width="32767*"/>
    </style:style>
    <style:style style:name="表27.B" style:family="table-column">
      <style:table-column-properties style:column-width="8.5cm" style:rel-column-width="32768*"/>
    </style:style>
    <style:style style:name="表2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7.B1" style:family="table-cell">
      <style:table-cell-properties fo:padding="0.097cm" fo:border="0.002cm solid #000000"/>
    </style:style>
    <style:style style:name="表27.A2" style:family="table-cell">
      <style:table-cell-properties fo:padding="0.097cm" fo:border-left="0.002cm solid #000000" fo:border-right="none" fo:border-top="none" fo:border-bottom="0.002cm solid #000000"/>
    </style:style>
    <style:style style:name="表2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8" style:family="table">
      <style:table-properties style:width="17cm" table:align="margins" style:writing-mode="lr-tb"/>
    </style:style>
    <style:style style:name="表28.A" style:family="table-column">
      <style:table-column-properties style:column-width="8.5cm" style:rel-column-width="32767*"/>
    </style:style>
    <style:style style:name="表28.B" style:family="table-column">
      <style:table-column-properties style:column-width="8.5cm" style:rel-column-width="32768*"/>
    </style:style>
    <style:style style:name="表2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8.B1" style:family="table-cell">
      <style:table-cell-properties fo:padding="0.097cm" fo:border="0.002cm solid #000000"/>
    </style:style>
    <style:style style:name="表28.A2" style:family="table-cell">
      <style:table-cell-properties fo:padding="0.097cm" fo:border-left="0.002cm solid #000000" fo:border-right="none" fo:border-top="none" fo:border-bottom="0.002cm solid #000000"/>
    </style:style>
    <style:style style:name="表2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9" style:family="table">
      <style:table-properties style:width="17cm" table:align="margins" style:writing-mode="lr-tb"/>
    </style:style>
    <style:style style:name="表29.A" style:family="table-column">
      <style:table-column-properties style:column-width="8.5cm" style:rel-column-width="32767*"/>
    </style:style>
    <style:style style:name="表29.B" style:family="table-column">
      <style:table-column-properties style:column-width="8.5cm" style:rel-column-width="32768*"/>
    </style:style>
    <style:style style:name="表2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9.B1" style:family="table-cell">
      <style:table-cell-properties fo:padding="0.097cm" fo:border="0.002cm solid #000000"/>
    </style:style>
    <style:style style:name="表29.A2" style:family="table-cell">
      <style:table-cell-properties fo:padding="0.097cm" fo:border-left="0.002cm solid #000000" fo:border-right="none" fo:border-top="none" fo:border-bottom="0.002cm solid #000000"/>
    </style:style>
    <style:style style:name="表2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0" style:family="table">
      <style:table-properties style:width="17cm" table:align="margins" style:writing-mode="lr-tb"/>
    </style:style>
    <style:style style:name="表30.A" style:family="table-column">
      <style:table-column-properties style:column-width="8.5cm" style:rel-column-width="32767*"/>
    </style:style>
    <style:style style:name="表30.B" style:family="table-column">
      <style:table-column-properties style:column-width="8.5cm" style:rel-column-width="32768*"/>
    </style:style>
    <style:style style:name="表3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0.B1" style:family="table-cell">
      <style:table-cell-properties fo:padding="0.097cm" fo:border="0.002cm solid #000000"/>
    </style:style>
    <style:style style:name="表49" style:family="table">
      <style:table-properties style:width="17cm" table:align="margins" style:writing-mode="lr-tb"/>
    </style:style>
    <style:style style:name="表49.A" style:family="table-column">
      <style:table-column-properties style:column-width="8.5cm" style:rel-column-width="32767*"/>
    </style:style>
    <style:style style:name="表49.B" style:family="table-column">
      <style:table-column-properties style:column-width="8.5cm" style:rel-column-width="32768*"/>
    </style:style>
    <style:style style:name="表4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9.B1" style:family="table-cell">
      <style:table-cell-properties fo:padding="0.097cm" fo:border="0.002cm solid #000000"/>
    </style:style>
    <style:style style:name="表15" style:family="table">
      <style:table-properties style:width="17cm" table:align="margins" style:writing-mode="lr-tb"/>
    </style:style>
    <style:style style:name="表15.A" style:family="table-column">
      <style:table-column-properties style:column-width="17cm" style:rel-column-width="65535*"/>
    </style:style>
    <style:style style:name="表15.A1" style:family="table-cell">
      <style:table-cell-properties fo:padding="0.097cm" fo:border="0.002cm solid #000000"/>
    </style:style>
    <style:style style:name="表1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" style:family="table">
      <style:table-properties style:width="17cm" table:align="margins" style:writing-mode="lr-tb"/>
    </style:style>
    <style:style style:name="表16.A" style:family="table-column">
      <style:table-column-properties style:column-width="17cm" style:rel-column-width="65535*"/>
    </style:style>
    <style:style style:name="表16.A1" style:family="table-cell">
      <style:table-cell-properties fo:padding="0.097cm" fo:border="0.002cm solid #000000"/>
    </style:style>
    <style:style style:name="表1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0" style:family="table">
      <style:table-properties style:width="17cm" table:align="margins" style:writing-mode="lr-tb"/>
    </style:style>
    <style:style style:name="表50.A" style:family="table-column">
      <style:table-column-properties style:column-width="17cm" style:rel-column-width="65535*"/>
    </style:style>
    <style:style style:name="表50.A1" style:family="table-cell">
      <style:table-cell-properties fo:padding="0.097cm" fo:border="0.002cm solid #000000"/>
    </style:style>
    <style:style style:name="表5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6" style:family="table">
      <style:table-properties style:width="16.187cm" table:align="right" style:writing-mode="lr-tb"/>
    </style:style>
    <style:style style:name="表236.A" style:family="table-column">
      <style:table-column-properties style:column-width="0.746cm"/>
    </style:style>
    <style:style style:name="表236.B" style:family="table-column">
      <style:table-column-properties style:column-width="3.415cm"/>
    </style:style>
    <style:style style:name="表236.C" style:family="table-column">
      <style:table-column-properties style:column-width="12.026cm"/>
    </style:style>
    <style:style style:name="表23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36.C1" style:family="table-cell">
      <style:table-cell-properties fo:padding="0.097cm" fo:border="0.002cm solid #000000"/>
    </style:style>
    <style:style style:name="表236.A2" style:family="table-cell">
      <style:table-cell-properties fo:padding="0.097cm" fo:border-left="0.002cm solid #000000" fo:border-right="none" fo:border-top="none" fo:border-bottom="0.002cm solid #000000"/>
    </style:style>
    <style:style style:name="表23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6" style:family="table">
      <style:table-properties style:width="17cm" table:align="margins"/>
    </style:style>
    <style:style style:name="表276.A" style:family="table-column">
      <style:table-column-properties style:column-width="17cm" style:rel-column-width="65535*"/>
    </style:style>
    <style:style style:name="表276.A1" style:family="table-cell">
      <style:table-cell-properties fo:padding="0.097cm" fo:border="0.002cm solid #000000"/>
    </style:style>
    <style:style style:name="表27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margin-top="0cm" fo:margin-bottom="0cm" fo:line-height="138%" fo:padding="0.074cm" fo:border-left="none" fo:border-right="none" fo:border-top="none" fo:border-bottom="0.002cm solid #000000" style:writing-mode="lr-tb" style:join-border="false"/>
      <style:text-properties fo:font-variant="normal" fo:text-transform="none" fo:color="#3c78d8" style:text-line-through-style="none" style:font-name="Arial1" fo:font-size="24pt" fo:font-style="normal" style:text-underline-style="none" fo:font-weight="normal" style:text-blinking="false" fo:background-color="#ffff99" style:font-size-asian="24pt" style:font-weight-asian="normal" style:font-name-complex="Arial" style:font-size-complex="24pt" style:font-weight-complex="normal"/>
    </style:style>
    <style:style style:name="P2" style:family="paragraph" style:parent-style-name="Text_20_body">
      <style:paragraph-properties fo:margin-top="0cm" fo:margin-bottom="0cm" fo:line-height="138%" fo:padding="0.074cm" fo:border-left="none" fo:border-right="none" fo:border-top="none" fo:border-bottom="0.002cm solid #000000" style:writing-mode="lr-tb" style:join-border="false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/>
    </style:style>
    <style:style style:name="P3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fo:font-variant="normal" fo:text-transform="none" fo:color="#3333ff" style:text-line-through-style="none" style:font-name="Arial" fo:font-size="28pt" fo:font-style="normal" style:text-underline-style="none" fo:font-weight="normal" style:text-blinking="false" fo:background-color="#ffff66" style:font-size-asian="28pt" style:font-size-complex="28pt"/>
    </style:style>
    <style:style style:name="P4" style:family="paragraph" style:parent-style-name="Text_20_body">
      <style:paragraph-properties fo:padding="0.074cm" fo:border-left="none" fo:border-right="none" fo:border-top="none" fo:border-bottom="0.002cm solid #000000" style:join-border="false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/>
    </style:style>
    <style:style style:name="P5" style:family="paragraph" style:parent-style-name="Standard">
      <style:paragraph-properties fo:padding="0.074cm" fo:border-left="none" fo:border-right="none" fo:border-top="none" fo:border-bottom="0.002cm solid #000000" style:join-border="false"/>
    </style:style>
    <style:style style:name="P6" style:family="paragraph" style:parent-style-name="Standard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7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bold" style:text-blinking="false" fo:background-color="transparent"/>
    </style:style>
    <style:style style:name="P8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#ffe599"/>
    </style:style>
    <style:style style:name="P9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transparent"/>
    </style:style>
    <style:style style:name="P10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11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1" fo:font-size="17pt" fo:font-style="normal" style:text-underline-style="none" fo:font-weight="normal" style:text-blinking="false" fo:background-color="transparent"/>
    </style:style>
    <style:style style:name="P12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1" fo:font-size="16pt" fo:font-style="normal" style:text-underline-style="none" fo:font-weight="normal" style:text-blinking="false" fo:background-color="transparent"/>
    </style:style>
    <style:style style:name="P13" style:family="paragraph" style:parent-style-name="Text_20_body">
      <style:paragraph-properties fo:margin-top="0cm" fo:margin-bottom="0cm" fo:line-height="138%" style:writing-mode="lr-tb"/>
      <style:text-properties fo:font-weight="normal"/>
    </style:style>
    <style:style style:name="P14" style:family="paragraph" style:parent-style-name="Text_20_body">
      <style:paragraph-properties fo:margin-top="0cm" fo:margin-bottom="0cm" fo:line-height="138%" style:writing-mode="lr-tb"/>
      <style:text-properties fo:font-weight="bold"/>
    </style:style>
    <style:style style:name="P15" style:family="paragraph" style:parent-style-name="Text_20_body">
      <style:paragraph-properties fo:margin-top="0cm" fo:margin-bottom="0cm" fo:line-height="138%" style:writing-mode="lr-tb"/>
    </style:style>
    <style:style style:name="P16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fo:color="#3333ff" style:font-name="Arial" fo:font-size="28pt" style:text-underline-style="solid" style:text-underline-width="auto" style:text-underline-color="font-color" fo:background-color="#ffff66" style:font-size-asian="28pt" style:font-size-complex="28pt"/>
    </style:style>
    <style:style style:name="P17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18" style:family="paragraph" style:parent-style-name="Table_20_Contents">
      <style:text-properties style:font-name="Arial1" fo:font-size="14pt"/>
    </style:style>
    <style:style style:name="P19" style:family="paragraph" style:parent-style-name="Table_20_Contents">
      <style:paragraph-properties fo:text-align="start" style:justify-single-word="false"/>
      <style:text-properties style:font-name="Arial1" fo:font-size="15pt" style:font-size-asian="15pt" style:font-size-complex="15pt"/>
    </style:style>
    <style:style style:name="P20" style:family="paragraph" style:parent-style-name="Table_20_Contents">
      <style:text-properties fo:font-size="14pt" style:font-size-asian="14pt" style:font-size-complex="14pt"/>
    </style:style>
    <style:style style:name="P21" style:family="paragraph" style:parent-style-name="Text_20_body"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transparent"/>
    </style:style>
    <style:style style:name="P22" style:family="paragraph" style:parent-style-name="Text_20_body">
      <style:text-properties fo:font-variant="normal" fo:text-transform="none" fo:color="#3333ff" style:text-line-through-style="none" style:font-name="Arial" fo:font-size="26pt" fo:font-style="normal" style:text-underline-style="none" fo:font-weight="normal" style:text-blinking="false" fo:background-color="#ffff66" style:font-size-asian="26pt" style:font-size-complex="26pt"/>
    </style:style>
    <style:style style:name="P23" style:family="paragraph" style:parent-style-name="Text_20_body">
      <style:text-properties fo:font-variant="normal" fo:text-transform="none" fo:color="#3333ff" style:text-line-through-style="none" style:font-name="Arial" fo:font-size="26pt" fo:font-style="normal" style:text-underline-style="none" fo:font-weight="normal" style:text-blinking="false" fo:background-color="#ffff66" style:font-size-asian="26pt" style:font-weight-asian="bold" style:font-size-complex="26pt" style:font-weight-complex="bold"/>
    </style:style>
    <style:style style:name="P24" style:family="paragraph" style:parent-style-name="Text_20_body">
      <style:text-properties fo:font-variant="normal" fo:text-transform="none" fo:color="#3333ff" style:text-line-through-style="none" style:font-name="Arial" fo:font-size="26pt" fo:font-style="normal" style:text-underline-style="none" fo:font-weight="normal" style:text-blinking="false" fo:background-color="#ffff66" style:font-size-asian="26pt" style:font-weight-asian="bold" style:font-name-complex="Arial" style:font-size-complex="26pt" style:font-weight-complex="bold"/>
    </style:style>
    <style:style style:name="P25" style:family="paragraph" style:parent-style-name="Text_20_body">
      <style:text-properties style:text-underline-style="solid" style:text-underline-width="auto" style:text-underline-color="font-color"/>
    </style:style>
    <style:style style:name="P26" style:family="paragraph" style:parent-style-name="Text_20_body">
      <style:text-properties fo:color="#3333ff" style:font-name="Arial" fo:font-size="26pt" fo:background-color="#ffff66" style:font-size-asian="26pt" style:font-size-complex="26pt"/>
    </style:style>
    <style:style style:name="P27" style:family="paragraph" style:parent-style-name="Standard">
      <style:text-properties fo:font-size="28pt" fo:font-weight="normal" fo:background-color="#ccff99" style:font-size-asian="28pt" style:font-weight-asian="normal" style:font-name-complex="Arial" style:font-size-complex="28pt" style:font-weight-complex="normal"/>
    </style:style>
    <style:style style:name="P28" style:family="paragraph" style:parent-style-name="Standard">
      <style:text-properties style:font-name="Arial" fo:font-size="16pt" fo:font-weight="normal" fo:background-color="#ffff00" style:font-size-asian="16pt" style:font-weight-asian="normal" style:font-name-complex="Arial" style:font-size-complex="16pt" style:font-weight-complex="normal"/>
    </style:style>
    <style:style style:name="P29" style:family="paragraph" style:parent-style-name="Standard">
      <style:text-properties style:font-name="Arial" fo:font-size="16pt" fo:font-weight="normal" fo:background-color="#ffff00" style:font-size-asian="16pt" style:language-asian="ja" style:country-asian="JP" style:font-weight-asian="normal" style:font-name-complex="Arial" style:font-size-complex="16pt" style:font-weight-complex="normal"/>
    </style:style>
    <style:style style:name="P30" style:family="paragraph" style:parent-style-name="Standard">
      <style:text-properties style:font-name="Arial" fo:font-size="18pt" fo:font-weight="normal" fo:background-color="#ffff00" style:font-size-asian="18pt" style:font-weight-asian="normal" style:font-name-complex="Arial" style:font-size-complex="18pt" style:font-weight-complex="normal"/>
    </style:style>
    <style:style style:name="P31" style:family="paragraph" style:parent-style-name="Standard">
      <style:text-properties fo:font-size="26pt" fo:font-weight="normal" fo:background-color="#ccff99" style:font-size-asian="26pt" style:font-weight-asian="normal" style:font-name-complex="Arial" style:font-size-complex="26pt" style:font-weight-complex="normal"/>
    </style:style>
    <style:style style:name="P32" style:family="paragraph" style:parent-style-name="Standard">
      <style:text-properties fo:font-variant="normal" fo:text-transform="none" fo:color="#000000" style:text-line-through-style="none" fo:font-size="26pt" fo:letter-spacing="normal" style:text-underline-style="none" fo:font-weight="normal" style:text-blinking="false" fo:background-color="#d3ec9e" style:font-size-asian="26pt" style:font-weight-asian="normal" style:font-name-complex="Ezra SIL" style:font-size-complex="26pt" style:font-style-complex="normal" style:font-weight-complex="normal"/>
    </style:style>
    <style:style style:name="P33" style:family="paragraph" style:parent-style-name="Standard">
      <style:paragraph-properties fo:background-color="#ccffff">
        <style:background-image/>
      </style:paragraph-properties>
      <style:text-properties fo:font-size="22pt" fo:font-weight="normal" fo:background-color="#99ffff" style:font-size-asian="22pt" style:font-weight-asian="normal" style:font-name-complex="Arial" style:font-size-complex="22pt" style:font-weight-complex="normal"/>
    </style:style>
    <style:style style:name="P34" style:family="paragraph" style:parent-style-name="Standard">
      <style:paragraph-properties fo:background-color="#ccffff">
        <style:background-image/>
      </style:paragraph-properties>
      <style:text-properties fo:font-size="20pt" fo:font-weight="normal" fo:background-color="#99ffff" style:font-size-asian="20pt" style:font-weight-asian="normal" style:font-name-complex="Arial" style:font-size-complex="20pt" style:font-weight-complex="normal"/>
    </style:style>
    <style:style style:name="P35" style:family="paragraph" style:parent-style-name="Text_20_body">
      <style:text-properties fo:font-variant="normal" fo:text-transform="none" fo:color="#3333ff" style:text-line-through-style="none" style:font-name="Arial" fo:font-size="26pt" fo:font-style="normal" style:text-underline-style="none" fo:font-weight="normal" style:text-blinking="false" fo:background-color="#ffff66" style:font-size-asian="26pt" style:font-weight-asian="bold" style:font-name-complex="Arial" style:font-size-complex="26pt" style:font-weight-complex="bold"/>
    </style:style>
    <style:style style:name="P36" style:family="paragraph" style:parent-style-name="Text_20_body" style:list-style-name="L2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37" style:family="paragraph" style:parent-style-name="Text_20_body">
      <style:paragraph-properties fo:margin-top="0cm" fo:margin-bottom="0cm" fo:line-height="138%" fo:padding="0.074cm" fo:border-left="none" fo:border-right="none" fo:border-top="none" fo:border-bottom="0.002cm solid #000000" style:writing-mode="lr-tb" style:join-border="false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/>
    </style:style>
    <style:style style:name="P38" style:family="paragraph" style:parent-style-name="Text_20_body">
      <style:paragraph-properties fo:margin-top="0cm" fo:margin-bottom="0cm" fo:line-height="138%" fo:padding="0.074cm" fo:border-left="none" fo:border-right="none" fo:border-top="none" fo:border-bottom="0.002cm solid #000000" style:writing-mode="lr-tb" style:join-border="false"/>
      <style:text-properties fo:font-variant="normal" fo:text-transform="none" fo:color="#3c78d8" style:text-line-through-style="none" style:font-name="Arial1" fo:font-size="24pt" fo:font-style="normal" style:text-underline-style="none" fo:font-weight="normal" style:text-blinking="false" fo:background-color="#ffff99" style:font-size-asian="24pt" style:font-weight-asian="normal" style:font-name-complex="Arial" style:font-size-complex="24pt" style:font-weight-complex="normal"/>
    </style:style>
    <style:style style:name="P39" style:family="paragraph" style:parent-style-name="Text_20_body">
      <style:paragraph-properties fo:padding="0.074cm" fo:border-left="none" fo:border-right="none" fo:border-top="none" fo:border-bottom="0.002cm solid #000000" style:join-border="false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/>
    </style:style>
    <style:style style:name="P40" style:family="paragraph" style:parent-style-name="Standard" style:list-style-name="L1">
      <style:text-properties style:font-name="Arial" fo:font-size="16pt" style:font-size-asian="16pt" style:font-size-complex="16pt"/>
    </style:style>
    <style:style style:name="P41" style:family="paragraph" style:parent-style-name="Standard">
      <style:text-properties style:font-name="Arial" fo:font-size="16pt" fo:font-weight="normal" fo:background-color="#ffff00" style:font-size-asian="16pt" style:font-weight-asian="normal" style:font-name-complex="Arial" style:font-size-complex="16pt" style:font-weight-complex="normal"/>
    </style:style>
    <style:style style:name="P42" style:family="paragraph" style:parent-style-name="Standard">
      <style:text-properties fo:font-size="28pt" fo:font-weight="normal" fo:background-color="#ccff99" style:font-size-asian="28pt" style:font-weight-asian="normal" style:font-name-complex="Arial" style:font-size-complex="28pt" style:font-weight-complex="normal"/>
    </style:style>
    <style:style style:name="P43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/>
    </style:style>
    <style:style style:name="P44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fo:font-variant="normal" fo:text-transform="none" fo:color="#3333ff" style:text-line-through-style="none" style:font-name="Arial" fo:font-size="28pt" fo:font-style="normal" style:text-underline-style="none" fo:font-weight="normal" style:text-blinking="false" fo:background-color="#ffff66" style:font-size-asian="28pt" style:font-size-complex="28pt"/>
    </style:style>
    <style:style style:name="P45" style:family="paragraph" style:parent-style-name="Standard">
      <style:paragraph-properties fo:padding="0.074cm" fo:border-left="none" fo:border-right="none" fo:border-top="none" fo:border-bottom="0.002cm solid #000000" style:join-border="false"/>
    </style:style>
    <style:style style:name="P46" style:family="paragraph" style:parent-style-name="Standard">
      <style:paragraph-properties fo:background-color="#ccffff">
        <style:background-image/>
      </style:paragraph-properties>
      <style:text-properties fo:font-size="20pt" fo:font-weight="normal" fo:background-color="#99ffff" style:font-size-asian="20pt" style:font-weight-asian="normal" style:font-name-complex="Arial" style:font-size-complex="20pt" style:font-weight-complex="normal"/>
    </style:style>
    <style:style style:name="T1" style:family="text">
      <style:text-properties fo:font-variant="normal" fo:text-transform="none" fo:color="#000000" style:text-line-through-style="none" style:font-name="Arial1" fo:font-size="16pt" fo:font-style="normal" style:text-underline-style="none" fo:font-weight="bold" style:text-blinking="false" fo:background-color="transparent"/>
    </style:style>
    <style:style style:name="T2" style:family="text">
      <style:text-properties fo:font-variant="normal" fo:text-transform="none" fo:color="#000000" style:text-line-through-style="none" style:font-name="Arial1" fo:font-size="16pt" fo:font-style="normal" style:text-underline-style="none" fo:font-weight="bold" style:text-blinking="false" fo:background-color="#cfe2f3"/>
    </style:style>
    <style:style style:name="T3" style:family="text">
      <style:text-properties fo:font-variant="normal" fo:text-transform="none" fo:color="#000000" style:text-line-through-style="none" style:font-name="Arial1" fo:font-size="16pt" fo:font-style="normal" style:text-underline-style="none" style:text-blinking="false" fo:background-color="transparent"/>
    </style:style>
    <style:style style:name="T4" style:family="text">
      <style:text-properties fo:font-variant="normal" fo:text-transform="none" fo:color="#000000" style:text-line-through-style="none" style:font-name="Arial1" fo:font-size="16pt" fo:font-style="normal" style:text-underline-style="none" style:text-blinking="false" fo:background-color="#ffe599"/>
    </style:style>
    <style:style style:name="T5" style:family="text"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#ffe599"/>
    </style:style>
    <style:style style:name="T6" style:family="text">
      <style:text-properties fo:font-variant="normal" fo:text-transform="none" fo:color="#000000" style:text-line-through-style="none" fo:font-size="26pt" fo:letter-spacing="normal" style:text-underline-style="none" style:text-blinking="false" fo:background-color="#ffc0cb" style:font-size-asian="26pt" style:font-name-complex="Ezra SIL" style:font-size-complex="26pt" style:font-style-complex="normal"/>
    </style:style>
    <style:style style:name="T7" style:family="text">
      <style:text-properties fo:font-variant="normal" fo:text-transform="none" fo:color="#000000" style:text-line-through-style="none" fo:font-size="26pt" fo:letter-spacing="normal" style:text-underline-style="none" style:text-blinking="false" fo:background-color="#d3ec9e" style:font-size-asian="26pt" style:font-name-complex="Ezra SIL" style:font-size-complex="26pt" style:font-style-complex="normal"/>
    </style:style>
    <style:style style:name="T8" style:family="text">
      <style:text-properties fo:font-variant="normal" fo:text-transform="none" fo:color="#000000" style:text-line-through-style="none" fo:font-size="26pt" fo:letter-spacing="normal" style:text-underline-style="none" style:text-blinking="false" fo:background-color="#d3ec9e" style:font-size-asian="26pt" style:font-size-complex="26pt"/>
    </style:style>
    <style:style style:name="T9" style:family="text">
      <style:text-properties fo:font-variant="normal" fo:text-transform="none" fo:color="#000000" style:text-line-through-style="none" fo:font-size="26pt" fo:letter-spacing="normal" style:text-underline-style="none" style:text-blinking="false" fo:background-color="#ffff00" style:font-size-asian="26pt" style:font-name-complex="Ezra SIL" style:font-size-complex="26pt" style:font-style-complex="normal"/>
    </style:style>
    <style:style style:name="T10" style:family="text">
      <style:text-properties fo:font-variant="normal" fo:text-transform="none" fo:color="#000000" style:text-line-through-style="none" fo:font-size="26pt" fo:letter-spacing="normal" style:text-underline-style="none" style:text-blinking="false" fo:background-color="#ffff00" style:font-size-asian="26pt" style:font-size-complex="26pt"/>
    </style:style>
    <style:style style:name="T11" style:family="text">
      <style:text-properties fo:font-variant="normal" fo:text-transform="none" fo:color="#000000" style:font-name="Times New Roman1" fo:font-size="26pt" fo:letter-spacing="normal" fo:font-style="normal" style:font-size-asian="26pt" style:font-size-complex="26pt"/>
    </style:style>
    <style:style style:name="T12" style:family="text">
      <style:text-properties fo:font-variant="normal" fo:text-transform="none" fo:color="#000000" fo:font-size="26pt" fo:letter-spacing="normal" style:font-size-asian="26pt" style:font-size-complex="26pt"/>
    </style:style>
    <style:style style:name="T13" style:family="text">
      <style:text-properties fo:font-variant="normal" fo:text-transform="none" fo:color="#000000" fo:font-size="26pt" fo:letter-spacing="normal" style:font-size-asian="26pt" style:font-name-complex="Times New Roman1" style:font-size-complex="26pt" style:font-style-complex="normal"/>
    </style:style>
    <style:style style:name="T14" style:family="text">
      <style:text-properties fo:font-variant="normal" fo:text-transform="none" fo:color="#ffffff" style:text-line-through-style="none" fo:font-size="26pt" fo:letter-spacing="normal" style:text-underline-style="none" style:text-blinking="false" fo:background-color="#645932" style:font-size-asian="26pt" style:font-name-complex="Ezra SIL" style:font-size-complex="26pt" style:font-style-complex="normal"/>
    </style:style>
    <style:style style:name="T15" style:family="text">
      <style:text-properties fo:font-weight="normal" fo:background-color="#ffe599"/>
    </style:style>
    <style:style style:name="T16" style:family="text">
      <style:text-properties style:language-asian="ja" style:country-asian="JP"/>
    </style:style>
    <style:style style:name="T17" style:family="text">
      <style:text-properties style:text-position="super 58%"/>
    </style:style>
    <style:style style:name="T18" style:family="text">
      <style:text-properties fo:font-size="26pt" style:font-size-asian="26pt" style:font-size-complex="26pt"/>
    </style:style>
    <style:style style:name="T19" style:family="text">
      <style:text-properties fo:background-color="#ffff0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tracked-changes text:track-changes="false">
        <text:changed-region xml:id="ct273188736" text:id="ct273188736">
          <text:deletion>
            <office:change-info>
              <dc:creator>iwabuchi ken</dc:creator>
              <dc:date>2020-02-21T09:46:00</dc:date>
              <text:p>空の段落を削除</text:p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</office:change-info>
            <text:p text:style-name="P1"/>
            <text:p text:style-name="P2">------------------------------------------------------------</text:p>
          </text:deletion>
        </text:changed-region>
        <text:changed-region xml:id="ct273189776" text:id="ct273189776">
          <text:deletion>
            <office:change-info>
              <dc:creator>iwabuchi ken</dc:creator>
              <dc:date>2020-02-21T09:46:00</dc:date>
              <text:p>空の段落を削除</text:p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</office:change-info>
            <text:p text:style-name="P3"/>
            <text:p text:style-name="P4">------------------------------------------------------------</text:p>
          </text:deletion>
        </text:changed-region>
        <text:changed-region xml:id="ct273187800" text:id="ct273187800">
          <text:deletion>
            <office:change-info>
              <dc:creator>iwabuchi ken</dc:creator>
              <dc:date>2020-02-21T09:46:00</dc:date>
              <text:p>空の段落を削除</text:p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</office:change-info>
            <text:p text:style-name="P4"/>
            <text:p text:style-name="P4">------------------------------------------------------------</text:p>
          </text:deletion>
        </text:changed-region>
        <text:changed-region xml:id="ct273188632" text:id="ct273188632">
          <text:deletion>
            <office:change-info>
              <dc:creator>iwabuchi ken</dc:creator>
              <dc:date>2020-02-21T09:46:00</dc:date>
              <text:p>空の段落を削除</text:p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</office:change-info>
            <text:p text:style-name="P5"/>
            <text:p text:style-name="P4">------------------------------------------------------------</text:p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535398484895162717" text:style-name="L1">
        <text:list-item>
          <text:p text:style-name="P40"><text:a xlink:type="simple" xlink:href="https://www.chabad.org/library/bible_cdo/aid/16190" text:style-name="Internet_20_link" text:visited-style-name="Visited_20_Internet_20_Link"><text:span text:style-name="T16">https://www.chabad.org/library/bible_cdo/aid/16190</text:span></text:a></text:p>
        </text:list-item>
        <text:list-item>
          <text:p text:style-name="P40"/>
        </text:list-item>
      </text:list>
      <text:p text:style-name="Standard"/>
      <text:p text:style-name="P15"/>
      <text:p text:style-name="P2"><text:change text:change-id="ct273188736"/></text:p>
      <text:p text:style-name="P11">[XXX] 20200220_101323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135" table:style-name="表135">
        <table:table-column table:style-name="表135.A"/>
        <table:table-column table:style-name="表135.B"/>
        <table:table-row>
          <table:table-cell table:style-name="表135.A1" office:value-type="string">
            <text:p text:style-name="P27">1:13</text:p>
            <text:p text:style-name="P27">וְהָיָה חֵילָם </text:p>
            <text:p text:style-name="P27">לִמְשִׁסָּה וּבָתֵּיהֶם</text:p>
            <text:p text:style-name="P27"/>
            <text:p text:style-name="P27"><text:s/>לִשְׁמָמָה </text:p>
            <text:p text:style-name="P27">וּבָנוּ בָתִּים וְלֹא יֵשֵׁבוּ</text:p>
            <text:p text:style-name="P27"><text:s/>וְנָטְעוּ כְרָמִים וְלֹא יִשְׁתּוּ אֶת־יֵינָם</text:p>
          </table:table-cell>
          <table:table-cell table:style-name="表135.B1" office:value-type="string">
            <text:p text:style-name="P28"/>
            <text:p text:style-name="P28"/>
            <text:p text:style-name="P28">and to become / wealth+their</text:p>
            <text:p text:style-name="P28"/>
            <text:p text:style-name="P28">towards plunder / and house+their</text:p>
            <text:p text:style-name="P28"/>
            <text:p text:style-name="P28"/>
            <text:p text:style-name="P28">towards devastation</text:p>
            <text:p text:style-name="P28">and to build / house / and not / to dwell</text:p>
            <text:p text:style-name="P28"/>
            <text:p text:style-name="P28">and to plant / vineyard / and not</text:p>
            <text:p text:style-name="P28">to imbibe / self,even - wine+thereof</text:p>
          </table:table-cell>
        </table:table-row>
        <table:table-row>
          <table:table-cell table:style-name="表135.A2" office:value-type="string">
            <text:p text:style-name="P27">1:14</text:p>
            <text:p text:style-name="P27">קָרוֹב יוֹם־יְהוָה הַגָּדוֹל</text:p>
            <text:p text:style-name="P27"><text:s/>קָרוֹב וּמַהֵר מְאֹד </text:p>
            <text:p text:style-name="P27">קוֹל יוֹם יְהוָה</text:p>
            <text:p text:style-name="P27"><text:s/>מַר צֹרֵחַ שָׁם גִּבּוֹר</text:p>
          </table:table-cell>
          <table:table-cell table:style-name="表135.B2" office:value-type="string">
            <text:p text:style-name="P28"/>
            <text:p text:style-name="P28"/>
            <text:p text:style-name="P28">near / the day – jehovah / the great</text:p>
            <text:p text:style-name="P28">near / and hurrying / vehemently</text:p>
            <text:p text:style-name="P28"/>
            <text:p text:style-name="P28">to call aloud / the day / jehovah</text:p>
            <text:p text:style-name="P28"/>
            <text:p text:style-name="P28">bitterly / to cry / there / warrior</text:p>
          </table:table-cell>
        </table:table-row>
        <text:soft-page-break/>
        <table:table-row>
          <table:table-cell table:style-name="表135.A2" office:value-type="string">
            <text:p text:style-name="P27">1:15</text:p>
            <text:p text:style-name="P27">יוֹם עֶבְרָה </text:p>
            <text:p text:style-name="P27">הַיּוֹם הַהוּא יוֹם צָרָה</text:p>
            <text:p text:style-name="P27"><text:s/>וּמְצוּקָה יוֹם שֹׁאָה וּמְשׁוֹאָה יוֹם חֹשֶׁ</text:p>
            <text:p text:style-name="P27">#</text:p>
            <text:p text:style-name="P27">וַאֲפֵלָה יוֹם עָנָן </text:p>
            <text:p text:style-name="P27">וַעֲרָפֶל</text:p>
          </table:table-cell>
          <table:table-cell table:style-name="表135.B2" office:value-type="string">
            <text:p text:style-name="P28"/>
            <text:p text:style-name="P28"/>
            <text:p text:style-name="P28">the day / an outburst of passion</text:p>
            <text:p text:style-name="P28"/>
            <text:p text:style-name="P28">the day / she,this / day / rival</text:p>
            <text:p text:style-name="P28"/>
            <text:p text:style-name="P28">and trouble / day / devastation</text:p>
            <text:p text:style-name="P28"/>
            <text:p text:style-name="P28">and ruin / day / misery</text:p>
            <text:p text:style-name="P28"/>
            <text:p text:style-name="P28"/>
            <text:p text:style-name="P28">and misfortune / day / cloud</text:p>
            <text:p text:style-name="P28"/>
            <text:p text:style-name="P28">and gloom</text:p>
          </table:table-cell>
        </table:table-row>
        <table:table-row>
          <table:table-cell table:style-name="表135.A2" office:value-type="string">
            <text:p text:style-name="P27">1:16</text:p>
            <text:p text:style-name="P27">יוֹם שׁוֹפָר וּתְרוּעָה</text:p>
            <text:p text:style-name="P27"><text:s/>עַל הֶעָרִים הַבְּצֻרוֹת וְעַל הַפִּנּוֹת הַגְּבֹהוֹת</text:p>
          </table:table-cell>
          <table:table-cell table:style-name="表135.B2" office:value-type="string">
            <text:p text:style-name="P28"/>
            <text:p text:style-name="P28"/>
            <text:p text:style-name="P28">day / curved horn / and battle cry</text:p>
            <text:p text:style-name="P28"/>
            <text:p text:style-name="P28">above / the post / inaccessible</text:p>
            <text:p text:style-name="P28"/>
            <text:p text:style-name="P28">and above / the pinnacle / the elevated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</text:p>
      <text:p text:style-name="Text_20_body"/>
      <text:p text:style-name="P43"><text:change text:change-id="ct273189776"/></text:p>
      <text:p text:style-name="P11">[20200221_093042]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1" table:style-name="表1">
        <table:table-column table:style-name="表1.A"/>
        <table:table-column table:style-name="表1.B"/>
        <text:soft-page-break/>
        <table:table-row>
          <table:table-cell table:style-name="表1.A1" office:value-type="string">
            <text:p text:style-name="P27">1:17</text:p>
            <text:p text:style-name="P27">וַהֲצֵרֹתִי לָאָדָם וְהָלְכוּ</text:p>
            <text:p text:style-name="P27"><text:s/>כַּעִוְרִים כִּי לַיהוָה חָטָאוּ וְשֻׁפַּ</text:p>
            <text:p text:style-name="P27">#</text:p>
            <text:p text:style-name="P27">דָּמָם כֶּעָפָר </text:p>
            <text:p text:style-name="P27">וּלְחֻמָם כַּגְּלָלִים</text:p>
          </table:table-cell>
          <table:table-cell table:style-name="表1.B1" office:value-type="string">
            <text:p text:style-name="P28"/>
            <text:p text:style-name="P28"/>
            <text:p text:style-name="P28">and cramp / the men / and to walk</text:p>
            <text:p text:style-name="P28"/>
            <text:p text:style-name="P28">like blind / for / towards jehovah</text:p>
            <text:p text:style-name="P28">to sin / and to spill</text:p>
            <text:p text:style-name="P28"/>
            <text:p text:style-name="P28"/>
            <text:p text:style-name="P28">bloodshed+their / like mud</text:p>
            <text:p text:style-name="P28"/>
            <text:p text:style-name="P28">and flesh+their / like dung</text:p>
          </table:table-cell>
        </table:table-row>
        <table:table-row>
          <table:table-cell table:style-name="表1.A2" office:value-type="string">
            <text:p text:style-name="P27">1:18</text:p>
            <text:p text:style-name="P27">גַּם־כַּסְפָּם גַּם־זְהָבָם לֹא־יוּכַל לְהַצִּילָם </text:p>
            <text:p text:style-name="P27">בְּיוֹם עֶבְרַת יְהוָה וּבְאֵשׁ קִנְאָתוֹ תֵּאָכֵל כָּל־הָאָרֶץ כִּי־כָלָה</text:p>
            <text:p text:style-name="P27">אַ</text:p>
            <text:p text:style-name="P27">#</text:p>
            <text:p text:style-name="P27">־נִבְהָלָה יַעֲשֶׂה </text:p>
            <text:p text:style-name="P27">אֵת כָּל־יֹשְׁבֵי</text:p>
            <text:p text:style-name="P27"><text:s/>הָאָרֶץ ס</text:p>
          </table:table-cell>
          <table:table-cell table:style-name="表1.B2" office:value-type="string">
            <text:p text:style-name="P28"/>
            <text:p text:style-name="P28"/>
            <text:p text:style-name="P28">both – silver+their / and – gold+their</text:p>
            <text:p text:style-name="P28">not – to be able / towards to snatch+them</text:p>
            <text:p text:style-name="P28">in the day / an outburst / jehovah</text:p>
            <text:p text:style-name="P28"/>
            <text:p text:style-name="P28">and in fire / envy+its / to eat</text:p>
            <text:p text:style-name="P28"/>
            <text:p text:style-name="P28">all – the land / for – destruction</text:p>
            <text:p text:style-name="P28"/>
            <text:p text:style-name="P28">surely,only</text:p>
            <text:p text:style-name="P28"/>
            <text:p text:style-name="P28">- to tremble,hasten / to make,do</text:p>
            <text:p text:style-name="P28"/>
            <text:p text:style-name="P28">self,even,entity / all – to dwell</text:p>
            <text:p text:style-name="P28"/>
            <text:p text:style-name="P28">the land</text:p>
            <text:p text:style-name="P28"/>
            <text:p text:style-name="P28"/>
            <text:p text:style-name="P28"/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<text:soft-page-break/>[/  XXX] 20200221_094316</text:p>
      <text:p text:style-name="P26"/>
      <text:p text:style-name="P16"/>
      <text:p text:style-name="P25"/>
      <text:p text:style-name="P4"><text:change text:change-id="ct273187800"/></text:p>
      <text:p text:style-name="P11">[XXX] 20200223_093032</text:p>
      <text:p text:style-name="P26"/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2" table:style-name="表2">
        <table:table-column table:style-name="表2.A"/>
        <table:table-column table:style-name="表2.B"/>
        <table:table-row>
          <table:table-cell table:style-name="表2.A1" office:value-type="string">
            <text:p text:style-name="P27">2:1</text:p>
            <text:p text:style-name="P27">הִתְקוֹשְׁשׁוּ וָקוֹשּׁוּ הַגּוֹי לֹא נִכְסָף</text:p>
          </table:table-cell>
          <table:table-cell table:style-name="表2.B1" office:value-type="string">
            <text:p text:style-name="P28"/>
            <text:p text:style-name="P28"/>
            <text:p text:style-name="P28">to assemble / and ti assemble</text:p>
            <text:p text:style-name="P28"/>
            <text:p text:style-name="P28">not / pine</text:p>
          </table:table-cell>
        </table:table-row>
        <table:table-row>
          <table:table-cell table:style-name="表2.A2" office:value-type="string">
            <text:p text:style-name="P27">2:2</text:p>
            <text:p text:style-name="P27">בְּטֶרֶם לֶדֶת </text:p>
            <text:p text:style-name="P27">חֹק כְּמֹץ עָבַר</text:p>
            <text:p text:style-name="P27"><text:s/>יוֹם בְּטֶרֶם לֹא־יָבוֹא</text:p>
            <text:p text:style-name="P27"><text:s/>עֲלֵיכֶם חֲרוֹן</text:p>
            <text:p text:style-name="P27"><text:s/>אַף־יְהוָה בְּטֶרֶם </text:p>
            <text:p text:style-name="P27">לֹא־יָבוֹא עֲלֵיכֶם </text:p>
            <text:p text:style-name="P27">יוֹם אַף־יְהוָה</text:p>
          </table:table-cell>
          <table:table-cell table:style-name="表2.B2" office:value-type="string">
            <text:p text:style-name="P28"/>
            <text:p text:style-name="P28"/>
            <text:p text:style-name="P28">in not yet / to show lineage</text:p>
            <text:p text:style-name="P28"/>
            <text:p text:style-name="P28">enactment / like chaff / to cover</text:p>
            <text:p text:style-name="P28"/>
            <text:p text:style-name="P28">the day / in not yet / not – to come</text:p>
            <text:p text:style-name="P28">against+them / a burning anger</text:p>
            <text:p text:style-name="P28"/>
            <text:p text:style-name="P28">ire – jehovah / in not yet</text:p>
            <text:p text:style-name="P28"/>
            <text:p text:style-name="P28">not – to come / against+them</text:p>
            <text:p text:style-name="P28"/>
            <text:p text:style-name="P28">the day / ire – j.</text:p>
          </table:table-cell>
        </table:table-row>
      </table:table>
      <text:p text:style-name="P8"/>
      <text:p text:style-name="P13"><text:soft-page-break/><text:span text:style-name="T3">[next] </text:span><text:span text:style-name="T4">XX:XX</text:span></text:p>
      <text:p text:style-name="Text_20_body"/>
      <text:p text:style-name="P12">[/  XXX]</text:p>
      <text:p text:style-name="Text_20_body"/>
      <text:p text:style-name="P26"/>
      <text:p text:style-name="P11">[XXX] 20200224_073304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4" table:style-name="表4">
        <table:table-column table:style-name="表4.A"/>
        <table:table-column table:style-name="表4.B"/>
        <table:table-row>
          <table:table-cell table:style-name="表4.A1" office:value-type="string">
            <text:p text:style-name="P27">2:3</text:p>
            <text:p text:style-name="P27">בַּקְּשׁוּ אֶת־יְהוָה כָּל־עַנְוֵי </text:p>
            <text:p text:style-name="P27">הָאָרֶץ אֲשֶׁר מִשְׁפָּטוֹ</text:p>
            <text:p text:style-name="P27"><text:s/>פָּעָלוּ בַּקְּשׁוּ־צֶדֶק </text:p>
            <text:p text:style-name="P27">בַּקְּשׁוּ עֲנָוָה אוּלַי</text:p>
            <text:p text:style-name="P27"><text:s/>תִּסָּתְרוּ בְּיוֹם אַף־יְהוָה</text:p>
          </table:table-cell>
          <table:table-cell table:style-name="表4.B1" office:value-type="string">
            <text:p text:style-name="P28"/>
            <text:p text:style-name="P28"/>
            <text:p text:style-name="P28">to seek / self – j. / all – depressed</text:p>
            <text:p text:style-name="P28"/>
            <text:p text:style-name="P28"/>
            <text:p text:style-name="P28">the land / who,that / verdict+its</text:p>
            <text:p text:style-name="P28"/>
            <text:p text:style-name="P28">to do,make / to seek – the right</text:p>
            <text:p text:style-name="P28"/>
            <text:p text:style-name="P28">to seek / clemency / if not,perhaps</text:p>
            <text:p text:style-name="P28">to hide / in the day / ire – j.</text:p>
          </table:table-cell>
        </table:table-row>
        <table:table-row>
          <table:table-cell table:style-name="表4.A2" office:value-type="string">
            <text:p text:style-name="P27">2:4</text:p>
            <text:p text:style-name="P27">כִּי עַזָּה עֲזוּבָה תִהְיֶה וְאַשְׁקְלוֹן לִשְׁמָמָה אַשְׁדּוֹד בַּצָּהֳרַיִם יְגָרְשׁוּהָ וְעֶקְרוֹן </text:p>
            <text:p text:style-name="P27">תֵּעָקֵר ס</text:p>
          </table:table-cell>
          <table:table-cell table:style-name="表4.B2" office:value-type="string">
            <text:p text:style-name="P28"/>
            <text:p text:style-name="P28"/>
            <text:p text:style-name="P28">for / Azzah / to loosen / to become</text:p>
            <text:p text:style-name="P28">and Ashkelon / to devastation</text:p>
            <text:p text:style-name="P28"/>
            <text:p text:style-name="P28">Ashdod / in the noon</text:p>
            <text:p text:style-name="P28"/>
            <text:p text:style-name="P28">to drive out+thereof / and Ekron</text:p>
            <text:p text:style-name="P28"/>
            <text:p text:style-name="P28">to exterminate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><text:soft-page-break/></text:p>
      <text:p text:style-name="P12">[/  XXX] 20200224_074304</text:p>
      <text:p text:style-name="Text_20_body"/>
      <text:p text:style-name="P26"/>
      <text:p text:style-name="P11">[XXX] 20200225_094750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5" table:style-name="表5">
        <table:table-column table:style-name="表5.A"/>
        <table:table-column table:style-name="表5.B"/>
        <table:table-row>
          <table:table-cell table:style-name="表5.A1" office:value-type="string">
            <text:p text:style-name="P27">2:5</text:p>
            <text:p text:style-name="P27">הוֹי יֹשְׁבֵי חֶבֶל הַיָּם</text:p>
            <text:p text:style-name="P27"><text:s/>גּוֹי כְּרֵתִים דְּבַר־יְהוָה עֲלֵיכֶם כְּנַעַן אֶרֶץ</text:p>
            <text:p text:style-name="P27"><text:s/>פְּלִשְׁתִּים וְהַאֲבַדְתִּי</text:p>
            <text:p text:style-name="P27">#</text:p>
            <text:p text:style-name="P27">מֵאֵין יוֹשֵׁב</text:p>
          </table:table-cell>
          <table:table-cell table:style-name="表5.B1" office:value-type="string">
            <text:p text:style-name="P28"/>
            <text:p text:style-name="P28"/>
            <text:p text:style-name="P28">oh! / to dwell / district / the sea</text:p>
            <text:p text:style-name="P28"/>
            <text:p text:style-name="P28">Gentile / Kerethite / a word – j.</text:p>
            <text:p text:style-name="P28"/>
            <text:p text:style-name="P28">against+them / Kenaan / land</text:p>
            <text:p text:style-name="P28"/>
            <text:p text:style-name="P28">Pelishtite / and to destroy + thee</text:p>
            <text:p text:style-name="P28"/>
            <text:p text:style-name="P28"/>
            <text:p text:style-name="P28"/>
            <text:p text:style-name="P28">from not exist / to dwell</text:p>
          </table:table-cell>
        </table:table-row>
        <table:table-row>
          <table:table-cell table:style-name="表5.A2" office:value-type="string">
            <text:p text:style-name="P27">2:6</text:p>
            <text:p text:style-name="P27">וְהָיְתָה חֶבֶל הַיָּם </text:p>
            <text:p text:style-name="P27">נְוֹת כְּרֹת רֹעִים </text:p>
            <text:p text:style-name="P27">וְגִדְרוֹת צֹאן</text:p>
          </table:table-cell>
          <table:table-cell table:style-name="表5.B2" office:value-type="string">
            <text:p text:style-name="P28"/>
            <text:p text:style-name="P28"/>
            <text:p text:style-name="P28">and to become / district / the sea</text:p>
            <text:p text:style-name="P28"/>
            <text:p text:style-name="P28">a home / a meadow / to pasture</text:p>
            <text:p text:style-name="P28"/>
            <text:p text:style-name="P28">and inclosure / a flock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20200225_100525</text:p>
      <text:p text:style-name="Text_20_body"/>
      <text:p text:style-name="P21"/>
      <text:p text:style-name="P22"><text:soft-page-break/></text:p>
      <text:p text:style-name="P11">[XXX] 20200226_084046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6" table:style-name="表6">
        <table:table-column table:style-name="表6.A"/>
        <table:table-column table:style-name="表6.B"/>
        <table:table-row>
          <table:table-cell table:style-name="表6.A1" office:value-type="string">
            <text:p text:style-name="P27">2:7</text:p>
            <text:p text:style-name="P27">וְהָיָה חֶבֶל לִשְׁאֵרִית </text:p>
            <text:p text:style-name="P27">בֵּית יְהוּדָה עֲלֵיהֶם</text:p>
            <text:p text:style-name="P27"><text:s/>יִרְעוּן בְּבָתֵּי</text:p>
            <text:p text:style-name="P27"><text:s/>אַשְׁקְלוֹן בָּעֶרֶב יִרְבָּצוּן</text:p>
            <text:p text:style-name="P27"><text:s/>כִּי יִפְקְדֵם יְהוָה אֱלֹהֵיהֶם וְשָׁב</text:p>
            <text:p text:style-name="P27"><text:s/>*שְׁבוּתָם [שְׁבִיתָם]</text:p>
          </table:table-cell>
          <table:table-cell table:style-name="表6.B1" office:value-type="string">
            <text:p text:style-name="P28"/>
            <text:p text:style-name="P28"/>
            <text:p text:style-name="P28">and to become / a district / in + remainder</text:p>
            <text:p text:style-name="P28">a house / jehodah / above+them</text:p>
            <text:p text:style-name="P28"/>
            <text:p text:style-name="P28">to pasture + thereupon / in + house</text:p>
            <text:p text:style-name="P28">Ashkron / in + dusk / to recline + thereupon</text:p>
            <text:p text:style-name="P28">for / to visit + them <text:s/>/ jehovah</text:p>
            <text:p text:style-name="P28"/>
            <text:p text:style-name="P28">gods + their / and to turn back</text:p>
            <text:p text:style-name="P28"/>
            <text:p text:style-name="P28">exile + their</text:p>
          </table:table-cell>
        </table:table-row>
        <table:table-row>
          <table:table-cell table:style-name="表6.A2" office:value-type="string">
            <text:p text:style-name="P27">2:8</text:p>
            <text:p text:style-name="P27">שָׁמַעְתִּי חֶרְפַּת מוֹאָב וְגִדּוּפֵי בְּנֵי עַמּוֹן</text:p>
            <text:p text:style-name="P27"><text:s/>אֲשֶׁר חֵרְפוּ אֶת־עַמִּי וַיַּגְדִּילוּ עַל־גְּבוּלָם</text:p>
          </table:table-cell>
          <table:table-cell table:style-name="表6.B2" office:value-type="string">
            <text:p text:style-name="P28"/>
            <text:p text:style-name="P28"/>
            <text:p text:style-name="P28">I hear / disgrace / Moab</text:p>
            <text:p text:style-name="P28"/>
            <text:p text:style-name="P28">and vilification / a son / Amon</text:p>
            <text:p text:style-name="P28"/>
            <text:p text:style-name="P28">who / to defame / even – tribe + my</text:p>
            <text:p text:style-name="P28">and to be large / above – a boundary + their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</text:p>
      <text:p text:style-name="Text_20_body"/>
      <text:p text:style-name="P22"><text:soft-page-break/></text:p>
      <text:p text:style-name="P11">[XXX] 20200227_095431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7" table:style-name="表7">
        <table:table-column table:style-name="表7.A"/>
        <table:table-column table:style-name="表7.B"/>
        <table:table-row>
          <table:table-cell table:style-name="表7.A1" office:value-type="string">
            <text:p text:style-name="P31">2:9</text:p>
            <text:p text:style-name="P27"><text:a xlink:type="simple" xlink:href="http://lexiconcordance.com/hebrew/9009.html" text:style-name="Internet_20_link" text:visited-style-name="Visited_20_Internet_20_Link"><text:span text:style-name="T9">לָ</text:span></text:a><text:a xlink:type="simple" xlink:href="http://lexiconcordance.com/hebrew/3651.html" text:style-name="Internet_20_link" text:visited-style-name="Visited_20_Internet_20_Link"><text:span text:style-name="T6">כֵן</text:span></text:a><text:span text:style-name="T12"> </text:span><text:a xlink:type="simple" xlink:href="http://lexiconcordance.com/hebrew/2416.html" text:style-name="Internet_20_link" text:visited-style-name="Visited_20_Internet_20_Link"><text:span text:style-name="T6">חַי</text:span></text:a><text:span text:style-name="T13">־</text:span><text:a xlink:type="simple" xlink:href="http://lexiconcordance.com/hebrew/0589.html" text:style-name="Internet_20_link" text:visited-style-name="Visited_20_Internet_20_Link"><text:span text:style-name="T6">אָנִי</text:span></text:a><text:span text:style-name="T12"> </text:span><text:a xlink:type="simple" xlink:href="http://lexiconcordance.com/hebrew/5002.html" text:style-name="Internet_20_link" text:visited-style-name="Visited_20_Internet_20_Link"><text:span text:style-name="T6">נְאֻם</text:span></text:a><text:span text:style-name="T12"> </text:span><text:a xlink:type="simple" xlink:href="http://lexiconcordance.com/hebrew/3068.html" text:style-name="Internet_20_link" text:visited-style-name="Visited_20_Internet_20_Link"><text:span text:style-name="T6">יְהוָה</text:span></text:a></text:p>
            <text:p text:style-name="P27"><text:span text:style-name="T12"> </text:span><text:a xlink:type="simple" xlink:href="http://lexiconcordance.com/hebrew/6635.html" text:style-name="Internet_20_link" text:visited-style-name="Visited_20_Internet_20_Link"><text:span text:style-name="T6">צְבָאוֹת</text:span></text:a><text:span text:style-name="T12"> </text:span><text:a xlink:type="simple" xlink:href="http://lexiconcordance.com/hebrew/0430.html" text:style-name="Internet_20_link" text:visited-style-name="Visited_20_Internet_20_Link"><text:span text:style-name="T6">אֱלֹהֵי</text:span></text:a><text:span text:style-name="T12"> </text:span><text:a xlink:type="simple" xlink:href="http://lexiconcordance.com/hebrew/3478.html" text:style-name="Internet_20_link" text:visited-style-name="Visited_20_Internet_20_Link"><text:span text:style-name="T6">יִשְׂרָאֵל</text:span></text:a><text:span text:style-name="T12"> </text:span><text:a xlink:type="simple" xlink:href="http://lexiconcordance.com/hebrew/3588.html" text:style-name="Internet_20_link" text:visited-style-name="Visited_20_Internet_20_Link"><text:span text:style-name="T6">כִּי</text:span></text:a><text:span text:style-name="T13">־</text:span><text:a xlink:type="simple" xlink:href="http://lexiconcordance.com/hebrew/4124.html" text:style-name="Internet_20_link" text:visited-style-name="Visited_20_Internet_20_Link"><text:span text:style-name="T6">מוֹאָב</text:span></text:a><text:span text:style-name="T12"> </text:span></text:p>
            <text:p text:style-name="P27"><text:a xlink:type="simple" xlink:href="http://lexiconcordance.com/hebrew/9008.html" text:style-name="Internet_20_link" text:visited-style-name="Visited_20_Internet_20_Link"><text:span text:style-name="T9">כִּ</text:span></text:a><text:a xlink:type="simple" xlink:href="http://lexiconcordance.com/hebrew/5467.html" text:style-name="Internet_20_link" text:visited-style-name="Visited_20_Internet_20_Link"><text:span text:style-name="T6">סְדֹם</text:span></text:a><text:span text:style-name="T12"> </text:span><text:a xlink:type="simple" xlink:href="http://lexiconcordance.com/hebrew/1961.html" text:style-name="Internet_20_link" text:visited-style-name="Visited_20_Internet_20_Link"><text:span text:style-name="T6">תִּהְיֶה</text:span></text:a></text:p>
            <text:p text:style-name="P27"><text:span text:style-name="T12"> </text:span><text:a xlink:type="simple" xlink:href="http://lexiconcordance.com/hebrew/9007.html" text:style-name="Internet_20_link" text:visited-style-name="Visited_20_Internet_20_Link"><text:span text:style-name="T10">וּ</text:span></text:a><text:a xlink:type="simple" xlink:href="http://lexiconcordance.com/hebrew/1121.html" text:style-name="Internet_20_link" text:visited-style-name="Visited_20_Internet_20_Link"><text:span text:style-name="T6">בְנֵי</text:span></text:a><text:span text:style-name="T12"> </text:span><text:a xlink:type="simple" xlink:href="http://lexiconcordance.com/hebrew/5983.html" text:style-name="Internet_20_link" text:visited-style-name="Visited_20_Internet_20_Link"><text:span text:style-name="T6">עַמּוֹן</text:span></text:a><text:span text:style-name="T12"> </text:span><text:a xlink:type="simple" xlink:href="http://lexiconcordance.com/hebrew/9008.html" text:style-name="Internet_20_link" text:visited-style-name="Visited_20_Internet_20_Link"><text:span text:style-name="T9">כַּ</text:span></text:a><text:a xlink:type="simple" xlink:href="http://lexiconcordance.com/hebrew/6017.html" text:style-name="Internet_20_link" text:visited-style-name="Visited_20_Internet_20_Link"><text:span text:style-name="T6">עֲמֹרָה</text:span></text:a></text:p>
            <text:p text:style-name="P27"><text:span text:style-name="T12"> </text:span><text:a xlink:type="simple" xlink:href="http://lexiconcordance.com/hebrew/4476.html" text:style-name="Internet_20_link" text:visited-style-name="Visited_20_Internet_20_Link"><text:span text:style-name="T6">מִמְשַׁק</text:span></text:a><text:span text:style-name="T12"> </text:span><text:a xlink:type="simple" xlink:href="http://lexiconcordance.com/hebrew/2738.html" text:style-name="Internet_20_link" text:visited-style-name="Visited_20_Internet_20_Link"><text:span text:style-name="T6">חָרוּל</text:span></text:a></text:p>
            <text:p text:style-name="P27"><text:span text:style-name="T12"> </text:span><text:a xlink:type="simple" xlink:href="http://lexiconcordance.com/hebrew/9007.html" text:style-name="Internet_20_link" text:visited-style-name="Visited_20_Internet_20_Link"><text:span text:style-name="T10">וּ</text:span></text:a><text:a xlink:type="simple" xlink:href="http://lexiconcordance.com/hebrew/0953.html" text:style-name="Internet_20_link" text:visited-style-name="Visited_20_Internet_20_Link"><text:span text:style-name="T6">מִכְרֵה</text:span></text:a><text:span text:style-name="T13">־</text:span><text:a xlink:type="simple" xlink:href="http://lexiconcordance.com/hebrew/4417.html" text:style-name="Internet_20_link" text:visited-style-name="Visited_20_Internet_20_Link"><text:span text:style-name="T6">מֶלַח</text:span></text:a></text:p>
            <text:p text:style-name="P27"><text:span text:style-name="T12"> </text:span><text:a xlink:type="simple" xlink:href="http://lexiconcordance.com/hebrew/9007.html" text:style-name="Internet_20_link" text:visited-style-name="Visited_20_Internet_20_Link"><text:span text:style-name="T10">וּ</text:span></text:a><text:a xlink:type="simple" xlink:href="http://lexiconcordance.com/hebrew/8077.html" text:style-name="Internet_20_link" text:visited-style-name="Visited_20_Internet_20_Link"><text:span text:style-name="T6">שְׁמָמָה</text:span></text:a><text:span text:style-name="T12"> </text:span><text:a xlink:type="simple" xlink:href="http://lexiconcordance.com/hebrew/5704.html" text:style-name="Internet_20_link" text:visited-style-name="Visited_20_Internet_20_Link"><text:span text:style-name="T6">עַד</text:span></text:a><text:span text:style-name="T13">־</text:span><text:a xlink:type="simple" xlink:href="http://lexiconcordance.com/hebrew/5769.html" text:style-name="Internet_20_link" text:visited-style-name="Visited_20_Internet_20_Link"><text:span text:style-name="T6">עוֹלָם</text:span></text:a></text:p>
            <text:p text:style-name="P27"><text:span text:style-name="T12"> </text:span><text:a xlink:type="simple" xlink:href="http://lexiconcordance.com/hebrew/7611.html" text:style-name="Internet_20_link" text:visited-style-name="Visited_20_Internet_20_Link"><text:span text:style-name="T6">שְׁאֵרִית</text:span></text:a><text:span text:style-name="T12"> </text:span><text:a xlink:type="simple" xlink:href="http://lexiconcordance.com/hebrew/5971.html" text:style-name="Internet_20_link" text:visited-style-name="Visited_20_Internet_20_Link"><text:span text:style-name="T6">עַמִּ</text:span></text:a><text:span text:style-name="T7">י</text:span><text:span text:style-name="T12"> </text:span><text:a xlink:type="simple" xlink:href="http://lexiconcordance.com/hebrew/0962.html" text:style-name="Internet_20_link" text:visited-style-name="Visited_20_Internet_20_Link"><text:span text:style-name="T6">יְבָזּוּ</text:span></text:a><text:span text:style-name="T7">ם</text:span></text:p>
            <text:p text:style-name="P32"/>
            <text:p text:style-name="P27"><text:span text:style-name="T12"> </text:span><text:a xlink:type="simple" xlink:href="http://lexiconcordance.com/hebrew/9007.html" text:style-name="Internet_20_link" text:visited-style-name="Visited_20_Internet_20_Link"><text:span text:style-name="T9">וְ</text:span></text:a><text:a xlink:type="simple" xlink:href="http://lexiconcordance.com/hebrew/3499.html" text:style-name="Internet_20_link" text:visited-style-name="Visited_20_Internet_20_Link"><text:span text:style-name="T6">יֶתֶר</text:span></text:a><text:span text:style-name="T12"> </text:span><text:span text:style-name="T11">*</text:span><text:a xlink:type="simple" xlink:href="http://lexiconcordance.com/hebrew/1471.html" text:style-name="Internet_20_link" text:visited-style-name="Visited_20_Internet_20_Link"><text:span text:style-name="T6">גּוֹי</text:span></text:a><text:span text:style-name="T12"> </text:span><text:span text:style-name="T11">[</text:span><text:a xlink:type="simple" xlink:href="http://lexiconcordance.com/hebrew/1471.html" text:style-name="Internet_20_link" text:visited-style-name="Visited_20_Internet_20_Link"><text:span text:style-name="T6">גּוֹיִ</text:span></text:a><text:span text:style-name="T7">י</text:span><text:span text:style-name="T11">] </text:span><text:a xlink:type="simple" xlink:href="http://lexiconcordance.com/hebrew/5157.html" text:style-name="Internet_20_link" text:visited-style-name="Visited_20_Internet_20_Link"><text:span text:style-name="T6">יִנְחָלוּ</text:span></text:a><text:span text:style-name="T7">ם</text:span><text:span text:style-name="T18"> </text:span></text:p>
          </table:table-cell>
          <table:table-cell table:style-name="表7.B1" office:value-type="string">
            <text:p text:style-name="P28"/>
            <text:p text:style-name="P28"/>
            <text:p text:style-name="P28">in rightly / alive – I / oracle / jehovah</text:p>
            <text:p text:style-name="P28">an army / gods / israel / for – moab</text:p>
            <text:p text:style-name="P28"/>
            <text:p text:style-name="P28">like sodom / to become</text:p>
            <text:p text:style-name="P28"/>
            <text:p text:style-name="P28">and a son / amon / like amora</text:p>
            <text:p text:style-name="P28"/>
            <text:p text:style-name="P28">a possession / to be prickly</text:p>
            <text:p text:style-name="P28"/>
            <text:p text:style-name="P28">and a pit hole – salt</text:p>
            <text:p text:style-name="P28"/>
            <text:p text:style-name="P28">and devastation / as far as – eternity</text:p>
            <text:p text:style-name="P28"/>
            <text:p text:style-name="P28">a remainder / people + my / to plunder + them</text:p>
            <text:p text:style-name="P28"/>
            <text:p text:style-name="P28">and remainder / Gentile / to inherit + them</text:p>
          </table:table-cell>
        </table:table-row>
        <table:table-row>
          <table:table-cell table:style-name="表7.A2" office:value-type="string">
            <text:p text:style-name="P31">2:10</text:p>
            <text:p text:style-name="P27"><text:a xlink:type="simple" xlink:href="http://lexiconcordance.com/hebrew/2063.html" text:style-name="Internet_20_link" text:visited-style-name="Visited_20_Internet_20_Link"><text:span text:style-name="T6">זֹאת</text:span></text:a><text:span text:style-name="T12"> </text:span><text:a xlink:type="simple" xlink:href="http://lexiconcordance.com/hebrew/9009.html" text:style-name="Internet_20_link" text:visited-style-name="Visited_20_Internet_20_Link"><text:span text:style-name="T9">לָ</text:span></text:a><text:a xlink:type="simple" xlink:href="http://lexiconcordance.com/hebrew/1992.html" text:style-name="Internet_20_link" text:visited-style-name="Visited_20_Internet_20_Link"><text:span text:style-name="T6">הֶם</text:span></text:a><text:span text:style-name="T12"> </text:span><text:a xlink:type="simple" xlink:href="http://lexiconcordance.com/hebrew/8478.html" text:style-name="Internet_20_link" text:visited-style-name="Visited_20_Internet_20_Link"><text:span text:style-name="T6">תַּחַת</text:span></text:a><text:span text:style-name="T12"> </text:span><text:a xlink:type="simple" xlink:href="http://lexiconcordance.com/hebrew/1347.html" text:style-name="Internet_20_link" text:visited-style-name="Visited_20_Internet_20_Link"><text:span text:style-name="T6">גְּאוֹנָ</text:span></text:a><text:span text:style-name="T7">ם</text:span></text:p>
            <text:p text:style-name="P27"><text:span text:style-name="T12"> </text:span><text:a xlink:type="simple" xlink:href="http://lexiconcordance.com/hebrew/3588.html" text:style-name="Internet_20_link" text:visited-style-name="Visited_20_Internet_20_Link"><text:span text:style-name="T6">כִּי</text:span></text:a><text:span text:style-name="T12"> </text:span><text:a xlink:type="simple" xlink:href="http://lexiconcordance.com/hebrew/2778.html" text:style-name="Internet_20_link" text:visited-style-name="Visited_20_Internet_20_Link"><text:span text:style-name="T6">חֵרְפוּ</text:span></text:a><text:span text:style-name="T12"> </text:span><text:a xlink:type="simple" xlink:href="http://lexiconcordance.com/hebrew/9007.html" text:style-name="Internet_20_link" text:visited-style-name="Visited_20_Internet_20_Link"><text:span text:style-name="T9">וַ</text:span></text:a><text:a xlink:type="simple" xlink:href="http://lexiconcordance.com/hebrew/1431.html" text:style-name="Internet_20_link" text:visited-style-name="Visited_20_Internet_20_Link"><text:span text:style-name="T6">יַּגְדִּלוּ</text:span></text:a><text:span text:style-name="T12"> </text:span></text:p>
            <text:p text:style-name="P27"><text:a xlink:type="simple" xlink:href="http://lexiconcordance.com/hebrew/5921.html" text:style-name="Internet_20_link" text:visited-style-name="Visited_20_Internet_20_Link"><text:span text:style-name="T6">עַל</text:span></text:a><text:span text:style-name="T13">־</text:span><text:a xlink:type="simple" xlink:href="http://lexiconcordance.com/hebrew/5971.html" text:style-name="Internet_20_link" text:visited-style-name="Visited_20_Internet_20_Link"><text:span text:style-name="T6">עַם</text:span></text:a><text:span text:style-name="T12"> </text:span><text:a xlink:type="simple" xlink:href="http://lexiconcordance.com/hebrew/3069.html" text:style-name="Internet_20_link" text:visited-style-name="Visited_20_Internet_20_Link"><text:span text:style-name="T6">יְהוָה</text:span></text:a><text:span text:style-name="T12"> </text:span><text:a xlink:type="simple" xlink:href="http://lexiconcordance.com/hebrew/6635.html" text:style-name="Internet_20_link" text:visited-style-name="Visited_20_Internet_20_Link"><text:span text:style-name="T6">צְבָאוֹת</text:span></text:a><text:span text:style-name="T18"> </text:span></text:p>
          </table:table-cell>
          <table:table-cell table:style-name="表7.B2" office:value-type="string">
            <text:p text:style-name="P28"/>
            <text:p text:style-name="P28"/>
            <text:p text:style-name="P28">this / to them / bottom / pride + their</text:p>
            <text:p text:style-name="P28">for / to defame / and to be large</text:p>
            <text:p text:style-name="P28"/>
            <text:p text:style-name="P28">above – people / jehovah / an army</text:p>
          </table:table-cell>
        </table:table-row>
        <text:soft-page-break/>
        <table:table-row>
          <table:table-cell table:style-name="表7.A2" office:value-type="string">
            <text:p text:style-name="P31">2:11</text:p>
            <text:p text:style-name="P27"><text:a xlink:type="simple" xlink:href="http://lexiconcordance.com/hebrew/3372.html" text:style-name="Internet_20_link" text:visited-style-name="Visited_20_Internet_20_Link"><text:span text:style-name="T6">נוֹרָא</text:span></text:a><text:span text:style-name="T12"> </text:span><text:a xlink:type="simple" xlink:href="http://lexiconcordance.com/hebrew/3068.html" text:style-name="Internet_20_link" text:visited-style-name="Visited_20_Internet_20_Link"><text:span text:style-name="T14">יְהוָה</text:span></text:a><text:span text:style-name="T12"> </text:span><text:a xlink:type="simple" xlink:href="http://lexiconcordance.com/hebrew/5921.html" text:style-name="Internet_20_link" text:visited-style-name="Visited_20_Internet_20_Link"><text:span text:style-name="T6">עֲלֵי</text:span></text:a><text:span text:style-name="T7">הֶם</text:span></text:p>
            <text:p text:style-name="P27"><text:span text:style-name="T12"> </text:span><text:a xlink:type="simple" xlink:href="http://lexiconcordance.com/hebrew/3588.html" text:style-name="Internet_20_link" text:visited-style-name="Visited_20_Internet_20_Link"><text:span text:style-name="T6">כִּי</text:span></text:a><text:span text:style-name="T12"> </text:span><text:a xlink:type="simple" xlink:href="http://lexiconcordance.com/hebrew/7329.html" text:style-name="Internet_20_link" text:visited-style-name="Visited_20_Internet_20_Link"><text:span text:style-name="T6">רָזָה</text:span></text:a><text:span text:style-name="T12"> </text:span><text:a xlink:type="simple" xlink:href="http://lexiconcordance.com/hebrew/0853.html" text:style-name="Internet_20_link" text:visited-style-name="Visited_20_Internet_20_Link"><text:span text:style-name="T6">אֵת</text:span></text:a></text:p>
            <text:p text:style-name="P27"><text:span text:style-name="T12"> </text:span><text:a xlink:type="simple" xlink:href="http://lexiconcordance.com/hebrew/3605.html" text:style-name="Internet_20_link" text:visited-style-name="Visited_20_Internet_20_Link"><text:span text:style-name="T6">כָּל</text:span></text:a><text:span text:style-name="T13">־</text:span><text:a xlink:type="simple" xlink:href="http://lexiconcordance.com/hebrew/0430.html" text:style-name="Internet_20_link" text:visited-style-name="Visited_20_Internet_20_Link"><text:span text:style-name="T6">אֱלֹהֵי</text:span></text:a><text:span text:style-name="T12"> </text:span><text:a xlink:type="simple" xlink:href="http://lexiconcordance.com/hebrew/9005.html" text:style-name="Internet_20_link" text:visited-style-name="Visited_20_Internet_20_Link"><text:span text:style-name="T9">הָ</text:span></text:a><text:a xlink:type="simple" xlink:href="http://lexiconcordance.com/hebrew/0776.html" text:style-name="Internet_20_link" text:visited-style-name="Visited_20_Internet_20_Link"><text:span text:style-name="T6">אָרֶץ</text:span></text:a></text:p>
            <text:p text:style-name="P27"><text:span text:style-name="T12"> </text:span><text:a xlink:type="simple" xlink:href="http://lexiconcordance.com/hebrew/9007.html" text:style-name="Internet_20_link" text:visited-style-name="Visited_20_Internet_20_Link"><text:span text:style-name="T9">וְ</text:span></text:a><text:a xlink:type="simple" xlink:href="http://lexiconcordance.com/hebrew/7812.html" text:style-name="Internet_20_link" text:visited-style-name="Visited_20_Internet_20_Link"><text:span text:style-name="T6">יִשְׁתַּחֲווּ</text:span></text:a><text:span text:style-name="T13">־</text:span><text:a xlink:type="simple" xlink:href="http://lexiconcordance.com/hebrew/9009.html" text:style-name="Internet_20_link" text:visited-style-name="Visited_20_Internet_20_Link"><text:span text:style-name="T9">ל</text:span></text:a><text:span text:style-name="T8">וֹ</text:span><text:span text:style-name="T12"> </text:span><text:a xlink:type="simple" xlink:href="http://lexiconcordance.com/hebrew/0376.html" text:style-name="Internet_20_link" text:visited-style-name="Visited_20_Internet_20_Link"><text:span text:style-name="T6">אִישׁ</text:span></text:a></text:p>
            <text:p text:style-name="P27"><text:span text:style-name="T12"> </text:span><text:a xlink:type="simple" xlink:href="http://lexiconcordance.com/hebrew/4480.html" text:style-name="Internet_20_link" text:visited-style-name="Visited_20_Internet_20_Link"><text:span text:style-name="T9">מִ</text:span></text:a><text:a xlink:type="simple" xlink:href="http://lexiconcordance.com/hebrew/4725.html" text:style-name="Internet_20_link" text:visited-style-name="Visited_20_Internet_20_Link"><text:span text:style-name="T6">מְּקוֹמ</text:span></text:a><text:span text:style-name="T8">וֹ</text:span><text:span text:style-name="T12"> </text:span><text:a xlink:type="simple" xlink:href="http://lexiconcordance.com/hebrew/3605.html" text:style-name="Internet_20_link" text:visited-style-name="Visited_20_Internet_20_Link"><text:span text:style-name="T6">כֹּל</text:span></text:a></text:p>
            <text:p text:style-name="P27"><text:span text:style-name="T12"> </text:span><text:a xlink:type="simple" xlink:href="http://lexiconcordance.com/hebrew/0339.html" text:style-name="Internet_20_link" text:visited-style-name="Visited_20_Internet_20_Link"><text:span text:style-name="T6">אִיֵּי</text:span></text:a><text:span text:style-name="T12"> </text:span><text:a xlink:type="simple" xlink:href="http://lexiconcordance.com/hebrew/9005.html" text:style-name="Internet_20_link" text:visited-style-name="Visited_20_Internet_20_Link"><text:span text:style-name="T9">הַ</text:span></text:a><text:a xlink:type="simple" xlink:href="http://lexiconcordance.com/hebrew/1471.html" text:style-name="Internet_20_link" text:visited-style-name="Visited_20_Internet_20_Link"><text:span text:style-name="T6">גּוֹיִם</text:span></text:a><text:span text:style-name="T18"> </text:span></text:p>
          </table:table-cell>
          <table:table-cell table:style-name="表7.B2" office:value-type="string">
            <text:p text:style-name="P28"/>
            <text:p text:style-name="P28"/>
            <text:p text:style-name="P28">to fear / jehovah / above + them</text:p>
            <text:p text:style-name="P28"/>
            <text:p text:style-name="P28">for / to make thin / entity,even</text:p>
            <text:p text:style-name="P28"/>
            <text:p text:style-name="P28">all – gods / the land</text:p>
            <text:p text:style-name="P28"/>
            <text:p text:style-name="P28">and to depress / to + it / man</text:p>
            <text:p text:style-name="P28"/>
            <text:p text:style-name="P28">from locality + its / all</text:p>
            <text:p text:style-name="P28"/>
            <text:p text:style-name="P28">an island / the Gentile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20200227_101816</text:p>
      <text:p text:style-name="Text_20_body"/>
      <text:p text:style-name="P22"/>
      <text:p text:style-name="Text_20_body"/>
      <text:p text:style-name="P11">[XXX] 20200228_092537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8" table:style-name="表8">
        <table:table-column table:style-name="表8.A"/>
        <table:table-column table:style-name="表8.B"/>
        <table:table-row>
          <table:table-cell table:style-name="表8.A1" office:value-type="string">
            <text:p text:style-name="P27">2:12</text:p>
            <text:p text:style-name="P27">גַּם־אַתֶּם כּוּשִׁים חַלְלֵי חַרְבִּי הֵמָּה</text:p>
          </table:table-cell>
          <table:table-cell table:style-name="表8.B1" office:value-type="string">
            <text:p text:style-name="P30"/>
            <text:p text:style-name="P30"/>
            <text:p text:style-name="P30">also – thou / cushite / pierced</text:p>
            <text:p text:style-name="P30"/>
            <text:p text:style-name="P30">sword + my / they</text:p>
          </table:table-cell>
        </table:table-row>
        <table:table-row>
          <table:table-cell table:style-name="表8.A2" office:value-type="string">
            <text:p text:style-name="P27">2:13</text:p>
            <text:p text:style-name="P27">וְיֵט יָדוֹ </text:p>
            <text:p text:style-name="P27"><text:soft-page-break/>עַל־צָפוֹן וִיאַבֵּד</text:p>
            <text:p text:style-name="P27"><text:s/>אֶת־אַשּׁוּר וְיָשֵׂם </text:p>
            <text:p text:style-name="P27">אֶת־נִינְוֵה לִשְׁמָמָה </text:p>
            <text:p text:style-name="P27">צִיָּה כַּמִּדְבָּר</text:p>
          </table:table-cell>
          <table:table-cell table:style-name="表8.B2" office:value-type="string">
            <text:p text:style-name="P28"/>
            <text:p text:style-name="P28"/>
            <text:p text:style-name="P28">and to stretch / hand + its</text:p>
            <text:p text:style-name="P28"/>
            <text:p text:style-name="P28">above – north / and to destroy</text:p>
            <text:p text:style-name="P28"><text:soft-page-break/></text:p>
            <text:p text:style-name="P28">even – Ashshur / and to put</text:p>
            <text:p text:style-name="P28"/>
            <text:p text:style-name="P28">even – Nineveh / into devastation</text:p>
            <text:p text:style-name="P28">desert / like desert</text:p>
          </table:table-cell>
        </table:table-row>
        <table:table-row>
          <table:table-cell table:style-name="表8.A2" office:value-type="string">
            <text:p text:style-name="P27">2:14</text:p>
            <text:p text:style-name="P27">וְרָבְצוּ בְתוֹכָהּ </text:p>
            <text:p text:style-name="P27">עֲדָרִים כָּל־חַיְתוֹ־גוֹי גַּם־קָאַת גַּם־קִפֹּד</text:p>
            <text:p text:style-name="P27"><text:s/>בְּכַפְתֹּרֶיהָ יָלִינוּ </text:p>
            <text:p text:style-name="P27">קוֹל יְשׁוֹרֵר בַּחַלּוֹן </text:p>
            <text:p text:style-name="P27">חֹרֶב בַּסַּף </text:p>
            <text:p text:style-name="P27">כִּי אַרְזָה עֵרָה</text:p>
          </table:table-cell>
          <table:table-cell table:style-name="表8.B2" office:value-type="string">
            <text:p text:style-name="P28"/>
            <text:p text:style-name="P28"/>
            <text:p text:style-name="P28">and tou crouch / in the midst + her</text:p>
            <text:p text:style-name="P28">an arrangement / all – strong + its – Gentile</text:p>
            <text:p text:style-name="P28">both – pelican / and – bittern</text:p>
            <text:p text:style-name="P28"/>
            <text:p text:style-name="P28">in the capital + thereof / to stay</text:p>
            <text:p text:style-name="P28"/>
            <text:p text:style-name="P28">a voice / to sing / in window</text:p>
            <text:p text:style-name="P28">desolation / in a vestibule</text:p>
            <text:p text:style-name="P28"/>
            <text:p text:style-name="P28">for / cedar / to be bare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20200228_094527</text:p>
      <text:p text:style-name="Text_20_body"/>
      <text:p text:style-name="P22"/>
      <text:p text:style-name="Text_20_body"/>
      <text:p text:style-name="P11">[XXX] 20200301_095931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9" table:style-name="表9">
        <table:table-column table:style-name="表9.A"/>
        <table:table-column table:style-name="表9.B"/>
        <table:table-row>
          <table:table-cell table:style-name="表9.A1" office:value-type="string">
            <text:p text:style-name="P27">2:15</text:p>
            <text:p text:style-name="P27"><text:soft-page-break/>זֹאת הָעִיר הָעַלִּיזָה הַיּוֹשֶׁבֶת לָבֶטַח הָאֹמְרָה בִּלְבָבָהּ</text:p>
            <text:p text:style-name="P27"><text:s/>אֲנִי וְאַפְסִי עוֹד אֵי</text:p>
            <text:p text:style-name="P27">#</text:p>
            <text:p text:style-name="P27">הָיְתָה לְשַׁמָּה </text:p>
            <text:p text:style-name="P27">מַרְבֵּץ לַחַיָּה </text:p>
            <text:p text:style-name="P27">כֹּל עוֹבֵר עָלֶיהָ</text:p>
            <text:p text:style-name="P27"><text:s/>יִשְׁרֹק יָנִיעַ יָדוֹ ס</text:p>
          </table:table-cell>
          <table:table-cell table:style-name="表9.B1" office:value-type="string">
            <text:p text:style-name="P28"/>
            <text:p text:style-name="P28"/>
            <text:p text:style-name="P28"><text:soft-page-break/>this / the city / the exultant</text:p>
            <text:p text:style-name="P28"/>
            <text:p text:style-name="P28">the to dwell / in safety</text:p>
            <text:p text:style-name="P28"/>
            <text:p text:style-name="P28">the to say / in heart + her</text:p>
            <text:p text:style-name="P28"/>
            <text:p text:style-name="P28">I / and no further / still,more / where,how ?</text:p>
            <text:p text:style-name="P28"/>
            <text:p text:style-name="P28">to come,come to pass / towards ruin</text:p>
            <text:p text:style-name="P28">reclining / for a living thing</text:p>
            <text:p text:style-name="P28"/>
            <text:p text:style-name="P28">all / to cross over / above + thereof</text:p>
            <text:p text:style-name="P28">to hiss / to waver / a hand + its</text:p>
          </table:table-cell>
        </table:table-row>
        <table:table-row>
          <table:table-cell table:style-name="表9.A2" office:value-type="string">
            <text:p text:style-name="P27">3:1</text:p>
            <text:p text:style-name="P27">הוֹי מֹרְאָה וְנִגְאָלָה הָעִיר הַיּוֹנָה</text:p>
          </table:table-cell>
          <table:table-cell table:style-name="表9.B2" office:value-type="string">
            <text:p text:style-name="P28"/>
            <text:p text:style-name="P28"/>
            <text:p text:style-name="P28">oh! / to rebel / and to desecrate</text:p>
            <text:p text:style-name="P28"/>
            <text:p text:style-name="P28">the city / the to be violent</text:p>
          </table:table-cell>
        </table:table-row>
        <table:table-row>
          <table:table-cell table:style-name="表9.A2" office:value-type="string">
            <text:p text:style-name="P27">3:2</text:p>
            <text:p text:style-name="P27">לֹא שָׁמְעָה בְּקוֹל לֹא לָקְחָה מוּסָר בַּיהוָה </text:p>
            <text:p text:style-name="P27">לֹא בָטָחָה אֶל־אֱלֹהֶיהָ לֹא קָרֵבָה</text:p>
          </table:table-cell>
          <table:table-cell table:style-name="表9.B2" office:value-type="string">
            <text:p text:style-name="P28"/>
            <text:p text:style-name="P28"/>
            <text:p text:style-name="P28">not / to hear / a voice / not</text:p>
            <text:p text:style-name="P28"/>
            <text:p text:style-name="P28">to take / restraint / in jehovah</text:p>
            <text:p text:style-name="P28"/>
            <text:p text:style-name="P28">not / to trust / towards gods + her</text:p>
            <text:p text:style-name="P28">not / to approach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20200301_101634</text:p>
      <text:p text:style-name="Text_20_body"/>
      <text:p text:style-name="P22"/>
      <text:p text:style-name="P11"><text:soft-page-break/>[XXX] 20200302_090639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10" table:style-name="表10">
        <table:table-column table:style-name="表10.A"/>
        <table:table-column table:style-name="表10.B"/>
        <table:table-row>
          <table:table-cell table:style-name="表10.A1" office:value-type="string">
            <text:p text:style-name="P27">3:3</text:p>
            <text:p text:style-name="P27">שָׂרֶיהָ בְקִרְבָּהּ</text:p>
            <text:p text:style-name="P27"><text:s/>אֲרָיוֹת שֹׁאֲגִים שֹׁפְטֶיהָ זְאֵבֵי עֶרֶב לֹא גָרְמוּ לַבֹּקֶר</text:p>
          </table:table-cell>
          <table:table-cell table:style-name="表10.B1" office:value-type="string">
            <text:p text:style-name="P28"/>
            <text:p text:style-name="P28"/>
            <text:p text:style-name="P28">a head person + her / in the center + her</text:p>
            <text:p text:style-name="P28">a lion / to moan / to judge + her</text:p>
            <text:p text:style-name="P28"/>
            <text:p text:style-name="P28">a wolf / dusk / not / to spare</text:p>
            <text:p text:style-name="P28"/>
            <text:p text:style-name="P28">in dawn</text:p>
          </table:table-cell>
        </table:table-row>
        <table:table-row>
          <table:table-cell table:style-name="表10.A2" office:value-type="string">
            <text:p text:style-name="P27">3:4</text:p>
            <text:p text:style-name="P27">נְבִיאֶיהָ פֹּחֲזִים</text:p>
            <text:p text:style-name="P27"><text:s/>אַנְשֵׁי בֹּגְדוֹת כֹּהֲנֶיהָ חִלְּלוּ־קֹדֶשׁ חָמְסוּ תּוֹרָה</text:p>
          </table:table-cell>
          <table:table-cell table:style-name="表10.B2" office:value-type="string">
            <text:p text:style-name="P28"/>
            <text:p text:style-name="P28"/>
            <text:p text:style-name="P28">a prophet + her / to bubble up</text:p>
            <text:p text:style-name="P28"/>
            <text:p text:style-name="P28">a man / treacheries / an acting priest + her</text:p>
            <text:p text:style-name="P28">to profane / sanctity / to be violent</text:p>
            <text:p text:style-name="P28">Pentateuch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</text:p>
      <text:p text:style-name="Text_20_body"/>
      <text:p text:style-name="P22"/>
      <text:p text:style-name="P21"/>
      <text:p text:style-name="P11">[XXX] 20200303_095642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11" table:style-name="表11">
        <table:table-column table:style-name="表11.A"/>
        <table:table-column table:style-name="表11.B"/>
        <text:soft-page-break/>
        <table:table-row>
          <table:table-cell table:style-name="表11.A1" office:value-type="string">
            <text:p text:style-name="P27">3:5</text:p>
            <text:p text:style-name="P27">יְהוָה צַדִּיק בְּקִרְבָּהּ</text:p>
            <text:p text:style-name="P27">לֹא יַעֲשֶׂה עַוְלָה</text:p>
            <text:p text:style-name="P27"><text:s/>בַּבֹּקֶר בַּבֹּקֶר מִשְׁפָּטוֹ יִתֵּן לָאוֹר לֹא נֶעְדָּר וְלֹא־יוֹדֵעַ עַוָּל בֹּשֶׁת</text:p>
          </table:table-cell>
          <table:table-cell table:style-name="表11.B1" office:value-type="string">
            <text:p text:style-name="P28"/>
            <text:p text:style-name="P28"/>
            <text:p text:style-name="P28">jehovah / just / in the center + thereof</text:p>
            <text:p text:style-name="P28">not <text:s/>/ to do,make / evil</text:p>
            <text:p text:style-name="P28"/>
            <text:p text:style-name="P28">in the dawn / in the dawn / a verdict + its</text:p>
            <text:p text:style-name="P28">to give / in illumination / not / to miss</text:p>
            <text:p text:style-name="P28">and not – to know / evil / shame</text:p>
            <text:p text:style-name="P28"/>
          </table:table-cell>
        </table:table-row>
        <table:table-row>
          <table:table-cell table:style-name="表11.A2" office:value-type="string">
            <text:p text:style-name="P27">3:6</text:p>
            <text:p text:style-name="P27">הִכְרַתִּי גוֹיִם נָשַׁמּוּ פִּנּוֹתָם הֶחֱרַבְתִּי חוּצוֹתָם מִבְּלִי </text:p>
            <text:p text:style-name="P27">עוֹבֵר נִצְדּוּ עָרֵיהֶם מִבְּלִי־אִישׁ </text:p>
            <text:p text:style-name="P27">מֵאֵין יוֹשֵׁב</text:p>
          </table:table-cell>
          <table:table-cell table:style-name="表11.B2" office:value-type="string">
            <text:p text:style-name="P28"/>
            <text:p text:style-name="P28"/>
            <text:p text:style-name="P28">I cut off / Gentile / to devastate</text:p>
            <text:p text:style-name="P28"/>
            <text:p text:style-name="P28">pinnacle + their / to desolate</text:p>
            <text:p text:style-name="P28"/>
            <text:p text:style-name="P28">outdoors + their / out of nothing</text:p>
            <text:p text:style-name="P28">to cross over / to desolate / a city + their</text:p>
            <text:p text:style-name="P28">out of nothing – a man</text:p>
            <text:p text:style-name="P28"/>
            <text:p text:style-name="P28">out of + not exist / to dwell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20200303_100847</text:p>
      <text:p text:style-name="Text_20_body"/>
      <text:p text:style-name="P22"/>
      <text:p text:style-name="P9"/>
      <text:p text:style-name="P11">[XXX] 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12" table:style-name="表12">
        <table:table-column table:style-name="表12.A"/>
        <table:table-column table:style-name="表12.B"/>
        <text:soft-page-break/>
        <table:table-row>
          <table:table-cell table:style-name="表12.A1" office:value-type="string">
            <text:p text:style-name="P27">3:7</text:p>
            <text:p text:style-name="P27">אָמַרְתִּי אַ</text:p>
            <text:p text:style-name="P27">#</text:p>
            <text:p text:style-name="P27">־תִּירְאִי</text:p>
            <text:p text:style-name="P27"><text:s/>אוֹתִי תִּקְחִי מוּסָר</text:p>
            <text:p text:style-name="P27"><text:s/>וְלֹא־יִכָּרֵת מְעוֹנָהּ </text:p>
            <text:p text:style-name="P27"/>
            <text:p text:style-name="P27">כֹּל אֲשֶׁר־פָּקַדְתִּי עָלֶיהָ אָכֵן הִשְׁכִּימוּ הִשְׁחִיתוּ כֹּל עֲלִילוֹתָם</text:p>
          </table:table-cell>
          <table:table-cell table:style-name="表12.B1" office:value-type="string">
            <text:p text:style-name="P28"/>
            <text:p text:style-name="P28"/>
            <text:p text:style-name="P28">I say / surely – to fear</text:p>
            <text:p text:style-name="P28"/>
            <text:p text:style-name="P28"/>
            <text:p text:style-name="P28"/>
            <text:p text:style-name="P28"/>
            <text:p text:style-name="P28"/>
            <text:p text:style-name="P28">entity + my / to take / warning</text:p>
            <text:p text:style-name="P28"/>
            <text:p text:style-name="P28">and not – to destroy / dwelling + her</text:p>
            <text:p text:style-name="P28"/>
            <text:p text:style-name="P28">all / who,that – to oversee / against + her</text:p>
            <text:p text:style-name="P28">but / to start early / to dec<text:span text:style-name="T16">ay</text:span></text:p>
            <text:p text:style-name="P29"/>
            <text:p text:style-name="P29">all / a performance + their</text:p>
          </table:table-cell>
        </table:table-row>
        <table:table-row>
          <table:table-cell table:style-name="表12.A2" office:value-type="string">
            <text:p text:style-name="P27">3:8</text:p>
            <text:p text:style-name="P27">לָכֵן חַכּוּ־לִי</text:p>
            <text:p text:style-name="P27"><text:s/>נְאֻם־יְהוָה לְיוֹם </text:p>
            <text:p text:style-name="P27">קוּמִי לְעַד </text:p>
            <text:p text:style-name="P27">כִּי מִשְׁפָּטִי לֶאֱסֹף</text:p>
            <text:p text:style-name="P27"/>
            <text:p text:style-name="P27"><text:s/>גּוֹיִם לְקָבְצִי </text:p>
            <text:p text:style-name="P27">מַמְלָכוֹת לִשְׁפֹּ</text:p>
            <text:p text:style-name="P27">#</text:p>
            <text:p text:style-name="P27">עֲלֵיהֶם זַעְמִי כֹּל </text:p>
            <text:p text:style-name="P27">חֲרוֹן אַפִּי </text:p>
            <text:p text:style-name="P27"><text:soft-page-break/>כִּי בְּאֵשׁ קִנְאָתִי תֵּאָכֵל כָּל־הָאָרֶץ</text:p>
          </table:table-cell>
          <table:table-cell table:style-name="表12.B2" office:value-type="string">
            <text:p text:style-name="P28"/>
            <text:p text:style-name="P28"/>
            <text:p text:style-name="P28">in just / to adhere – towards + me</text:p>
            <text:p text:style-name="P28">oracle – jehovah / towards day</text:p>
            <text:p text:style-name="P28"/>
            <text:p text:style-name="P28">to rise + my / towards aim</text:p>
            <text:p text:style-name="P28"/>
            <text:p text:style-name="P28">for / verdict + my / towards to gather</text:p>
            <text:p text:style-name="P28"/>
            <text:p text:style-name="P28">nations / towards to grasp + my</text:p>
            <text:p text:style-name="P28"/>
            <text:p text:style-name="P28">dominion / towards to spill</text:p>
            <text:p text:style-name="P28"/>
            <text:p text:style-name="P28"/>
            <text:p text:style-name="P28"/>
            <text:p text:style-name="P28">above + them / fury + my / all</text:p>
            <text:p text:style-name="P28"/>
            <text:p text:style-name="P28">a burning of anger / ire + my</text:p>
            <text:p text:style-name="P28"><text:soft-page-break/></text:p>
            <text:p text:style-name="P28">for / in fire / jealous + my / to eat</text:p>
            <text:p text:style-name="P28">all / the land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20200304_092320</text:p>
      <text:p text:style-name="Text_20_body"/>
      <text:p text:style-name="P23"/>
      <text:p text:style-name="P11">[XXX] 20200305_085121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13" table:style-name="表13">
        <table:table-column table:style-name="表13.A"/>
        <table:table-column table:style-name="表13.B"/>
        <table:table-row>
          <table:table-cell table:style-name="表13.A1" office:value-type="string">
            <text:p text:style-name="P27">3:9</text:p>
            <text:p text:style-name="P27">כִּי־אָז אֶהְפֹּ</text:p>
            <text:p text:style-name="P27">#</text:p>
            <text:p text:style-name="P27">אֶל־עַמִּים שָׂפָה בְרוּרָה </text:p>
            <text:p text:style-name="P27"/>
            <text:p text:style-name="P27">לִקְרֹא כֻלָּם </text:p>
            <text:p text:style-name="P27">בְּשֵׁם יְהוָה לְעָבְדוֹ</text:p>
            <text:p text:style-name="P27"><text:s/>שְׁכֶם אֶחָד</text:p>
          </table:table-cell>
          <table:table-cell table:style-name="表13.B1" office:value-type="string">
            <text:p text:style-name="P28"/>
            <text:p text:style-name="P28"/>
            <text:p text:style-name="P28">for – at the time / to turn</text:p>
            <text:p text:style-name="P28"/>
            <text:p text:style-name="P28"/>
            <text:p text:style-name="P28"/>
            <text:p text:style-name="P28">towards – people / the lip / to clarify</text:p>
            <text:p text:style-name="P28"/>
            <text:p text:style-name="P28">towards to call upon / all + their</text:p>
            <text:p text:style-name="P28"/>
            <text:p text:style-name="P28">in honor / jehovah / towards to serve + him</text:p>
            <text:p text:style-name="P28">spur of a hill / united</text:p>
          </table:table-cell>
        </table:table-row>
        <table:table-row>
          <table:table-cell table:style-name="表13.A2" office:value-type="string">
            <text:p text:style-name="P27">3:10</text:p>
            <text:p text:style-name="P27">מֵעֵבֶר לְנַהֲרֵי־כוּשׁ עֲתָרַי בַּת־פּוּצַי יוֹבִלוּן</text:p>
            <text:p text:style-name="P27"><text:soft-page-break/><text:s/>מִנְחָתִי</text:p>
          </table:table-cell>
          <table:table-cell table:style-name="表13.B2" office:value-type="string">
            <text:p text:style-name="P28"/>
            <text:p text:style-name="P28"/>
            <text:p text:style-name="P28">from across / towards a stream – Cush</text:p>
            <text:p text:style-name="P28">a worshipper + my / daughter – to dash + my / to bring + thereupon</text:p>
            <text:p text:style-name="P28"><text:soft-page-break/>offering + my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20200305_092114</text:p>
      <text:p text:style-name="Text_20_body"/>
      <text:p text:style-name="P23"/>
      <text:p text:style-name="P9"/>
      <text:p text:style-name="P11">[XXX] 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14" table:style-name="表14">
        <table:table-column table:style-name="表14.A"/>
        <table:table-column table:style-name="表14.B"/>
        <table:table-row>
          <table:table-cell table:style-name="表14.A1" office:value-type="string">
            <text:p text:style-name="P27">3:11</text:p>
            <text:p text:style-name="P27">בַּיּוֹם הַהוּא לֹא תֵבוֹשִׁי מִכֹּל עֲלִילֹתַיִ</text:p>
            <text:p text:style-name="P27">#</text:p>
            <text:p text:style-name="P27">אֲשֶׁר פָּשַׁעַתְּ בִּי</text:p>
            <text:p text:style-name="P27"><text:s/>כִּי־אָז אָסִיר </text:p>
            <text:p text:style-name="P27">מִקִּרְבֵּ</text:p>
            <text:p text:style-name="P27">#</text:p>
            <text:p text:style-name="P27">עַלִּיזֵי גַּאֲוָתֵ</text:p>
            <text:p text:style-name="P27">#</text:p>
            <text:p text:style-name="P27">וְלֹא־תוֹסִפִי לְגָבְהָה </text:p>
            <text:p text:style-name="P27"/>
            <text:p text:style-name="P27"><text:soft-page-break/>עוֹד בְּהַר קָדְשִׁי</text:p>
          </table:table-cell>
          <table:table-cell table:style-name="表14.B1" office:value-type="string">
            <text:p text:style-name="P28"/>
            <text:p text:style-name="P28"/>
            <text:p text:style-name="P28">in the day / the <text:s/>he,she / not / to be ashamed</text:p>
            <text:p text:style-name="P28"/>
            <text:p text:style-name="P28">from all / performance + thine</text:p>
            <text:p text:style-name="P28"/>
            <text:p text:style-name="P28">that,which / to trespass / on + me</text:p>
            <text:p text:style-name="P28"/>
            <text:p text:style-name="P28"/>
            <text:p text:style-name="P28">for – at that time / to turn off</text:p>
            <text:p text:style-name="P28"/>
            <text:p text:style-name="P28">from the center + thine</text:p>
            <text:p text:style-name="P28"/>
            <text:p text:style-name="P28"/>
            <text:p text:style-name="P28">rejoice / arrogance + thine</text:p>
            <text:p text:style-name="P28"/>
            <text:p text:style-name="P28"/>
            <text:p text:style-name="P28">and not – to aug<text:span text:style-name="T16">ument / towards to be lofty</text:span></text:p>
            <text:p text:style-name="P29"/>
            <text:p text:style-name="P29"><text:soft-page-break/>still / on the mountain / sanctity + my</text:p>
          </table:table-cell>
        </table:table-row>
        <table:table-row>
          <table:table-cell table:style-name="表14.A2" office:value-type="string">
            <text:p text:style-name="P27">3:12</text:p>
            <text:p text:style-name="P27">וְהִשְׁאַרְתִּי בְקִרְבֵּ</text:p>
            <text:p text:style-name="P27">#</text:p>
            <text:p text:style-name="P27">עַם עָנִי וָדָל</text:p>
            <text:p text:style-name="P27"><text:s/>וְחָסוּ בְּשֵׁם יְהוָה</text:p>
          </table:table-cell>
          <table:table-cell table:style-name="表14.B2" office:value-type="string">
            <text:p text:style-name="P28"/>
            <text:p text:style-name="P28"/>
            <text:p text:style-name="P28">and I wil swell up / in the center + thine</text:p>
            <text:p text:style-name="P28"/>
            <text:p text:style-name="P28"/>
            <text:p text:style-name="P28">people / depressed / and weak,thin</text:p>
            <text:p text:style-name="P28">and to confide in / honor / jehovah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20200307_101902</text:p>
      <text:p text:style-name="Text_20_body"/>
      <text:p text:style-name="P23"/>
      <text:p text:style-name="Text_20_body"/>
      <text:p text:style-name="P11">[XXX] 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17" table:style-name="表17">
        <table:table-column table:style-name="表17.A"/>
        <table:table-column table:style-name="表17.B"/>
        <table:table-row>
          <table:table-cell table:style-name="表17.A1" office:value-type="string">
            <text:p text:style-name="P27">3:13</text:p>
            <text:p text:style-name="P27">שְׁאֵרִית יִשְׂרָאֵל לֹא־יַעֲשׂוּ </text:p>
            <text:p text:style-name="P27">עַוְלָה וְלֹא־יְדַבְּרוּ כָזָב </text:p>
            <text:p text:style-name="P27"/>
            <text:p text:style-name="P27">וְלֹא־יִמָּצֵא בְּפִיהֶם</text:p>
            <text:p text:style-name="P27"><text:soft-page-break/><text:s/>לְשׁוֹן תַּרְמִית כִּי־הֵמָּה יִרְעוּ וְרָבְצוּ</text:p>
            <text:p text:style-name="P27"><text:s/>וְאֵין מַחֲרִיד ס</text:p>
          </table:table-cell>
          <table:table-cell table:style-name="表17.B1" office:value-type="string">
            <text:p text:style-name="P28"/>
            <text:p text:style-name="P28"/>
            <text:p text:style-name="P28">a remainder / israel / not – to do,make</text:p>
            <text:p text:style-name="P28"/>
            <text:p text:style-name="P28"/>
            <text:p text:style-name="P28">evil / and not – to speak / falsehood</text:p>
            <text:p text:style-name="P28"/>
            <text:p text:style-name="P28">and not – to find / in mouse + their</text:p>
            <text:p text:style-name="P28"><text:soft-page-break/></text:p>
            <text:p text:style-name="P28">tongue / fraud / for / they</text:p>
            <text:p text:style-name="P28"/>
            <text:p text:style-name="P28">to pasture / and to recline</text:p>
            <text:p text:style-name="P28"/>
            <text:p text:style-name="P28">and not exist / to fear</text:p>
          </table:table-cell>
        </table:table-row>
        <table:table-row>
          <table:table-cell table:style-name="表17.A2" office:value-type="string">
            <text:p text:style-name="P27">3:14</text:p>
            <text:p text:style-name="P27">רָנִּי בַּת־צִיּוֹן </text:p>
            <text:p text:style-name="P27">הָרִיעוּ יִשְׂרָאֵל שִׂמְחִי וְעָלְזִי בְּכָל־לֵב </text:p>
            <text:p text:style-name="P27">בַּת יְרוּשָׁלִָם</text:p>
          </table:table-cell>
          <table:table-cell table:style-name="表17.B2" office:value-type="string">
            <text:p text:style-name="P28"/>
            <text:p text:style-name="P28"/>
            <text:p text:style-name="P28">to shout / daughter – zion</text:p>
            <text:p text:style-name="P28"/>
            <text:p text:style-name="P28">to shout / israel / to be gleesome</text:p>
            <text:p text:style-name="P28"/>
            <text:p text:style-name="P28">and to jump / with all – the heart</text:p>
            <text:p text:style-name="P28"/>
            <text:p text:style-name="P28">daughter / jerusalem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20200308_090636</text:p>
      <text:p text:style-name="Text_20_body"/>
      <text:p text:style-name="P23"/>
      <text:p text:style-name="P11">[XXX] 20200309_085833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18" table:style-name="表18">
        <table:table-column table:style-name="表18.A"/>
        <table:table-column table:style-name="表18.B"/>
        <table:table-row>
          <table:table-cell table:style-name="表18.A1" office:value-type="string">
            <text:p text:style-name="P27">3:15</text:p>
            <text:p text:style-name="P27">#הֵסִיר יְהוָה מִשְׁפָּטַיִ</text:p>
            <text:p text:style-name="P27">#פִּנָּה אֹיְבֵ</text:p>
            <text:p text:style-name="P27">#מֶלֶ</text:p>
            <text:p text:style-name="P27">#יִשְׂרָאֵל יְהוָה בְּקִרְבֵּ</text:p>
            <text:p text:style-name="P27"><text:soft-page-break/>לֹא־תִירְאִי רָע עוֹד</text:p>
          </table:table-cell>
          <table:table-cell table:style-name="表18.B1" office:value-type="string">
            <text:p text:style-name="P28"/>
            <text:p text:style-name="P28"/>
            <text:p text:style-name="P28">to turn off / jehovah / verdict + thy</text:p>
            <text:p text:style-name="P28">to turn / adversary + thy</text:p>
            <text:p text:style-name="P28"/>
            <text:p text:style-name="P28">king + thy</text:p>
            <text:p text:style-name="P28">israel / jehovah / in the center + thy</text:p>
            <text:p text:style-name="P28"/>
            <text:p text:style-name="P28"><text:soft-page-break/>not – to fear / evil / still,more</text:p>
          </table:table-cell>
        </table:table-row>
        <table:table-row>
          <table:table-cell table:style-name="表18.A2" office:value-type="string">
            <text:p text:style-name="P27">3:16</text:p>
            <text:p text:style-name="P27">בַּיּוֹם הַהוּא יֵאָמֵר לִירוּשָׁלִַם אַל־תִּירָאִי צִיּוֹן אַל־יִרְפּוּ יָדָיִ</text:p>
            <text:p text:style-name="P27">#</text:p>
          </table:table-cell>
          <table:table-cell table:style-name="表18.B2" office:value-type="string">
            <text:p text:style-name="P28"/>
            <text:p text:style-name="P28"/>
            <text:p text:style-name="P28">in the day / the she,he / to say</text:p>
            <text:p text:style-name="P28"/>
            <text:p text:style-name="P28">to jerusalem / not – to fear</text:p>
            <text:p text:style-name="P28"/>
            <text:p text:style-name="P28">zion / not – to slacken / a hand + thy</text:p>
          </table:table-cell>
        </table:table-row>
        <table:table-row>
          <table:table-cell table:style-name="表18.A2" office:value-type="string">
            <text:p text:style-name="P27">3:17</text:p>
            <text:p text:style-name="P27">#יְהוָה אֱלֹהַיִ</text:p>
            <text:p text:style-name="P27">בְּקִרְבֵּך גִּבּוֹר</text:p>
            <text:p text:style-name="P27"><text:s/>יוֹשִׁיעַ יָשִׂישׂ</text:p>
            <text:p text:style-name="P27"><text:s/>עָלַיִ</text:p>
            <text:p text:style-name="P27">#</text:p>
            <text:p text:style-name="P27">בְּשִׂמְחָה יַחֲרִישׁ בְּאַהֲבָתוֹ יָגִיל עָלַיִ</text:p>
            <text:p text:style-name="P27">#</text:p>
            <text:p text:style-name="P27">בְּרִנָּה</text:p>
          </table:table-cell>
          <table:table-cell table:style-name="表18.B2" office:value-type="string">
            <text:p text:style-name="P28"/>
            <text:p text:style-name="P28"/>
            <text:p text:style-name="P28">jehovah / gods + thy</text:p>
            <text:p text:style-name="P28"/>
            <text:p text:style-name="P28">in the center + thee / powerful</text:p>
            <text:p text:style-name="P28"/>
            <text:p text:style-name="P28">to be free,open / to be cheerful</text:p>
            <text:p text:style-name="P28"/>
            <text:p text:style-name="P28">upon + thee</text:p>
            <text:p text:style-name="P28"/>
            <text:p text:style-name="P28"/>
            <text:p text:style-name="P28">in glee / to scratch</text:p>
            <text:p text:style-name="P28"/>
            <text:p text:style-name="P28">in love + its / to rejoice / upon + thee</text:p>
            <text:p text:style-name="P28"/>
            <text:p text:style-name="P28"/>
            <text:p text:style-name="P28">in shout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20200309_091706</text:p>
      <text:p text:style-name="Text_20_body"/>
      <text:p text:style-name="P23"/>
      <text:p text:style-name="P21"/>
      <text:p text:style-name="P11"><text:soft-page-break/>[XXX] <text:span text:style-name="T19">20200310_082444</text:span>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19" table:style-name="表19">
        <table:table-column table:style-name="表19.A"/>
        <table:table-column table:style-name="表19.B"/>
        <table:table-row>
          <table:table-cell table:style-name="表19.A1" office:value-type="string">
            <text:p text:style-name="P27">3:18</text:p>
            <text:p text:style-name="P27">נוּגֵי מִמּוֹעֵד </text:p>
            <text:p text:style-name="P27">אָסַפְתִּי מִמֵּ</text:p>
            <text:p text:style-name="P27">#</text:p>
            <text:p text:style-name="P27">הָיוּ מַשְׂאֵת עָלֶיהָ חֶרְפָּה</text:p>
          </table:table-cell>
          <table:table-cell table:style-name="表19.B1" office:value-type="string">
            <text:p text:style-name="P28"/>
            <text:p text:style-name="P28"/>
            <text:p text:style-name="P28">to grieve / from assembly</text:p>
            <text:p text:style-name="P28"/>
            <text:p text:style-name="P28">to gather / from thee</text:p>
            <text:p text:style-name="P28"/>
            <text:p text:style-name="P28"/>
            <text:p text:style-name="P28"/>
            <text:p text:style-name="P28">to become / a beacon / above + her</text:p>
            <text:p text:style-name="P28">disgrace</text:p>
          </table:table-cell>
        </table:table-row>
        <table:table-row>
          <table:table-cell table:style-name="表19.A2" office:value-type="string">
            <text:p text:style-name="P27">3:19</text:p>
            <text:p text:style-name="P27">הִנְנִי עֹשֶׂה אֶת־כָּל־מְעַנַּיִ</text:p>
            <text:p text:style-name="P27">#</text:p>
            <text:p text:style-name="P27">בָּעֵת הַהִיא וְהוֹשַׁעְתִּי אֶת־הַצֹּלֵעָה וְהַנִּדָּחָה אֲקַבֵּץ וְשַׂמְתִּים לִתְהִלָּה וּלְשֵׁם </text:p>
            <text:p text:style-name="P27">בְּכָל־הָאָרֶץ בָּשְׁתָּם</text:p>
          </table:table-cell>
          <table:table-cell table:style-name="表19.B2" office:value-type="string">
            <text:p text:style-name="P28"/>
            <text:p text:style-name="P28"/>
            <text:p text:style-name="P28">lo ! + me / to do,make / even – all – to depress + thee</text:p>
            <text:p text:style-name="P28"/>
            <text:p text:style-name="P28"/>
            <text:p text:style-name="P28"/>
            <text:p text:style-name="P28">at now / the he,she / and to be safe</text:p>
            <text:p text:style-name="P28">even – the to limp / and the to push off</text:p>
            <text:p text:style-name="P28">to collect / and to put + them</text:p>
            <text:p text:style-name="P28"/>
            <text:p text:style-name="P28">into laudation / and into honor</text:p>
            <text:p text:style-name="P28"/>
            <text:p text:style-name="P28">in all – the land / shame + thereof</text:p>
          </table:table-cell>
        </table:table-row>
        <table:table-row>
          <table:table-cell table:style-name="表19.A2" office:value-type="string">
            <text:p text:style-name="P27">3:20</text:p>
            <text:p text:style-name="P27">בָּעֵת הַהִיא אָבִיא אֶתְכֶם וּבָעֵת </text:p>
            <text:p text:style-name="P27"><text:soft-page-break/>קַבְּצִי אֶתְכֶם כִּי־אֶתֵּן אֶתְכֶם לְשֵׁם וְלִתְהִלָּה</text:p>
            <text:p text:style-name="P27"><text:s/>בְּכֹל עַמֵּי הָאָרֶץ בְּשׁוּבִי אֶת־שְׁבוּתֵיכֶם לְעֵינֵיכֶם אָמַר יְהוָה</text:p>
          </table:table-cell>
          <table:table-cell table:style-name="表19.B2" office:value-type="string">
            <text:p text:style-name="P28"/>
            <text:p text:style-name="P28"/>
            <text:p text:style-name="P28">at that time / the he,she / to go,come</text:p>
            <text:p text:style-name="P28">entity + you / and at that time</text:p>
            <text:p text:style-name="P28"><text:soft-page-break/>to grasp / entity + you / for – to give</text:p>
            <text:p text:style-name="P28">entity + you / into honor / and into laudation</text:p>
            <text:p text:style-name="P28">on all / people / the land</text:p>
            <text:p text:style-name="P28"/>
            <text:p text:style-name="P28">on to turn back + my / entity – prisoners + you</text:p>
            <text:p text:style-name="P28">into eye + you / to say / jehovah</text:p>
          </table:table-cell>
        </table:table-row>
        <table:table-row>
          <table:table-cell table:style-name="表19.A2" office:value-type="string">
            <text:p text:style-name="P27">Johah</text:p>
            <text:p text:style-name="P27">1:1</text:p>
            <text:p text:style-name="P27">וַיְהִי דְּבַר־יְהוָה </text:p>
            <text:p text:style-name="P27"/>
            <text:p text:style-name="P27">אֶל־יוֹנָה בֶן־אֲמִתַּי לֵאמֹר</text:p>
          </table:table-cell>
          <table:table-cell table:style-name="表19.B2" office:value-type="string">
            <text:p text:style-name="P28"/>
            <text:p text:style-name="P28"/>
            <text:p text:style-name="P28"/>
            <text:p text:style-name="P28"/>
            <text:p text:style-name="P28">then, to come to pass / a word – jehovah</text:p>
            <text:p text:style-name="P28"/>
            <text:p text:style-name="P28">towards jonah / son – amitai</text:p>
            <text:p text:style-name="P28"/>
            <text:p text:style-name="P28">in to say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</text:p>
      <text:p text:style-name="Text_20_body"/>
      <text:p text:style-name="P23"/>
      <text:p text:style-name="Text_20_body"/>
      <text:p text:style-name="P11">[XXX] 20200311_091230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20" table:style-name="表20">
        <table:table-column table:style-name="表20.A"/>
        <table:table-column table:style-name="表20.B"/>
        <table:table-row>
          <table:table-cell table:style-name="表20.A1" office:value-type="string">
            <text:p text:style-name="P27">1:2</text:p>
            <text:p text:style-name="P27">קוּם לֵ</text:p>
            <text:p text:style-name="P27"><text:soft-page-break/>#</text:p>
            <text:p text:style-name="P27">אֶל־נִינְוֵה הָעִיר הַגְּדוֹלָה וּקְרָא </text:p>
            <text:p text:style-name="P27">עָלֶיהָ כִּי־עָלְתָה </text:p>
            <text:p text:style-name="P27">רָעָתָם לְפָנָי</text:p>
          </table:table-cell>
          <table:table-cell table:style-name="表20.B1" office:value-type="string">
            <text:p text:style-name="P28"/>
            <text:p text:style-name="P28"/>
            <text:p text:style-name="P28">to rise / to walk</text:p>
            <text:p text:style-name="P28"/>
            <text:p text:style-name="P28"><text:soft-page-break/></text:p>
            <text:p text:style-name="P28"/>
            <text:p text:style-name="P28">to - nineveh / encampment</text:p>
            <text:p text:style-name="P28"/>
            <text:p text:style-name="P28">great,insolent / and to call out</text:p>
            <text:p text:style-name="P28"/>
            <text:p text:style-name="P28">above + her / for – to ascend</text:p>
            <text:p text:style-name="P28"/>
            <text:p text:style-name="P28">evil + their / to face + my</text:p>
          </table:table-cell>
        </table:table-row>
        <table:table-row>
          <table:table-cell table:style-name="表20.A2" office:value-type="string">
            <text:p text:style-name="P27">1:3</text:p>
            <text:p text:style-name="P27">וַיָּקָם יוֹנָה לִבְרֹחַ תַּרְשִׁישָׁה מִלִּפְנֵי יְהוָה וַיֵּרֶד יָפוֹ וַיִּמְצָא </text:p>
            <text:p text:style-name="P27">אָנִיָּה בָּאָה תַרְשִׁישׁ וַיִּתֵּן שְׂכָרָהּ</text:p>
            <text:p text:style-name="P27"><text:s/>וַיֵּרֶד בָּהּ לָבוֹא</text:p>
            <text:p text:style-name="P27"><text:s/>עִמָּהֶם תַּרְשִׁישָׁה מִלִּפְנֵי יְהוָה</text:p>
          </table:table-cell>
          <table:table-cell table:style-name="表20.B2" office:value-type="string">
            <text:p text:style-name="P28"/>
            <text:p text:style-name="P28"/>
            <text:p text:style-name="P28">and to rise / jonah / in to flee</text:p>
            <text:p text:style-name="P28"/>
            <text:p text:style-name="P28">Tarshish + their / out of + into + face / jehovah</text:p>
            <text:p text:style-name="P28">and to fall / Yaphow / and to exist</text:p>
            <text:p text:style-name="P28">a ship / to come / Tarshish</text:p>
            <text:p text:style-name="P28"/>
            <text:p text:style-name="P28">and to give / a fare + their</text:p>
            <text:p text:style-name="P28"/>
            <text:p text:style-name="P28">and to fall / to them / in to go,come</text:p>
            <text:p text:style-name="P28"/>
            <text:p text:style-name="P28">with + them / Tarshish + their</text:p>
            <text:p text:style-name="P28"/>
            <text:p text:style-name="P28">out of + in + face / jehovah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20200311_092519</text:p>
      <text:p text:style-name="Text_20_body"/>
      <text:p text:style-name="P23"/>
      <text:p text:style-name="P21"/>
      <text:p text:style-name="P11">[XXX] 20200312_084417</text:p>
      <text:p text:style-name="Text_20_body"/>
      <text:p text:style-name="P13"><text:soft-page-break/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21" table:style-name="表21">
        <table:table-column table:style-name="表21.A"/>
        <table:table-column table:style-name="表21.B"/>
        <table:table-row>
          <table:table-cell table:style-name="表21.A1" office:value-type="string">
            <text:p text:style-name="P27">1:4</text:p>
            <text:p text:style-name="P27">וַיהוָה הֵטִיל</text:p>
            <text:p text:style-name="P27"><text:s/>רוּחַ־גְּדוֹלָה אֶל־הַיָּם וַיְהִי סַעַר־גָּדוֹל </text:p>
            <text:p text:style-name="P27"/>
            <text:p text:style-name="P27">בַּיָּם וְהָאֳנִיָּה חִשְּׁבָה לְהִשָּׁבֵר</text:p>
          </table:table-cell>
          <table:table-cell table:style-name="表21.B1" office:value-type="string">
            <text:p text:style-name="P28"/>
            <text:p text:style-name="P28"/>
            <text:p text:style-name="P28">and jehovah / to cast down</text:p>
            <text:p text:style-name="P28"/>
            <text:p text:style-name="P28">wind – great / to – the sea</text:p>
            <text:p text:style-name="P28"/>
            <text:p text:style-name="P28">and to come to pass / a hurricane – great</text:p>
            <text:p text:style-name="P28"/>
            <text:p text:style-name="P28"/>
            <text:p text:style-name="P28">on sea / and the ship / to plait,weave</text:p>
            <text:p text:style-name="P28">in to burst</text:p>
          </table:table-cell>
        </table:table-row>
        <table:table-row>
          <table:table-cell table:style-name="表21.A2" office:value-type="string">
            <text:p text:style-name="P27">1:5</text:p>
            <text:p text:style-name="P27">וַיִּירְאוּ הַמַּלָּחִים וַיִּזְעֲקוּ אִישׁ אֶל־אֱלֹהָיו וַיָּטִלוּ</text:p>
            <text:p text:style-name="P27"/>
            <text:p text:style-name="P27"><text:s/>אֶת־הַכֵּלִים אֲשֶׁר בָּאֳנִיָּה אֶל־הַיָּם לְהָקֵל מֵעֲלֵיהֶם וְיוֹנָה </text:p>
            <text:p text:style-name="P27">יָרַד אֶל־יַרְכְּתֵי </text:p>
            <text:p text:style-name="P27">הַסְּפִינָה וַיִּשְׁכַּב </text:p>
            <text:p text:style-name="P27">וַיֵּרָדַם</text:p>
          </table:table-cell>
          <table:table-cell table:style-name="表21.B2" office:value-type="string">
            <text:p text:style-name="P28"/>
            <text:p text:style-name="P28"/>
            <text:p text:style-name="P28">and to fear / sailors / and to shriek</text:p>
            <text:p text:style-name="P28">a man / to – god + its / and to cast down</text:p>
            <text:p text:style-name="P28"/>
            <text:p text:style-name="P28"/>
            <text:p text:style-name="P28">even – the prepared / that</text:p>
            <text:p text:style-name="P28">on ship / to – the sea / towards to be light</text:p>
            <text:p text:style-name="P28">from above + them / and jonah</text:p>
            <text:p text:style-name="P28"/>
            <text:p text:style-name="P28">to go downwards / to – rear</text:p>
            <text:p text:style-name="P28"/>
            <text:p text:style-name="P28">the vessel / and to lie down</text:p>
            <text:p text:style-name="P28"/>
            <text:p text:style-name="P28">and to stupefy</text:p>
          </table:table-cell>
        </table:table-row>
        <table:table-row>
          <table:table-cell table:style-name="表21.A2" office:value-type="string">
            <text:p text:style-name="P27">1:6</text:p>
            <text:p text:style-name="P27">וַיִּקְרַב אֵלָיו</text:p>
            <text:p text:style-name="P27"><text:soft-page-break/><text:s/>רַב הַחֹבֵל וַיֹּאמֶר </text:p>
            <text:p text:style-name="P27">לוֹ מַה־לְּ</text:p>
            <text:p text:style-name="P27">*</text:p>
            <text:p text:style-name="P27">נִרְדָּם קוּם קְרָא </text:p>
            <text:p text:style-name="P27">אֶל־אֱלֹהֶי</text:p>
            <text:p text:style-name="P27">*</text:p>
            <text:p text:style-name="P27">אוּלַי יִתְעַשֵּׁת </text:p>
            <text:p text:style-name="P27">הָאֱלֹהִים לָנוּ </text:p>
            <text:p text:style-name="P27">וְלֹא נֹאבֵד</text:p>
          </table:table-cell>
          <table:table-cell table:style-name="表21.B2" office:value-type="string">
            <text:p text:style-name="P28"/>
            <text:p text:style-name="P28"/>
            <text:p text:style-name="P28">and to approach / near + its</text:p>
            <text:p text:style-name="P28"/>
            <text:p text:style-name="P28"><text:soft-page-break/></text:p>
            <text:p text:style-name="P28">abundant / a sailor / and to say</text:p>
            <text:p text:style-name="P28"/>
            <text:p text:style-name="P28">to + him / what ? - to + thee</text:p>
            <text:p text:style-name="P28"/>
            <text:p text:style-name="P28"/>
            <text:p text:style-name="P28">to stupefy / to rise / to call out</text:p>
            <text:p text:style-name="P28"/>
            <text:p text:style-name="P28">to – god + thee</text:p>
            <text:p text:style-name="P28"/>
            <text:p text:style-name="P28"/>
            <text:p text:style-name="P28">if not,perhaps / to be sleek</text:p>
            <text:p text:style-name="P28"/>
            <text:p text:style-name="P28">the gods / towards + us</text:p>
            <text:p text:style-name="P28"/>
            <text:p text:style-name="P28">and not / to lose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20200312_085929</text:p>
      <text:p text:style-name="Text_20_body"/>
      <text:p text:style-name="P23"/>
      <text:p text:style-name="Text_20_body"/>
      <text:p text:style-name="P11">[XXX] 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22" table:style-name="表22">
        <table:table-column table:style-name="表22.A"/>
        <table:table-column table:style-name="表22.B"/>
        <table:table-row>
          <table:table-cell table:style-name="表22.A1" office:value-type="string">
            <text:p text:style-name="P27">1:7</text:p>
            <text:p text:style-name="P27">וַיֹּאמְרוּ אִישׁ אֶל־רֵעֵהוּ</text:p>
            <text:p text:style-name="P27"><text:s/>לְכוּ וְנַפִּילָה גוֹרָלוֹת וְנֵדְעָה בְּשֶׁלְּמִי</text:p>
            <text:p text:style-name="P27"><text:soft-page-break/><text:s/>הָרָעָה הַזֹּאת לָנוּ וַיַּפִּלוּ גּוֹרָלוֹת וַיִּפֹּל הַגּוֹרָל עַל־יוֹנָה</text:p>
          </table:table-cell>
          <table:table-cell table:style-name="表22.B1" office:value-type="string">
            <text:p text:style-name="P28"/>
            <text:p text:style-name="P28"/>
            <text:p text:style-name="P28">and to say / a man / to – an associate + their</text:p>
            <text:p text:style-name="P28">to walk / and to fall / a lot</text:p>
            <text:p text:style-name="P28"/>
            <text:p text:style-name="P28">and to know / on what + who ?</text:p>
            <text:p text:style-name="P28"/>
            <text:p text:style-name="P28"><text:soft-page-break/></text:p>
            <text:p text:style-name="P28">the evil / the this/ upon + us</text:p>
            <text:p text:style-name="P28"/>
            <text:p text:style-name="P28">and to fall / a lot / and to fall</text:p>
            <text:p text:style-name="P28"/>
            <text:p text:style-name="P28">the lot / upon – jonah</text:p>
          </table:table-cell>
        </table:table-row>
        <table:table-row>
          <table:table-cell table:style-name="表22.A2" office:value-type="string">
            <text:p text:style-name="P27">1:8</text:p>
            <text:p text:style-name="P27">וַיֹּאמְרוּ אֵלָיו </text:p>
            <text:p text:style-name="P27">הַגִּידָה־נָּא לָנוּ </text:p>
            <text:p text:style-name="P27">בַּאֲשֶׁר לְמִי־הָרָעָה</text:p>
            <text:p text:style-name="P27"><text:s/>הַזֹּאת לָנוּ </text:p>
            <text:p text:style-name="P27">מַה־מְּלַאכְתְּ</text:p>
            <text:p text:style-name="P27">*</text:p>
            <text:p text:style-name="P27">וּמֵאַיִן תָּבוֹא</text:p>
            <text:p text:style-name="P27"><text:s/>מָה אַרְצֶ</text:p>
            <text:p text:style-name="P27">*</text:p>
            <text:p text:style-name="P27">וְאֵי־מִזֶּה עַם אָתָּה</text:p>
          </table:table-cell>
          <table:table-cell table:style-name="表22.B2" office:value-type="string">
            <text:p text:style-name="P28"/>
            <text:p text:style-name="P28"/>
            <text:p text:style-name="P28">and to say / towards + him</text:p>
            <text:p text:style-name="P28"/>
            <text:p text:style-name="P28">manifest + us – pray / to us</text:p>
            <text:p text:style-name="P28"/>
            <text:p text:style-name="P28">on which / in who ? - the evil</text:p>
            <text:p text:style-name="P28"/>
            <text:p text:style-name="P28">the this / towards + us</text:p>
            <text:p text:style-name="P28"/>
            <text:p text:style-name="P28">what ? - employment + thee</text:p>
            <text:p text:style-name="P28"/>
            <text:p text:style-name="P28"/>
            <text:p text:style-name="P28">and from where / to come,go</text:p>
            <text:p text:style-name="P28"/>
            <text:p text:style-name="P28">what ? / land + thee</text:p>
            <text:p text:style-name="P28"/>
            <text:p text:style-name="P28"/>
            <text:p text:style-name="P28"/>
            <text:p text:style-name="P28">and where ? - from this / a people / thou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20200314_130655</text:p>
      <text:p text:style-name="Text_20_body"/>
      <text:p text:style-name="P23"/>
      <text:p text:style-name="P21"/>
      <text:p text:style-name="P11">[XXX] 20200315_114358</text:p>
      <text:p text:style-name="Text_20_body"/>
      <text:p text:style-name="P13"><text:soft-page-break/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23" table:style-name="表23">
        <table:table-column table:style-name="表23.A"/>
        <table:table-column table:style-name="表23.B"/>
        <table:table-row>
          <table:table-cell table:style-name="表23.A1" office:value-type="string">
            <text:p text:style-name="P27">1:9</text:p>
            <text:p text:style-name="P27">וַיֹּאמֶר אֲלֵיהֶם </text:p>
            <text:p text:style-name="P27">עִבְרִי אָנֹכִי וְאֶת־יְהוָה</text:p>
            <text:p text:style-name="P27"><text:s/>אֱלֹהֵי הַשָּׁמַיִם אֲנִי יָרֵא אֲשֶׁר־עָשָׂה אֶת־הַיָּם וְאֶת־הַיַּבָּשָׁה</text:p>
          </table:table-cell>
          <table:table-cell table:style-name="表23.B1" office:value-type="string">
            <text:p text:style-name="P28"/>
            <text:p text:style-name="P28"/>
            <text:p text:style-name="P28">and to say / towards + them</text:p>
            <text:p text:style-name="P28"/>
            <text:p text:style-name="P28">Eberite / I / and entity – jehovah</text:p>
            <text:p text:style-name="P28"/>
            <text:p text:style-name="P28">gods / the sky / I / reverent</text:p>
            <text:p text:style-name="P28"/>
            <text:p text:style-name="P28">that – to do,make / entity – the sea</text:p>
            <text:p text:style-name="P28">and entity – dry ground</text:p>
          </table:table-cell>
        </table:table-row>
        <table:table-row>
          <table:table-cell table:style-name="表23.A2" office:value-type="string">
            <text:p text:style-name="P27">1:10</text:p>
            <text:p text:style-name="P27">וַיִּירְאוּ הָאֲנָשִׁים יִרְאָה גְדוֹלָה וַיֹּאמְרוּ אֵלָיו מַה־זֹּאת עָשִׂיתָ כִּי־יָדְעוּ </text:p>
            <text:p text:style-name="P27">הָאֲנָשִׁים כִּי־מִלִּפְנֵי יְהוָה הוּא בֹרֵחַ כִּי הִגִּיד לָהֶם</text:p>
          </table:table-cell>
          <table:table-cell table:style-name="表23.B2" office:value-type="string">
            <text:p text:style-name="P28"/>
            <text:p text:style-name="P28"/>
            <text:p text:style-name="P28">and to fear / the man / reverent</text:p>
            <text:p text:style-name="P28"/>
            <text:p text:style-name="P28">great / and to say / to + him</text:p>
            <text:p text:style-name="P28"/>
            <text:p text:style-name="P28">what ? - this / to do / for – to know</text:p>
            <text:p text:style-name="P28"/>
            <text:p text:style-name="P28">the man / for – from in face</text:p>
            <text:p text:style-name="P28"/>
            <text:p text:style-name="P28">jehovah / he / to flee / for <text:s/>/ manifest</text:p>
            <text:p text:style-name="P28">to + them</text:p>
          </table:table-cell>
        </table:table-row>
      </table:table>
      <text:p text:style-name="P8"/>
      <text:p text:style-name="P13"><text:span text:style-name="T3">[next] </text:span><text:span text:style-name="T4">1:11</text:span></text:p>
      <text:p text:style-name="Text_20_body"/>
      <text:p text:style-name="P12">[/  XXX] 20200315_115333</text:p>
      <text:p text:style-name="Text_20_body"/>
      <text:p text:style-name="P23"/>
      <text:p text:style-name="P21"/>
      <text:p text:style-name="P11">[XXX] </text:p>
      <text:p text:style-name="Text_20_body"><text:soft-page-break/></text:p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24" table:style-name="表24">
        <table:table-column table:style-name="表24.A"/>
        <table:table-column table:style-name="表24.B"/>
        <table:table-row>
          <table:table-cell table:style-name="表24.A1" office:value-type="string">
            <text:p text:style-name="P27">1:11</text:p>
            <text:p text:style-name="P27">וַיֹּאמְרוּ אֵלָיו </text:p>
            <text:p text:style-name="P27">מַה־נַּעֲשֶׂה לָּ</text:p>
            <text:p text:style-name="P27">#</text:p>
            <text:p text:style-name="P27">וְיִשְׁתֹּק הַיָּם מֵעָלֵינוּ כִּי הַיָּם הוֹלֵ</text:p>
            <text:p text:style-name="P27">#</text:p>
            <text:p text:style-name="P27">וְסֹעֵר</text:p>
          </table:table-cell>
          <table:table-cell table:style-name="表24.B1" office:value-type="string">
            <text:p text:style-name="P28"/>
            <text:p text:style-name="P28"/>
            <text:p text:style-name="P28">and to say / unto + him</text:p>
            <text:p text:style-name="P28"/>
            <text:p text:style-name="P28">what ? - to do,make / towards + thee</text:p>
            <text:p text:style-name="P28"/>
            <text:p text:style-name="P28">and to subside / the sea / from above + us / for</text:p>
            <text:p text:style-name="P28"/>
            <text:p text:style-name="P28">the sea / to walk</text:p>
            <text:p text:style-name="P28"/>
            <text:p text:style-name="P28"/>
            <text:p text:style-name="P28">and to toss</text:p>
          </table:table-cell>
        </table:table-row>
        <table:table-row>
          <table:table-cell table:style-name="表24.A2" office:value-type="string">
            <text:p text:style-name="P27">1:12</text:p>
            <text:p text:style-name="P27">וַיֹּאמֶר אֲלֵיהֶם שָׂאוּנִי וַהֲטִילֻנִי אֶל־הַיָּם וְיִשְׁתֹּק הַיָּם מֵעֲלֵיכֶם כִּי יוֹדֵעַ אָנִי</text:p>
            <text:p text:style-name="P27"><text:s/>כִּי בְשֶׁלִּי הַסַּעַר </text:p>
            <text:p text:style-name="P27"/>
            <text:p text:style-name="P27">הַגָּדוֹל הַזֶּה עֲלֵיכֶם</text:p>
          </table:table-cell>
          <table:table-cell table:style-name="表24.B2" office:value-type="string">
            <text:p text:style-name="P28"/>
            <text:p text:style-name="P28"/>
            <text:p text:style-name="P28">and to say / to + them / to lift + me</text:p>
            <text:p text:style-name="P28">and to pitch over + me / to – the sea</text:p>
            <text:p text:style-name="P28">and to subside / the sea / from above + yous / for / to know / I</text:p>
            <text:p text:style-name="P28"/>
            <text:p text:style-name="P28"/>
            <text:p text:style-name="P28">for / on account + me / the hurricane</text:p>
            <text:p text:style-name="P28"/>
            <text:p text:style-name="P28">the great / the this / above + yous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20200316_084554</text:p>
      <text:p text:style-name="P23"><text:soft-page-break/></text:p>
      <text:p text:style-name="P21"/>
      <text:p text:style-name="P11">[XXX] 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25" table:style-name="表25">
        <table:table-column table:style-name="表25.A"/>
        <table:table-column table:style-name="表25.B"/>
        <table:table-row>
          <table:table-cell table:style-name="表25.A1" office:value-type="string">
            <text:p text:style-name="P27">1:13</text:p>
            <text:p text:style-name="P27">וַיַּחְתְּרוּ הָאֲנָשִׁים לְהָשִׁיב אֶל־הַיַּבָּשָׁה</text:p>
            <text:p text:style-name="P27"><text:s/>וְלֹא יָכֹלוּ כִּי הַיָּם </text:p>
            <text:p text:style-name="P27">הוֹלֵ</text:p>
            <text:p text:style-name="P27">#</text:p>
            <text:p text:style-name="P27">וְסֹעֵר עֲלֵיהֶם</text:p>
          </table:table-cell>
          <table:table-cell table:style-name="表25.B1" office:value-type="string">
            <text:p text:style-name="P28"/>
            <text:p text:style-name="P28"/>
            <text:p text:style-name="P28">and to force / the mortal</text:p>
            <text:p text:style-name="P28"/>
            <text:p text:style-name="P28">towards to turn back / to – the dry ground</text:p>
            <text:p text:style-name="P28">and not / to be able / for / the sea</text:p>
            <text:p text:style-name="P28"/>
            <text:p text:style-name="P28">to walk</text:p>
            <text:p text:style-name="P28"/>
            <text:p text:style-name="P28"/>
            <text:p text:style-name="P28">and to rush / upon + them</text:p>
          </table:table-cell>
        </table:table-row>
        <table:table-row>
          <table:table-cell table:style-name="表25.A2" office:value-type="string">
            <text:p text:style-name="P27">1:14</text:p>
            <text:p text:style-name="P27">וַיִּקְרְאוּ אֶל־יְהוָה וַיֹּאמְרוּ אָנָּה יְהוָה </text:p>
            <text:p text:style-name="P27">אַל־נָא נֹאבְדָה בְּנֶפֶשׁ</text:p>
            <text:p text:style-name="P27"/>
            <text:p text:style-name="P27"><text:s/>הָאִישׁ הַזֶּה וְאַל־תִּתֵּן</text:p>
            <text:p text:style-name="P27"><text:s/>עָלֵינוּ דָּם נָקִיא </text:p>
            <text:p text:style-name="P27">כִּי־אַתָּה יְהוָה כַּאֲשֶׁר </text:p>
            <text:p text:style-name="P27">חָפַצְתָּ עָשִׂיתָ</text:p>
          </table:table-cell>
          <table:table-cell table:style-name="表25.B2" office:value-type="string">
            <text:p text:style-name="P28"/>
            <text:p text:style-name="P28"/>
            <text:p text:style-name="P28">and to call out / to – jehovah</text:p>
            <text:p text:style-name="P28"/>
            <text:p text:style-name="P28">and to say / oh now / jehovah</text:p>
            <text:p text:style-name="P28"/>
            <text:p text:style-name="P28">not – I pray / to lose / on a breathing creature</text:p>
            <text:p text:style-name="P28"/>
            <text:p text:style-name="P28">the man / the this / and not – to give</text:p>
            <text:p text:style-name="P28"/>
            <text:p text:style-name="P28">above + us / blood / innocent</text:p>
            <text:p text:style-name="P28">for – thou / jehovah / as if + that,which</text:p>
            <text:p text:style-name="P28">to bend / to do,make</text:p>
          </table:table-cell>
        </table:table-row>
        <text:soft-page-break/>
        <table:table-row>
          <table:table-cell table:style-name="表25.A2" office:value-type="string">
            <text:p text:style-name="P27">1:15</text:p>
            <text:p text:style-name="P27">וַיִּשְׂאוּ אֶת־יוֹנָה </text:p>
            <text:p text:style-name="P27">וַיְטִלֻהוּ אֶל־הַיָּם </text:p>
            <text:p text:style-name="P27">וַיַּעֲמֹד הַיָּם מִזַּעְפּוֹ</text:p>
          </table:table-cell>
          <table:table-cell table:style-name="表25.B2" office:value-type="string">
            <text:p text:style-name="P28"/>
            <text:p text:style-name="P28"/>
            <text:p text:style-name="P28">and to lift / entity – jonah</text:p>
            <text:p text:style-name="P28"/>
            <text:p text:style-name="P28">and to pitch + him / to – the sea</text:p>
            <text:p text:style-name="P28"/>
            <text:p text:style-name="P28">and to stand / the sea / from anger + its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20200317_103031</text:p>
      <text:p text:style-name="Text_20_body"/>
      <text:p text:style-name="P23"/>
      <text:p text:style-name="P21"/>
      <text:p text:style-name="P11">[XXX] 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26" table:style-name="表26">
        <table:table-column table:style-name="表26.A"/>
        <table:table-column table:style-name="表26.B"/>
        <table:table-row>
          <table:table-cell table:style-name="表26.A1" office:value-type="string">
            <text:p text:style-name="P27">1:16</text:p>
            <text:p text:style-name="P27">וַיִּירְאוּ הָאֲנָשִׁים יִרְאָה גְדוֹלָה אֶת־יְהוָה וַיִּזְבְּחוּ־זֶבַח </text:p>
            <text:p text:style-name="P27">לַיהוָה וַיִּדְּרוּ </text:p>
            <text:p text:style-name="P27">נְדָרִים</text:p>
          </table:table-cell>
          <table:table-cell table:style-name="表26.B1" office:value-type="string">
            <text:p text:style-name="P28"/>
            <text:p text:style-name="P28"/>
            <text:p text:style-name="P28">and to fear / the men / fearing</text:p>
            <text:p text:style-name="P28"/>
            <text:p text:style-name="P28">great / entity – jehovah</text:p>
            <text:p text:style-name="P28"/>
            <text:p text:style-name="P28">and to slaughter – a slaughter</text:p>
            <text:p text:style-name="P28"/>
            <text:p text:style-name="P28">to jehovah / and to promise</text:p>
            <text:p text:style-name="P28"/>
            <text:p text:style-name="P28">promises</text:p>
          </table:table-cell>
        </table:table-row>
        <table:table-row>
          <table:table-cell table:style-name="表26.A2" office:value-type="string">
            <text:p text:style-name="P27">1:17</text:p>
            <text:p text:style-name="P27">וַיְמַן יְהוָה</text:p>
            <text:p text:style-name="P27"><text:soft-page-break/><text:s/>דָּג גָּדוֹל לִבְלֹעַ </text:p>
            <text:p text:style-name="P27"/>
            <text:p text:style-name="P27">אֶת־יוֹנָה וַיְהִי </text:p>
            <text:p text:style-name="P27">יוֹנָה בִּמְעֵי הַדָּג </text:p>
            <text:p text:style-name="P27">שְׁלֹשָׁה יָמִים וּשְׁלֹשָׁה לֵילוֹת</text:p>
          </table:table-cell>
          <table:table-cell table:style-name="表26.B2" office:value-type="string">
            <text:p text:style-name="P28"/>
            <text:p text:style-name="P28"/>
            <text:p text:style-name="P28">and to weigh out / jehovah</text:p>
            <text:p text:style-name="P28"/>
            <text:p text:style-name="P28"><text:soft-page-break/></text:p>
            <text:p text:style-name="P28">a fish / great / towards to make away</text:p>
            <text:p text:style-name="P28"/>
            <text:p text:style-name="P28">entity – jonah / and to exist</text:p>
            <text:p text:style-name="P28"/>
            <text:p text:style-name="P28">jonah / in intestines / the fish</text:p>
            <text:p text:style-name="P28"/>
            <text:p text:style-name="P28">three / days / and three / night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20200318_103812</text:p>
      <text:p text:style-name="Text_20_body"/>
      <text:p text:style-name="P23"/>
      <text:p text:style-name="P21"/>
      <text:p text:style-name="P11">[XXX] 20200320_094857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27" table:style-name="表27">
        <table:table-column table:style-name="表27.A"/>
        <table:table-column table:style-name="表27.B"/>
        <table:table-row>
          <table:table-cell table:style-name="表27.A1" office:value-type="string">
            <text:p text:style-name="P27">2:1</text:p>
            <text:p text:style-name="P27">וַיִּתְפַּלֵּל יוֹנָה אֶל־יְהוָה אֱלֹהָיו מִמְּעֵי הַדָּגָה</text:p>
          </table:table-cell>
          <table:table-cell table:style-name="表27.B1" office:value-type="string">
            <text:p text:style-name="P28"/>
            <text:p text:style-name="P28"/>
            <text:p text:style-name="P28">and to pray / jonah / to – jehovah</text:p>
            <text:p text:style-name="P28"/>
            <text:p text:style-name="P28">gods + his / from intestines / fish</text:p>
          </table:table-cell>
        </table:table-row>
        <table:table-row>
          <table:table-cell table:style-name="表27.A2" office:value-type="string">
            <text:p text:style-name="P27">2:2</text:p>
            <text:p text:style-name="P27">וַיֹּאמֶר קָרָאתִי מִצָּרָה לִי אֶל־יְהוָה</text:p>
            <text:p text:style-name="P27"><text:s/>וַיַּעֲנֵנִי מִבֶּטֶן </text:p>
            <text:p text:style-name="P27"><text:soft-page-break/></text:p>
            <text:p text:style-name="P27">שְׁאוֹל שִׁוַּעְתִּי שָׁמַעְתָּ קוֹלִי</text:p>
          </table:table-cell>
          <table:table-cell table:style-name="表27.B2" office:value-type="string">
            <text:p text:style-name="P28"/>
            <text:p text:style-name="P28"/>
            <text:p text:style-name="P28">and to say / to call out / from tightness</text:p>
            <text:p text:style-name="P28">towads + his / to – jehovah</text:p>
            <text:p text:style-name="P28"/>
            <text:p text:style-name="P28">and to respond + me / from <text:soft-page-break/>hollow</text:p>
            <text:p text:style-name="P28"/>
            <text:p text:style-name="P28">hades / to be free / to hear</text:p>
            <text:p text:style-name="P28"/>
            <text:p text:style-name="P28">voice + my</text:p>
          </table:table-cell>
        </table:table-row>
        <table:table-row>
          <table:table-cell table:style-name="表27.A2" office:value-type="string">
            <text:p text:style-name="P27">2:3</text:p>
            <text:p text:style-name="P27">וַתַּשְׁלִיכֵנִי מְצוּלָה</text:p>
            <text:p text:style-name="P27"/>
            <text:p text:style-name="P27"><text:s/>בִּלְבַב יַמִּים וְנָהָר יְסֹבְבֵנִי כָּל־מִשְׁבָּרֶי</text:p>
            <text:p text:style-name="P27">*</text:p>
            <text:p text:style-name="P27">וְגַלֶּי</text:p>
            <text:p text:style-name="P27">*</text:p>
            <text:p text:style-name="P27">עָלַי עָבָרוּ</text:p>
          </table:table-cell>
          <table:table-cell table:style-name="表27.B2" office:value-type="string">
            <text:p text:style-name="P28"/>
            <text:p text:style-name="P28"/>
            <text:p text:style-name="P28">and to throw out + me / a deep place</text:p>
            <text:p text:style-name="P28"/>
            <text:p text:style-name="P28"/>
            <text:p text:style-name="P28">to the heart / seas / and a steam</text:p>
            <text:p text:style-name="P28"/>
            <text:p text:style-name="P28">to surround + me / all – breaker + thy</text:p>
            <text:p text:style-name="P28"/>
            <text:p text:style-name="P28">and a heap + thy</text:p>
            <text:p text:style-name="P28"/>
            <text:p text:style-name="P28"/>
            <text:p text:style-name="P28"/>
            <text:p text:style-name="P28">against + me / to cross over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20200320_100159</text:p>
      <text:p text:style-name="Text_20_body"/>
      <text:p text:style-name="P23"/>
      <text:p text:style-name="P21"/>
      <text:p text:style-name="P11">[XXX] 20200322_115857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28" table:style-name="表28">
        <table:table-column table:style-name="表28.A"/>
        <table:table-column table:style-name="表28.B"/>
        <table:table-row>
          <table:table-cell table:style-name="表28.A1" office:value-type="string">
            <text:p text:style-name="P27">2:4</text:p>
            <text:p text:style-name="P27"><text:soft-page-break/>וַאֲנִי אָמַרְתִּי נִגְרַשְׁתִּי מִנֶּגֶד עֵינֶי</text:p>
            <text:p text:style-name="P27">*</text:p>
            <text:p text:style-name="P27">אַ</text:p>
            <text:p text:style-name="P27">#</text:p>
            <text:p text:style-name="P27">אוֹסִיף לְהַבִּיט אֶל־הֵיכַל</text:p>
            <text:p text:style-name="P27"><text:s/>קָדְשֶׁ</text:p>
            <text:p text:style-name="P27">*</text:p>
          </table:table-cell>
          <table:table-cell table:style-name="表28.B1" office:value-type="string">
            <text:p text:style-name="P28"/>
            <text:p text:style-name="P28"/>
            <text:p text:style-name="P28"><text:soft-page-break/>and I / to say / to drive out</text:p>
            <text:p text:style-name="P28"/>
            <text:p text:style-name="P28">from a front / eye + thy</text:p>
            <text:p text:style-name="P28"/>
            <text:p text:style-name="P28"/>
            <text:p text:style-name="P28"/>
            <text:p text:style-name="P28">surely</text:p>
            <text:p text:style-name="P28"/>
            <text:p text:style-name="P28"/>
            <text:p text:style-name="P28">to add / towards to scan / towards – temple</text:p>
            <text:p text:style-name="P28"/>
            <text:p text:style-name="P28">sacred place + thy</text:p>
          </table:table-cell>
        </table:table-row>
        <table:table-row>
          <table:table-cell table:style-name="表28.A2" office:value-type="string">
            <text:p text:style-name="P27">2:5</text:p>
            <text:p text:style-name="P27">אֲפָפוּנִי מַיִם </text:p>
            <text:p text:style-name="P27">עַד־נֶפֶשׁ תְּהוֹם </text:p>
            <text:p text:style-name="P27">יְסֹבְבֵנִי סוּף </text:p>
            <text:p text:style-name="P27">חָבוּשׁ לְרֹאשִׁי</text:p>
          </table:table-cell>
          <table:table-cell table:style-name="表28.B2" office:value-type="string">
            <text:p text:style-name="P28"/>
            <text:p text:style-name="P28"/>
            <text:p text:style-name="P28">to surround + me / water</text:p>
            <text:p text:style-name="P28"/>
            <text:p text:style-name="P28">as far as – vitality / an abyss</text:p>
            <text:p text:style-name="P28"/>
            <text:p text:style-name="P28">to surround + me / papyrus</text:p>
            <text:p text:style-name="P28">to wrap / towards head + my</text:p>
          </table:table-cell>
        </table:table-row>
        <table:table-row>
          <table:table-cell table:style-name="表28.A2" office:value-type="string">
            <text:p text:style-name="P27">2:6</text:p>
            <text:p text:style-name="P27">לְקִצְבֵי הָרִים</text:p>
            <text:p text:style-name="P27"><text:s/>יָרַדְתִּי הָאָרֶץ בְּרִחֶיהָ בַעֲדִי לְעוֹלָם</text:p>
            <text:p text:style-name="P27"><text:s/>וַתַּעַל מִשַּׁחַת </text:p>
            <text:p text:style-name="P27">חַיַּי יְהוָה אֱלֹהָי</text:p>
          </table:table-cell>
          <table:table-cell table:style-name="表28.B2" office:value-type="string">
            <text:p text:style-name="P28"/>
            <text:p text:style-name="P28"/>
            <text:p text:style-name="P28">towards base / mountains</text:p>
            <text:p text:style-name="P28"/>
            <text:p text:style-name="P28">to descend / the land / a bolt + her</text:p>
            <text:p text:style-name="P28">against + me / towards eternity</text:p>
            <text:p text:style-name="P28"/>
            <text:p text:style-name="P28">and to ascend / from a pit</text:p>
            <text:p text:style-name="P28"/>
            <text:p text:style-name="P28">life + my / jehovah / gods + my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<text:soft-page-break/>[/  XXX] 20200322_121210</text:p>
      <text:p text:style-name="Text_20_body"/>
      <text:p text:style-name="P23"/>
      <text:p text:style-name="P21"/>
      <text:p text:style-name="P11">[XXX] 20200323_154119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29" table:style-name="表29">
        <table:table-column table:style-name="表29.A"/>
        <table:table-column table:style-name="表29.B"/>
        <table:table-row>
          <table:table-cell table:style-name="表29.A1" office:value-type="string">
            <text:p text:style-name="P27">2:7</text:p>
            <text:p text:style-name="P27">בְּהִתְעַטֵּף עָלַי נַפְשִׁי</text:p>
            <text:p text:style-name="P27"><text:s/>אֶת־יְהוָה זָכָרְתִּי וַתָּבוֹא אֵלֶי</text:p>
            <text:p text:style-name="P27">*</text:p>
            <text:p text:style-name="P27">תְּפִלָּתִי אֶל־הֵיכַל </text:p>
            <text:p text:style-name="P27">קָדְשֶׁ</text:p>
            <text:p text:style-name="P27">*</text:p>
          </table:table-cell>
          <table:table-cell table:style-name="表29.B1" office:value-type="string">
            <text:p text:style-name="P28"/>
            <text:p text:style-name="P28"/>
            <text:p text:style-name="P28">in shroud / upon + my / vitality + my</text:p>
            <text:p text:style-name="P28">entity – jehovah / I remember</text:p>
            <text:p text:style-name="P28"/>
            <text:p text:style-name="P28">and to go,come / near + thy</text:p>
            <text:p text:style-name="P28"/>
            <text:p text:style-name="P28"/>
            <text:p text:style-name="P28">hymn + my / towards – palace</text:p>
            <text:p text:style-name="P28"/>
            <text:p text:style-name="P28">sacred + thy</text:p>
          </table:table-cell>
        </table:table-row>
        <table:table-row>
          <table:table-cell table:style-name="表29.A2" office:value-type="string">
            <text:p text:style-name="P27">2:8</text:p>
            <text:p text:style-name="P27">מְשַׁמְּרִים הַבְלֵי־שָׁוְא חַסְדָּם יַעֲזֹבוּ</text:p>
          </table:table-cell>
          <table:table-cell table:style-name="表29.B2" office:value-type="string">
            <text:p text:style-name="P28"/>
            <text:p text:style-name="P28"/>
            <text:p text:style-name="P28">to guard / emptiness – idolatry</text:p>
            <text:p text:style-name="P28"/>
            <text:p text:style-name="P28">pierty + their / to loosen</text:p>
          </table:table-cell>
        </table:table-row>
        <table:table-row>
          <table:table-cell table:style-name="表29.A2" office:value-type="string">
            <text:p text:style-name="P27">2:9</text:p>
            <text:p text:style-name="P27">וַאֲנִי בְּקוֹל תּוֹדָה אֶזְבְּחָה־לָּ</text:p>
            <text:p text:style-name="P27">#</text:p>
            <text:p text:style-name="P27"><text:soft-page-break/>אֲשֶׁר נָדַרְתִּי אֲשַׁלֵּמָה</text:p>
            <text:p text:style-name="P27"/>
            <text:p text:style-name="P27"><text:s/>יְשׁוּעָתָה לַיהוָה ס</text:p>
          </table:table-cell>
          <table:table-cell table:style-name="表29.B2" office:value-type="string">
            <text:p text:style-name="P28"/>
            <text:p text:style-name="P28">and I / in to call aloud / adoration</text:p>
            <text:p text:style-name="P28"/>
            <text:p text:style-name="P28">to slaughter animal – upon + thee</text:p>
            <text:p text:style-name="P28"/>
            <text:p text:style-name="P28"/>
            <text:p text:style-name="P28">who / I promise / to make <text:soft-page-break/>completed</text:p>
            <text:p text:style-name="P28"/>
            <text:p text:style-name="P28">deliverance + them / towards jehovah</text:p>
          </table:table-cell>
        </table:table-row>
        <table:table-row>
          <table:table-cell table:style-name="表29.B2" table:number-columns-spanned="2" office:value-type="string">
            <text:p text:style-name="P33">/]20200323_160000</text:p>
          </table:table-cell>
          <table:covered-table-cell/>
        </table:table-row>
        <table:table-row>
          <table:table-cell table:style-name="表29.B2" table:number-columns-spanned="2" office:value-type="string">
            <text:p text:style-name="P33">[20200327_115755</text:p>
          </table:table-cell>
          <table:covered-table-cell/>
        </table:table-row>
        <table:table-row>
          <table:table-cell table:style-name="表29.A2" office:value-type="string">
            <text:p text:style-name="P27">2:10</text:p>
            <text:p text:style-name="P27">וַיֹּאמֶר יְהוָה לַדָּג וַיָּקֵא אֶת־יוֹנָה </text:p>
            <text:p text:style-name="P27">אֶל־הַיַּבָּשָׁה פ</text:p>
          </table:table-cell>
          <table:table-cell table:style-name="表29.B2" office:value-type="string">
            <text:p text:style-name="P28"/>
            <text:p text:style-name="P28"/>
            <text:p text:style-name="P28">and to say / jehovah / towards fish / and to vomit / entity – jonah</text:p>
            <text:p text:style-name="P28"/>
            <text:p text:style-name="P28"/>
            <text:p text:style-name="P28">towards – the dry ground</text:p>
          </table:table-cell>
        </table:table-row>
        <table:table-row>
          <table:table-cell table:style-name="表29.A2" office:value-type="string">
            <text:p text:style-name="P27">3:1</text:p>
            <text:p text:style-name="P27">וַיְהִי דְבַר־יְהוָה אֶל־יוֹנָה שֵׁנִית לֵאמֹר</text:p>
          </table:table-cell>
          <table:table-cell table:style-name="表29.B2" office:value-type="string">
            <text:p text:style-name="P28"/>
            <text:p text:style-name="P28"/>
            <text:p text:style-name="P28">and to come to pass / a word – jehovah / towards – jonah</text:p>
            <text:p text:style-name="P28">second / in to say</text:p>
          </table:table-cell>
        </table:table-row>
        <table:table-row>
          <table:table-cell table:style-name="表29.A2" office:value-type="string">
            <text:p text:style-name="P27">3:2</text:p>
            <text:p text:style-name="P27">קוּם לֵ</text:p>
            <text:p text:style-name="P27">#</text:p>
            <text:p text:style-name="P27">אֶל־נִינְוֵה הָעִיר הַגְּדוֹלָה וִּקְרָא אֵלֶיהָ</text:p>
            <text:p text:style-name="P27"/>
            <text:p text:style-name="P27"><text:s/>אֶת־הַקְּרִיאָה אֲשֶׁר אָנֹכִי דֹּבֵר אֵלֶי</text:p>
            <text:p text:style-name="P27">*</text:p>
          </table:table-cell>
          <table:table-cell table:style-name="表29.B2" office:value-type="string">
            <text:p text:style-name="P28"/>
            <text:p text:style-name="P28"/>
            <text:p text:style-name="P28">to rise / to walk</text:p>
            <text:p text:style-name="P28"/>
            <text:p text:style-name="P28"/>
            <text:p text:style-name="P28"/>
            <text:p text:style-name="P28">towards – nineveh / the city</text:p>
            <text:p text:style-name="P28"/>
            <text:p text:style-name="P28">the great / and to call out / towards + thereof</text:p>
            <text:p text:style-name="P28"/>
            <text:p text:style-name="P28">entity – the proclamation / that,which</text:p>
            <text:p text:style-name="P28">I / to speak / towards + thee</text:p>
          </table:table-cell>
        </table:table-row>
        <text:soft-page-break/>
        <table:table-row>
          <table:table-cell table:style-name="表29.A2" office:value-type="string">
            <text:p text:style-name="P27">3:3</text:p>
            <text:p text:style-name="P27">וַיָּקָם יוֹנָה וַיֵּלֶ</text:p>
            <text:p text:style-name="P27">#</text:p>
            <text:p text:style-name="P27">אֶל־נִינְוֶה כִּדְבַר יְהוָה</text:p>
            <text:p text:style-name="P27"/>
            <text:p text:style-name="P27"><text:s/>וְנִינְוֵה הָיְתָה עִיר־גְּדוֹלָה</text:p>
            <text:p text:style-name="P27"><text:s/>לֵאלֹהִים מַהֲלַ</text:p>
            <text:p text:style-name="P27">#</text:p>
            <text:p text:style-name="P27">שְׁלֹשֶׁת יָמִים</text:p>
          </table:table-cell>
          <table:table-cell table:style-name="表29.B2" office:value-type="string">
            <text:p text:style-name="P28"/>
            <text:p text:style-name="P28"/>
            <text:p text:style-name="P28">and to arise / jonah / and to walk</text:p>
            <text:p text:style-name="P28"/>
            <text:p text:style-name="P28"/>
            <text:p text:style-name="P28"/>
            <text:p text:style-name="P28">towards – nineveh / like a word / jehovah</text:p>
            <text:p text:style-name="P28"/>
            <text:p text:style-name="P28">and nineveh / to come to pass / city – great</text:p>
            <text:p text:style-name="P28"/>
            <text:p text:style-name="P28"/>
            <text:p text:style-name="P28"/>
            <text:p text:style-name="P28">towards gods / a walk</text:p>
            <text:p text:style-name="P28"/>
            <text:p text:style-name="P28"/>
            <text:p text:style-name="P28">three / days</text:p>
          </table:table-cell>
        </table:table-row>
        <table:table-row>
          <table:table-cell table:style-name="表29.A2" office:value-type="string">
            <text:p text:style-name="P34">/] 20200327_121206</text:p>
          </table:table-cell>
          <table:table-cell table:style-name="表29.B2" office:value-type="string">
            <text:p text:style-name="P28"/>
          </table:table-cell>
        </table:table-row>
        <table:table-row>
          <table:table-cell table:style-name="表29.A2" office:value-type="string">
            <text:p text:style-name="P34">[20200329_085719</text:p>
          </table:table-cell>
          <table:table-cell table:style-name="表29.B2" office:value-type="string">
            <text:p text:style-name="P24"/>
          </table:table-cell>
        </table:table-row>
        <table:table-row>
          <table:table-cell table:style-name="表29.A2" office:value-type="string">
            <text:p text:style-name="P27"/>
          </table:table-cell>
          <table:table-cell table:style-name="表29.B2" office:value-type="string">
            <text:p text:style-name="P24"/>
          </table:table-cell>
        </table:table-row>
        <table:table-row>
          <table:table-cell table:style-name="表29.A2" office:value-type="string">
            <text:p text:style-name="P34">/] 20200327_121206</text:p>
          </table:table-cell>
          <table:table-cell table:style-name="表29.B2" office:value-type="string">
            <text:p text:style-name="P28"/>
          </table:table-cell>
        </table:table-row>
        <table:table-row>
          <table:table-cell table:style-name="表29.A2" office:value-type="string">
            <text:p text:style-name="P34">[20200329_085719</text:p>
          </table:table-cell>
          <table:table-cell table:style-name="表29.B2" office:value-type="string">
            <text:p text:style-name="P24"/>
          </table:table-cell>
        </table:table-row>
        <table:table-row>
          <table:table-cell table:style-name="表29.A2" office:value-type="string">
            <text:p text:style-name="P27">3:4</text:p>
            <text:p text:style-name="P27">וַיָּחֶל יוֹנָה לָבוֹא בָעִיר מַהֲלַ</text:p>
            <text:p text:style-name="P27">#</text:p>
            <text:p text:style-name="P27">יוֹם אֶחָד וַיִּקְרָא וַיֹּאמַר עוֹד אַרְבָּעִים יוֹם וְנִינְוֵה <text:soft-page-break/>נֶהְפָּכֶת</text:p>
          </table:table-cell>
          <table:table-cell table:style-name="表29.B2" office:value-type="string">
            <text:p text:style-name="P28"/>
            <text:p text:style-name="P28"/>
            <text:p text:style-name="P28">and to begin / jonah / into to go / to + city / a walk</text:p>
            <text:p text:style-name="P28"/>
            <text:p text:style-name="P28"/>
            <text:p text:style-name="P28"/>
            <text:p text:style-name="P28">a day / first / and to call out / and <text:s/>to say</text:p>
            <text:p text:style-name="P28">again / forty / day / and nineveh</text:p>
            <text:p text:style-name="P28"><text:soft-page-break/></text:p>
            <text:p text:style-name="P28">to turn</text:p>
          </table:table-cell>
        </table:table-row>
        <table:table-row>
          <table:table-cell table:style-name="表29.A2" office:value-type="string">
            <text:p text:style-name="P27">3:5</text:p>
            <text:p text:style-name="P27">וַיַּאֲמִינוּ אַנְשֵׁי נִינְוֵה בֵּאלֹהִים וַיִּקְרְאוּ־צוֹם וַיִּלְבְּשׁוּ שַׂקִּים מִגְּדוֹלָם וְעַד־קְטַנָּם</text:p>
          </table:table-cell>
          <table:table-cell table:style-name="表29.B2" office:value-type="string">
            <text:p text:style-name="P28"/>
            <text:p text:style-name="P28"/>
            <text:p text:style-name="P28">and to support / a man / nineveh</text:p>
            <text:p text:style-name="P28"/>
            <text:p text:style-name="P28">in gods / and to call out – a fast</text:p>
            <text:p text:style-name="P28"/>
            <text:p text:style-name="P28">and to put on / sacking / from great + them</text:p>
            <text:p text:style-name="P28">and as far as - diminutive</text:p>
          </table:table-cell>
        </table:table-row>
        <table:table-row>
          <table:table-cell table:style-name="表29.A2" office:value-type="string">
            <text:p text:style-name="P27">3:6</text:p>
            <text:p text:style-name="P27">וַיִּגַּע הַדָּבָר אֶל־מֶלֶך נִינְוֵה וַיָּקָם מִכִּסְאוֹ וַיַּעֲבֵר אַדַּרְתּוֹ </text:p>
            <text:p text:style-name="P27"/>
            <text:p text:style-name="P27">מֵעָלָיו וַיְכַס </text:p>
            <text:p text:style-name="P27">שַׂק וַיֵּשֶׁב עַל־הָאֵפֶר</text:p>
          </table:table-cell>
          <table:table-cell table:style-name="表29.B2" office:value-type="string">
            <text:p text:style-name="P28"/>
            <text:p text:style-name="P28"/>
            <text:p text:style-name="P28">and to touch / the word / to – king</text:p>
            <text:p text:style-name="P28">nineveh / and to rise / a throne + his</text:p>
            <text:p text:style-name="P28">and to cross over / a wide dress + his</text:p>
            <text:p text:style-name="P28"/>
            <text:p text:style-name="P28">from above + his / and to fill up</text:p>
            <text:p text:style-name="P28"/>
            <text:p text:style-name="P28">sacking / and to dwell / above - ashes</text:p>
          </table:table-cell>
        </table:table-row>
        <table:table-row>
          <table:table-cell table:style-name="表29.A2" office:value-type="string">
            <text:p text:style-name="P34"/>
          </table:table-cell>
          <table:table-cell table:style-name="表29.B2" office:value-type="string">
            <text:p text:style-name="P24"/>
          </table:table-cell>
        </table:table-row>
        <table:table-row>
          <table:table-cell table:style-name="表29.A2" office:value-type="string">
            <text:p text:style-name="P34">/] 20200329_091549</text:p>
          </table:table-cell>
          <table:table-cell table:style-name="表29.B2" office:value-type="string">
            <text:p text:style-name="P28"/>
          </table:table-cell>
        </table:table-row>
        <table:table-row>
          <table:table-cell table:style-name="表29.A2" office:value-type="string">
            <text:p text:style-name="P34">[20200330_092814</text:p>
          </table:table-cell>
          <table:table-cell table:style-name="表29.B2" office:value-type="string">
            <text:p text:style-name="P24"/>
          </table:table-cell>
        </table:table-row>
        <table:table-row>
          <table:table-cell table:style-name="表29.A2" office:value-type="string">
            <text:p text:style-name="P27">3:7</text:p>
            <text:p text:style-name="P27">וַיַּזְעֵק וַיֹּאמֶר </text:p>
            <text:p text:style-name="P27">בְּנִינְוֵה מִטַּעַם הַמֶּלֶ</text:p>
            <text:p text:style-name="P27">#</text:p>
            <text:p text:style-name="P27"><text:soft-page-break/>וּגְדֹלָיו לֵאמֹר הָאָדָם וְהַבְּהֵמָה הַבָּקָר וְהַצֹּאן אַל־יִטְעֲמוּ מְאוּמָה אַל־יִרְעוּ </text:p>
            <text:p text:style-name="P27">וּמַיִם אַל־יִשְׁתּוּ</text:p>
          </table:table-cell>
          <table:table-cell table:style-name="表29.B2" office:value-type="string">
            <text:p text:style-name="P28"/>
            <text:p text:style-name="P28"/>
            <text:p text:style-name="P28">and to announce / and to say</text:p>
            <text:p text:style-name="P28"/>
            <text:p text:style-name="P28">on nineveh / from a mandate / the king</text:p>
            <text:p text:style-name="P28"/>
            <text:p text:style-name="P28"/>
            <text:p text:style-name="P28"><text:soft-page-break/>and great + his / towards to say / <text:s/>the man</text:p>
            <text:p text:style-name="P28">and the animal / a beeve / and a flock</text:p>
            <text:p text:style-name="P28">not – to taste / something / not – graze</text:p>
            <text:p text:style-name="P28"/>
            <text:p text:style-name="P28">and water / not – to imbibe</text:p>
          </table:table-cell>
        </table:table-row>
        <table:table-row>
          <table:table-cell table:style-name="表29.A2" office:value-type="string">
            <text:p text:style-name="P27">3:8</text:p>
            <text:p text:style-name="P27">וְיִתְכַּסּוּ שַׂקִּים הָאָדָם וְהַבְּהֵמָה וְיִקְרְאוּ </text:p>
            <text:p text:style-name="P27">אֶל־אֱלֹהִים בְּחָזְקָה וְיָשֻׁבוּ אִישׁ מִדַּרְכּוֹ</text:p>
            <text:p text:style-name="P27"/>
            <text:p text:style-name="P27"><text:s/>הָרָעָה וּמִן־הֶחָמָס אֲשֶׁר בְּכַפֵּיהֶם</text:p>
          </table:table-cell>
          <table:table-cell table:style-name="表29.B2" office:value-type="string">
            <text:p text:style-name="P28"/>
            <text:p text:style-name="P28"/>
            <text:p text:style-name="P28">and to cover / sacking / the man</text:p>
            <text:p text:style-name="P28"/>
            <text:p text:style-name="P28">and the animal / and to call out</text:p>
            <text:p text:style-name="P28"/>
            <text:p text:style-name="P28">to – gods / on vehemence</text:p>
            <text:p text:style-name="P28"/>
            <text:p text:style-name="P28">and to turn back / a man / from road + his</text:p>
            <text:p text:style-name="P28"/>
            <text:p text:style-name="P28">the evil / and from – the wrong</text:p>
            <text:p text:style-name="P28"/>
            <text:p text:style-name="P28">which / on hands + their</text:p>
          </table:table-cell>
        </table:table-row>
        <table:table-row>
          <table:table-cell table:style-name="表29.A2" office:value-type="string">
            <text:p text:style-name="P27">3:9</text:p>
            <text:p text:style-name="P27">מִי־יוֹדֵעַ יָשׁוּב וְנִחַם הָאֱלֹהִים וְשָׁב מֵחֲרוֹן אַפּוֹ וְלֹא נֹאבֵד</text:p>
          </table:table-cell>
          <table:table-cell table:style-name="表29.B2" office:value-type="string">
            <text:p text:style-name="P28"/>
            <text:p text:style-name="P28"/>
            <text:p text:style-name="P28">who ? - to know / to turn back / and to pity</text:p>
            <text:p text:style-name="P28">the gods / and to turn back / from a burning of anger</text:p>
            <text:p text:style-name="P28">ire + his / and not / to lose</text:p>
          </table:table-cell>
        </table:table-row>
        <table:table-row>
          <table:table-cell table:style-name="表29.A2" office:value-type="string">
            <text:p text:style-name="P34">/] 20200330_094122</text:p>
          </table:table-cell>
          <table:table-cell table:style-name="表29.B2" office:value-type="string">
            <text:p text:style-name="P24"/>
          </table:table-cell>
        </table:table-row>
        <table:table-row>
          <table:table-cell table:style-name="表29.A2" office:value-type="string">
            <text:p text:style-name="P34">[20200331_083726</text:p>
          </table:table-cell>
          <table:table-cell table:style-name="表29.B2" office:value-type="string">
            <text:p text:style-name="P24"/>
          </table:table-cell>
        </table:table-row>
        <table:table-row>
          <table:table-cell table:style-name="表29.A2" office:value-type="string">
            <text:p text:style-name="P27">3:10</text:p>
            <text:p text:style-name="P27">וַיַּרְא הָאֱלֹהִים אֶת־<text:soft-page-break/>מַעֲשֵׂיהֶם </text:p>
            <text:p text:style-name="P27">כִּי־שָׁבוּ מִדַּרְכָּם </text:p>
            <text:p text:style-name="P27">הָרָעָה וַיִּנָּחֶם הָאֱלֹהִים</text:p>
            <text:p text:style-name="P27"><text:s/>עַל־הָרָעָה אֲשֶׁר־דִּבֶּר לַעֲשׂוֹת־לָהֶם </text:p>
            <text:p text:style-name="P27">וְלֹא עָשָׂה</text:p>
          </table:table-cell>
          <table:table-cell table:style-name="表29.B2" office:value-type="string">
            <text:p text:style-name="P28"/>
            <text:p text:style-name="P28"/>
            <text:p text:style-name="P28">and to see / the gods / self – <text:soft-page-break/>activity + their</text:p>
            <text:p text:style-name="P28"/>
            <text:p text:style-name="P28">for – to return / from road + their</text:p>
            <text:p text:style-name="P28"/>
            <text:p text:style-name="P28">the evil / and to be sorry / the gods</text:p>
            <text:p text:style-name="P28">above – the evil / which – to speak</text:p>
            <text:p text:style-name="P28">towards to make,do – towards + them</text:p>
            <text:p text:style-name="P28">and not – to do,make</text:p>
          </table:table-cell>
        </table:table-row>
        <table:table-row>
          <table:table-cell table:style-name="表29.A2" office:value-type="string">
            <text:p text:style-name="P27">4:1</text:p>
            <text:p text:style-name="P27">וַיֵּרַע אֶל־יוֹנָה רָעָה גְדוֹלָה וַיִּחַר לוֹ</text:p>
          </table:table-cell>
          <table:table-cell table:style-name="表29.B2" office:value-type="string">
            <text:p text:style-name="P28"/>
            <text:p text:style-name="P28"/>
            <text:p text:style-name="P28">and bad \ to – jonah / evil</text:p>
            <text:p text:style-name="P28"/>
            <text:p text:style-name="P28">great / and to glow / to + him</text:p>
          </table:table-cell>
        </table:table-row>
        <table:table-row>
          <table:table-cell table:style-name="表29.A2" office:value-type="string">
            <text:p text:style-name="P27">4:2</text:p>
            <text:p text:style-name="P27">וַיִּתְפַּלֵּל אֶל־יְהוָה וַיֹּאמַר אָנָּה יְהוָה הֲלוֹא־זֶה דְבָרִי </text:p>
            <text:p text:style-name="P27">עַד־הֱיוֹתִי עַל־אַדְמָתִי </text:p>
            <text:p text:style-name="P27"/>
            <text:p text:style-name="P27">עַל־כֵּן קִדַּמְתִּי לִבְרֹחַ</text:p>
            <text:p text:style-name="P27"><text:s/>תַּרְשִׁישָׁה כִּי יָדַעְתִּי </text:p>
            <text:p text:style-name="P27">כִּי אַתָּה אֵל־חַנּוּן וְרַחוּם אֶרֶ</text:p>
            <text:p text:style-name="P27">#</text:p>
            <text:p text:style-name="P27">אַפַּיִם וְרַב־חֶסֶד </text:p>
            <text:p text:style-name="P27"><text:soft-page-break/>וְנִחָם עַל־הָרָעָה</text:p>
          </table:table-cell>
          <table:table-cell table:style-name="表29.B2" office:value-type="string">
            <text:p text:style-name="P28"/>
            <text:p text:style-name="P28"/>
            <text:p text:style-name="P28">and to judge / to – jehovah</text:p>
            <text:p text:style-name="P28"/>
            <text:p text:style-name="P28">and to say / oh now ! / jehovah</text:p>
            <text:p text:style-name="P28"/>
            <text:p text:style-name="P28">which not – this / a word + my</text:p>
            <text:p text:style-name="P28"/>
            <text:p text:style-name="P28">as far as – to exist + my / above – soil + my</text:p>
            <text:p text:style-name="P28"/>
            <text:p text:style-name="P28">above – rightly / to project / towards to flee</text:p>
            <text:p text:style-name="P28">Tarshish + their / for / to know</text:p>
            <text:p text:style-name="P28"/>
            <text:p text:style-name="P28">for / thou / almighty – gracious</text:p>
            <text:p text:style-name="P28"/>
            <text:p text:style-name="P28">and compassionate / long</text:p>
            <text:p text:style-name="P28"/>
            <text:p text:style-name="P28"/>
            <text:p text:style-name="P28">ire / and abundant – kindness</text:p>
            <text:p text:style-name="P28"/>
            <text:p text:style-name="P28"><text:soft-page-break/>amd to be sorry / above – the evil</text:p>
          </table:table-cell>
        </table:table-row>
        <table:table-row>
          <table:table-cell table:style-name="表29.A2" office:value-type="string">
            <text:p text:style-name="P34">/] 20200331_085431</text:p>
          </table:table-cell>
          <table:table-cell table:style-name="表29.B2" office:value-type="string">
            <text:p text:style-name="P24"/>
          </table:table-cell>
        </table:table-row>
        <table:table-row>
          <table:table-cell table:style-name="表29.A2" office:value-type="string">
            <text:p text:style-name="P34">[20200401_090821</text:p>
          </table:table-cell>
          <table:table-cell table:style-name="表29.B2" office:value-type="string">
            <text:p text:style-name="P24"/>
          </table:table-cell>
        </table:table-row>
        <table:table-row>
          <table:table-cell table:style-name="表29.A2" office:value-type="string">
            <text:p text:style-name="P27">4:3</text:p>
            <text:p text:style-name="P27">וְעַתָּה יְהוָה קַח־נָא אֶת־נַפְשִׁי מִמֶּנִּי כִּי </text:p>
            <text:p text:style-name="P27">טוֹב מוֹתִי מֵחַיָּי ס</text:p>
          </table:table-cell>
          <table:table-cell table:style-name="表29.B2" office:value-type="string">
            <text:p text:style-name="P28"/>
            <text:p text:style-name="P28"/>
            <text:p text:style-name="P28">and this time / jehovah / to take – I pray</text:p>
            <text:p text:style-name="P28">even – vitality / from + me / for</text:p>
            <text:p text:style-name="P28"/>
            <text:p text:style-name="P28">good / death + my / from alive + me</text:p>
          </table:table-cell>
        </table:table-row>
        <table:table-row>
          <table:table-cell table:style-name="表29.A2" office:value-type="string">
            <text:p text:style-name="P27">4:4</text:p>
            <text:p text:style-name="P27">וַיֹּאמֶר יְהוָה הַהֵיטֵב חָרָה לָ</text:p>
            <text:p text:style-name="P27">#</text:p>
          </table:table-cell>
          <table:table-cell table:style-name="表29.B2" office:value-type="string">
            <text:p text:style-name="P28"/>
            <text:p text:style-name="P28"/>
            <text:p text:style-name="P28">and to say / jehovah / the to make well</text:p>
            <text:p text:style-name="P28">to glow / towards + thee</text:p>
          </table:table-cell>
        </table:table-row>
        <table:table-row>
          <table:table-cell table:style-name="表29.A2" office:value-type="string">
            <text:p text:style-name="P27">4:5</text:p>
            <text:p text:style-name="P27">וַיֵּצֵא יוֹנָה מִן־הָעִיר וַיֵּשֶׁב מִקֶּדֶם </text:p>
            <text:p text:style-name="P27">לָעִיר וַיַּעַשׂ </text:p>
            <text:p text:style-name="P27">לוֹ שָׁם סֻכָּה </text:p>
            <text:p text:style-name="P27">וַיֵּשֶׁב תַּחְתֶּיהָ </text:p>
            <text:p text:style-name="P27">בַּצֵּל עַד אֲשֶׁר יִרְאֶה מַה־יִּהְיֶה בָּעִיר</text:p>
          </table:table-cell>
          <table:table-cell table:style-name="表29.B2" office:value-type="string">
            <text:p text:style-name="P28"/>
            <text:p text:style-name="P28"/>
            <text:p text:style-name="P28">and to go out / jonah / from – city</text:p>
            <text:p text:style-name="P28"/>
            <text:p text:style-name="P28">and to dwell / from eastward</text:p>
            <text:p text:style-name="P28"/>
            <text:p text:style-name="P28">towards city / and to do,make</text:p>
            <text:p text:style-name="P28">towards + his / thither / a hut</text:p>
            <text:p text:style-name="P28"/>
            <text:p text:style-name="P28">and to dwell / bottom + thereof</text:p>
            <text:p text:style-name="P28"/>
            <text:p text:style-name="P28">shade / as far as / which / to see</text:p>
            <text:p text:style-name="P28"/>
            <text:p text:style-name="P28">what ? - to come to pass / on city</text:p>
          </table:table-cell>
        </table:table-row>
        <table:table-row>
          <table:table-cell table:style-name="表29.A2" office:value-type="string">
            <text:p text:style-name="P34">/] 20200401_092139</text:p>
          </table:table-cell>
          <table:table-cell table:style-name="表29.B2" office:value-type="string">
            <text:p text:style-name="P24">@@@</text:p>
          </table:table-cell>
        </table:table-row>
        <text:soft-page-break/>
        <table:table-row>
          <table:table-cell table:style-name="表29.A2" office:value-type="string">
            <text:p text:style-name="P34">[XXX</text:p>
          </table:table-cell>
          <table:table-cell table:style-name="表29.B2" office:value-type="string">
            <text:p text:style-name="P28"/>
          </table:table-cell>
        </table:table-row>
        <table:table-row>
          <table:table-cell table:style-name="表29.A2" office:value-type="string">
            <text:p text:style-name="P27">4:6</text:p>
            <text:p text:style-name="P27">וַיְמַן יְהוָה־אֱלֹהִים קִיקָיוֹן וַיַּעַל מֵעַל לְיוֹנָה לִהְיוֹת צֵל עַל־רֹאשׁוֹ לְהַצִּיל לוֹ מֵרָעָתוֹ וַיִּשְׂמַח יוֹנָה עַל־הַקִּיקָיוֹן שִׂמְחָה גְדוֹלָה</text:p>
          </table:table-cell>
          <table:table-cell table:style-name="表29.B2" office:value-type="string">
            <text:p text:style-name="P28"/>
          </table:table-cell>
        </table:table-row>
        <table:table-row>
          <table:table-cell table:style-name="表29.A2" office:value-type="string">
            <text:p text:style-name="P27">4:7</text:p>
            <text:p text:style-name="P27">וַיְמַן הָאֱלֹהִים תּוֹלַעַת בַּעֲלוֹת הַשַּׁחַר לַמָּחֳרָת וַתַּ</text:p>
            <text:p text:style-name="P27">#</text:p>
            <text:p text:style-name="P27">אֶת־הַקִּיקָיוֹן וַיִּיבָשׁ</text:p>
          </table:table-cell>
          <table:table-cell table:style-name="表29.B2" office:value-type="string">
            <text:p text:style-name="P28"/>
          </table:table-cell>
        </table:table-row>
        <table:table-row>
          <table:table-cell table:style-name="表29.A2" office:value-type="string">
            <text:p text:style-name="P27">4:8</text:p>
            <text:p text:style-name="P27">וַיְהִי כִּזְרֹחַ הַשֶּׁמֶשׁ וַיְמַן אֱלֹהִים רוּחַ קָדִים חֲרִישִׁית וַתַּ</text:p>
            <text:p text:style-name="P27">#</text:p>
            <text:p text:style-name="P27">הַשֶּׁמֶשׁ עַל־רֹאשׁ יוֹנָה וַיִּתְעַלָּף וַיִּשְׁאַל אֶת־נַפְשׁוֹ לָמוּת וַיֹּאמֶר טוֹב <text:soft-page-break/>מוֹתִי מֵחַיָּי</text:p>
          </table:table-cell>
          <table:table-cell table:style-name="表29.B2" office:value-type="string">
            <text:p text:style-name="P28"/>
          </table:table-cell>
        </table:table-row>
        <table:table-row>
          <table:table-cell table:style-name="表29.A2" office:value-type="string">
            <text:p text:style-name="P27">4:9</text:p>
            <text:p text:style-name="P27">וַיֹּאמֶר אֱלֹהִים אֶל־יוֹנָה הַהֵיטֵב חָרָה־לְ</text:p>
            <text:p text:style-name="P27">*</text:p>
            <text:p text:style-name="P27">עַל־הַקִּיקָיוֹן וַיֹּאמֶר הֵיטֵב חָרָה־לִי עַד־מָוֶת</text:p>
          </table:table-cell>
          <table:table-cell table:style-name="表29.B2" office:value-type="string">
            <text:p text:style-name="P28"/>
          </table:table-cell>
        </table:table-row>
        <table:table-row>
          <table:table-cell table:style-name="表29.A2" office:value-type="string">
            <text:p text:style-name="P34">/] XXX</text:p>
          </table:table-cell>
          <table:table-cell table:style-name="表29.B2" office:value-type="string">
            <text:p text:style-name="P28">TEMPLATE</text:p>
          </table:table-cell>
        </table:table-row>
        <table:table-row>
          <table:table-cell table:style-name="表29.A2" office:value-type="string">
            <text:p text:style-name="P34">[XXX</text:p>
          </table:table-cell>
          <table:table-cell table:style-name="表29.B2" office:value-type="string">
            <text:p text:style-name="P24"/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</text:p>
      <text:p text:style-name="Text_20_body"/>
      <text:p text:style-name="P23"/>
      <text:p text:style-name="P21"/>
      <text:p text:style-name="P11">------------------------------------------------------------</text:p>
      <text:p text:style-name="P11">[XXX] 20200327_115755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30" table:style-name="表30">
        <table:table-column table:style-name="表30.A"/>
        <table:table-column table:style-name="表30.B"/>
        <table:table-row>
          <table:table-cell table:style-name="表30.A1" office:value-type="string">
            <text:p text:style-name="P27"/>
          </table:table-cell>
          <table:table-cell table:style-name="表30.B1" office:value-type="string">
            <text:p text:style-name="P28"/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<text:soft-page-break/>[/  XXX] </text:p>
      <text:p text:style-name="Text_20_body"/>
      <text:p text:style-name="P21"/>
      <text:p text:style-name="P21"/>
      <text:p text:style-name="P21"/>
      <text:p text:style-name="P21"/>
      <text:p text:style-name="P5">------------------------------------------------------------ TEMPLATE<text:change text:change-id="ct273188632"/></text:p>
      <text:p text:style-name="P11">------------------------------------------------------------</text:p>
      <text:p text:style-name="P11">[XXX] 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49" table:style-name="表49">
        <table:table-column table:style-name="表49.A"/>
        <table:table-column table:style-name="表49.B"/>
        <table:table-row>
          <table:table-cell table:style-name="表49.A1" office:value-type="string">
            <text:p text:style-name="P27"/>
          </table:table-cell>
          <table:table-cell table:style-name="表49.B1" office:value-type="string">
            <text:p text:style-name="P28"/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</text:p>
      <text:p text:style-name="Text_20_body"/>
      <text:p text:style-name="P21"/>
      <text:p text:style-name="P21"/>
      <text:p text:style-name="P7">1. <text:span text:style-name="T15">XX:XX</text:span></text:p>
      <table:table table:name="表15" table:style-name="表15">
        <table:table-column table:style-name="表15.A"/>
        <table:table-row>
          <table:table-cell table:style-name="表15.A1" office:value-type="string">
            <text:p text:style-name="P27"/>
          </table:table-cell>
        </table:table-row>
        <table:table-row>
          <table:table-cell table:style-name="表15.A2" office:value-type="string">
            <text:p text:style-name="P17"/>
          </table:table-cell>
        </table:table-row>
      </table:table>
      <text:p text:style-name="P7">2. <text:span text:style-name="T15">XX:XX</text:span></text:p>
      <table:table table:name="表16" table:style-name="表16">
        <table:table-column table:style-name="表16.A"/>
        <table:table-row>
          <table:table-cell table:style-name="表16.A1" office:value-type="string">
            <text:p text:style-name="P27"/>
          </table:table-cell>
        </table:table-row>
        <table:table-row>
          <table:table-cell table:style-name="表16.A2" office:value-type="string">
            <text:p text:style-name="P17"/>
          </table:table-cell>
        </table:table-row>
      </table:table>
      <text:p text:style-name="P8"/>
      <text:p text:style-name="P13"><text:soft-page-break/><text:span text:style-name="T3">[next] </text:span><text:span text:style-name="T4">XX:XX</text:span></text:p>
      <text:p text:style-name="Text_20_body"/>
      <text:p text:style-name="P12">[/  XXX]</text:p>
      <text:p text:style-name="Text_20_body"/>
      <text:p text:style-name="Text_20_body"/>
      <text:p text:style-name="P9"/>
      <text:p text:style-name="P21"/>
      <text:p text:style-name="P7">1. <text:span text:style-name="T15">XX:XX</text:span></text:p>
      <table:table table:name="表3" table:style-name="表3">
        <table:table-column table:style-name="表3.A"/>
        <table:table-row>
          <table:table-cell table:style-name="表3.A1" office:value-type="string">
            <text:p text:style-name="P27"/>
          </table:table-cell>
        </table:table-row>
        <table:table-row>
          <table:table-cell table:style-name="表3.A2" office:value-type="string">
            <text:p text:style-name="P17"/>
          </table:table-cell>
        </table:table-row>
      </table:table>
      <text:p text:style-name="P7">2. <text:span text:style-name="T15">XX:XX</text:span></text:p>
      <table:table table:name="表50" table:style-name="表50">
        <table:table-column table:style-name="表50.A"/>
        <table:table-row>
          <table:table-cell table:style-name="表50.A1" office:value-type="string">
            <text:p text:style-name="P27"/>
          </table:table-cell>
        </table:table-row>
        <table:table-row>
          <table:table-cell table:style-name="表50.A2" office:value-type="string">
            <text:p text:style-name="P17"/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</text:p>
      <text:p text:style-name="Text_20_body"/>
      <text:p text:style-name="Text_20_body"/>
      <text:p text:style-name="Text_20_body"/>
      <text:p text:style-name="Text_20_body"/>
      <text:p text:style-name="Standard">/------------------------------------------------------------ /TEMPLATE</text:p>
      <text:p text:style-name="Text_20_body"/>
      <text:p text:style-name="P10">--------------------------------------- [STEPS : closing] 20191009_161940</text:p>
      <text:list xml:id="list4577001540964034741" text:style-name="L2">
        <text:list-item>
          <text:p text:style-name="P36">time label ==&gt; paste</text:p>
        </text:list-item>
        <text:list-item>
          <text:p text:style-name="P36">“@@@” ==&gt; move to → at the bottom of the doc area</text:p>
        </text:list-item>
        <text:list-item>
          <text:p text:style-name="P36">DUP : template</text:p>
        </text:list-item>
        <text:list-item>
          <text:p text:style-name="P36">close</text:p>
          <text:list>
            <text:list-item>
              <text:p text:style-name="P36">web pages</text:p>
            </text:list-item>
            <text:list-item>
              <text:p text:style-name="P36">sheet file</text:p>
            </text:list-item>
            <text:list-item>
              <text:p text:style-name="P36">folders (if any)</text:p>
            </text:list-item>
            <text:list-item>
              <text:p text:style-name="P36"><text:soft-page-break/>this</text:p>
            </text:list-item>
          </text:list>
        </text:list-item>
      </text:list>
      <text:p text:style-name="P10">/ --------------------------------------- [STEPS : closing] 20191009_161940 /</text:p>
      <text:p text:style-name="P10">--------------------------------------- [SYMBOLS] 20191113_111045</text:p>
      <table:table table:name="表236" table:style-name="表236">
        <table:table-column table:style-name="表236.A"/>
        <table:table-column table:style-name="表236.B"/>
        <table:table-column table:style-name="表236.C"/>
        <table:table-row>
          <table:table-cell table:style-name="表236.A1" office:value-type="string">
            <text:p text:style-name="P18"/>
          </table:table-cell>
          <table:table-cell table:style-name="表236.A1" office:value-type="string">
            <text:p text:style-name="P18">TH</text:p>
          </table:table-cell>
          <table:table-cell table:style-name="表236.C1" office:value-type="string">
            <text:p text:style-name="P18">“the”</text:p>
          </table:table-cell>
        </table:table-row>
        <table:table-row>
          <table:table-cell table:style-name="表236.A2" office:value-type="string">
            <text:p text:style-name="P18"/>
          </table:table-cell>
          <table:table-cell table:style-name="表236.A2" office:value-type="string">
            <text:p text:style-name="P18">gh</text:p>
          </table:table-cell>
          <table:table-cell table:style-name="表236.C2" office:value-type="string">
            <text:p text:style-name="P18">arabic ghain</text:p>
          </table:table-cell>
        </table:table-row>
        <table:table-row>
          <table:table-cell table:style-name="表236.A2" office:value-type="string">
            <text:p text:style-name="P18"/>
          </table:table-cell>
          <table:table-cell table:style-name="表236.A2" office:value-type="string">
            <text:p text:style-name="P18">dz</text:p>
          </table:table-cell>
          <table:table-cell table:style-name="表236.C2" office:value-type="string">
            <text:p text:style-name="P18">arabic ẓ (ðˁ) (ظ</text:p>
          </table:table-cell>
        </table:table-row>
        <table:table-row>
          <table:table-cell table:style-name="表236.A2" office:value-type="string">
            <text:p text:style-name="P18"/>
          </table:table-cell>
          <table:table-cell table:style-name="表236.A2" office:value-type="string">
            <text:p text:style-name="P19">a_</text:p>
          </table:table-cell>
          <table:table-cell table:style-name="表236.C2" office:value-type="string">
            <text:p text:style-name="P18">“<text:span text:style-name="T17">a</text:span>”</text:p>
          </table:table-cell>
        </table:table-row>
        <table:table-row>
          <table:table-cell table:style-name="表236.A2" office:value-type="string">
            <text:p text:style-name="P18"/>
          </table:table-cell>
          <table:table-cell table:style-name="表236.A2" office:value-type="string">
            <text:p text:style-name="P19">*</text:p>
          </table:table-cell>
          <table:table-cell table:style-name="表236.C2" office:value-type="string">
            <text:p text:style-name="P18">kha:</text:p>
          </table:table-cell>
        </table:table-row>
        <table:table-row>
          <table:table-cell table:style-name="表236.A2" office:value-type="string">
            <text:p text:style-name="P18"/>
          </table:table-cell>
          <table:table-cell table:style-name="表236.A2" office:value-type="string">
            <text:p text:style-name="P19">** (#)</text:p>
          </table:table-cell>
          <table:table-cell table:style-name="表236.C2" office:value-type="string">
            <text:p text:style-name="P18">kh</text:p>
          </table:table-cell>
        </table:table-row>
      </table:table>
      <text:p text:style-name="P10"/>
      <text:p text:style-name="P10"/>
      <text:p text:style-name="P10">/ --------------------------------------- [SYMBOLS] 20191113_111045 /</text:p>
      <text:p text:style-name="P10"/>
      <text:p text:style-name="P10"/>
      <table:table table:name="表276" table:style-name="表276">
        <table:table-column table:style-name="表276.A"/>
        <table:table-row>
          <table:table-cell table:style-name="表276.A1" office:value-type="string">
            <text:p text:style-name="P20">r oj &amp;&amp; git add -A &amp;&amp; git commit -m "(lang : hebrew) periodical updates" &amp;&amp; e &amp;&amp; git push origin master</text:p>
          </table:table-cell>
        </table:table-row>
        <table:table-row>
          <table:table-cell table:style-name="表276.A2" office:value-type="string">
            <text:p text:style-name="P20"/>
          </table:table-cell>
        </table:table-row>
      </table:table>
      <text:p text:style-name="P6"/>
      <text:p text:style-name="Standard">===================== EOF =====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Ezra SIL" svg:font-family="'Ezra SIL', 'Ezra SIL SR', 'SBL Hebrew', David, 'David Transparent', FrankRuehl, Narkisim, Aharoni, Miriam, 'Miriam Fixed', 'Miriam Transparent', 'Fixed Miriam Transparent', Rod, 'Rod Transparent', Gisha, 'Levenim MT', 'Times New Roman'"/>
    <style:font-face style:name="Mangal1" svg:font-family="Mangal"/>
    <style:font-face style:name="OpenSymbol" svg:font-family="OpenSymbol"/>
    <style:font-face style:name="Times New Roman1" svg:font-family="'Times New Roman', Georgia, 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3T08:59:33.58</meta:creation-date>
    <dc:date>2020-04-01T09:26:50.87</dc:date>
    <dc:creator>iwabuchi ken</dc:creator>
    <meta:editing-duration>P4DT13H32M53S</meta:editing-duration>
    <meta:editing-cycles>257</meta:editing-cycles>
    <meta:generator>OpenOffice/4.1.3$Win32 OpenOffice.org_project/413m1$Build-9783</meta:generator>
    <meta:document-statistic meta:table-count="35" meta:image-count="0" meta:object-count="0" meta:page-count="44" meta:paragraph-count="1073" meta:word-count="4923" meta:character-count="26166"/>
  </office:meta>
</office:document-meta>
</file>